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28in"/>
    </style:style>
    <style:style style:name="co2" style:family="table-column">
      <style:table-column-properties fo:break-before="auto" style:column-width="0.894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7484in"/>
    </style:style>
    <style:style style:name="co6" style:family="table-column">
      <style:table-column-properties fo:break-before="auto" style:column-width="0.7744in"/>
    </style:style>
    <style:style style:name="co7" style:family="table-column">
      <style:table-column-properties fo:break-before="auto" style:column-width="0.7252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0.9327in"/>
    </style:style>
    <style:style style:name="co10" style:family="table-column">
      <style:table-column-properties fo:break-before="auto" style:column-width="0.7319in"/>
    </style:style>
    <style:style style:name="co11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85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fb41d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4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 fo:hyphenate="true"/>
    </style:style>
    <style:style style:name="ce6" style:family="table-cell" style:parent-style-name="Default" style:data-style-name="N124"/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 fo:hyphenate="true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124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 fo:hyphenate="tru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24">
      <style:text-properties fo:font-weight="normal" style:font-weight-asian="normal" style:font-weight-complex="normal"/>
    </style:style>
    <style:style style:name="ce18" style:family="table-cell" style:parent-style-name="Default" style:data-style-name="N125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3" table:default-cell-style-name="ce12"/>
        <table:table-column table:style-name="co4" table:default-cell-style-name="ce8"/>
        <table:table-column table:style-name="co3" table:default-cell-style-name="ce12"/>
        <table:table-column table:style-name="co5" table:default-cell-style-name="Default"/>
        <table:table-column table:style-name="co4" table:default-cell-style-name="ce12"/>
        <table:table-column table:style-name="co6" table:default-cell-style-name="ce8"/>
        <table:table-column table:style-name="co4" table:default-cell-style-name="ce12"/>
        <table:table-column table:style-name="co7" table:number-columns-repeated="2" table:default-cell-style-name="ce12"/>
        <table:table-column table:style-name="co8" table:default-cell-style-name="ce12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0" table:default-cell-style-name="ce12"/>
        <table:table-column table:style-name="co3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row table:style-name="ro1">
          <table:table-cell/>
          <table:table-cell table:style-name="ce3" office:value-type="string" calcext:value-type="string" table:number-columns-spanned="5" table:number-rows-spanned="1">
            <text:p>HW measurements, iDynTree for identification</text:p>
          </table:table-cell>
          <table:covered-table-cell table:number-columns-repeated="2" table:style-name="Default"/>
          <table:covered-table-cell table:number-columns-repeated="2" table:style-name="ce14"/>
          <table:table-cell table:style-name="ce3" table:number-columns-repeated="2"/>
          <table:table-cell table:style-name="ce15" table:number-columns-spanned="2" table:number-rows-spanned="1"/>
          <table:covered-table-cell table:style-name="Default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CAD</text:p>
          </table:table-cell>
          <table:table-cell table:style-name="ce5" office:value-type="string" calcext:value-type="string">
            <text:p>standard by identifying base params first</text:p>
          </table:table-cell>
          <table:table-cell table:style-name="ce10" office:value-type="string" calcext:value-type="string">
            <text:p>diff</text:p>
          </table:table-cell>
          <table:table-cell table:style-name="ce5" office:value-type="string" calcext:value-type="string">
            <text:p>using a priori, standard with base first</text:p>
          </table:table-cell>
          <table:table-cell table:style-name="ce10" office:value-type="string" calcext:value-type="string">
            <text:p>diff</text:p>
          </table:table-cell>
          <table:table-cell table:style-name="ce5" office:value-type="string" calcext:value-type="string">
            <text:p>standard directly, 18 essential, essential weighting</text:p>
          </table:table-cell>
          <table:table-cell table:style-name="ce10" office:value-type="string" calcext:value-type="string">
            <text:p>diff</text:p>
          </table:table-cell>
          <table:table-cell table:style-name="ce5" office:value-type="string" calcext:value-type="string">
            <text:p>standard directly, 18 essential, CAD weighting</text:p>
          </table:table-cell>
          <table:table-cell table:style-name="ce10" office:value-type="string" calcext:value-type="string">
            <text:p>diff</text:p>
          </table:table-cell>
          <table:table-cell table:style-name="ce10"/>
          <table:table-cell table:style-name="ce3" office:value-type="string" calcext:value-type="string">
            <text:p>CAD</text:p>
          </table:table-cell>
          <table:table-cell table:style-name="ce5" office:value-type="string" calcext:value-type="string">
            <text:p>noisy CAD</text:p>
          </table:table-cell>
          <table:table-cell table:style-name="ce16" office:value-type="string" calcext:value-type="string">
            <text:p>standard directly, 16 essential, data*1, mse%</text:p>
          </table:table-cell>
          <table:table-cell table:style-name="ce10" office:value-type="string" calcext:value-type="string">
            <text:p>diff</text:p>
          </table:table-cell>
          <table:table-cell table:style-name="ce16" office:value-type="string" calcext:value-type="string">
            <text:p>standard directly, 13 essential, data*2, mse%</text:p>
          </table:table-cell>
          <table:table-cell table:style-name="ce10" office:value-type="string" calcext:value-type="string">
            <text:p>diff</text:p>
          </table:table-cell>
          <table:table-cell table:style-name="ce16" office:value-type="string" calcext:value-type="string">
            <text:p>standard directly, 13 essential, data*3, mse%</text:p>
          </table:table-cell>
          <table:table-cell table:style-name="ce10" office:value-type="string" calcext:value-type="string">
            <text:p>diff</text:p>
          </table:table-cell>
          <table:table-cell table:style-name="ce16"/>
          <table:table-cell table:style-name="ce10"/>
          <table:table-cell/>
          <table:table-cell table:style-name="ce10"/>
        </table:table-row>
        <table:table-row table:style-name="ro3"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style-name="ce1" office:value-type="string" calcext:value-type="string">
            <text:p># 0: mass of link lwr_base_link <text:s text:c="8"/></text:p>
          </table:table-cell>
          <table:table-cell table:style-name="ce4" office:value-type="float" office:value="1.6" calcext:value-type="float">
            <text:p>1.600000</text:p>
          </table:table-cell>
          <table:table-cell table:style-name="ce6" office:value-type="float" office:value="-0" calcext:value-type="float">
            <text:p>0.000000</text:p>
          </table:table-cell>
          <table:table-cell table:style-name="ce11" table:formula="of:=[.C4]-[.B4]" office:value-type="float" office:value="-1.6" calcext:value-type="float">
            <text:p>-1.600000</text:p>
          </table:table-cell>
          <table:table-cell table:style-name="ce6" office:value-type="float" office:value="1.6" calcext:value-type="float">
            <text:p>1.600000</text:p>
          </table:table-cell>
          <table:table-cell table:style-name="ce11" table:formula="of:=[.E4]-[.B4]" office:value-type="float" office:value="0" calcext:value-type="float">
            <text:p>0.000000</text:p>
          </table:table-cell>
          <table:table-cell table:style-name="ce6" office:value-type="float" office:value="1.6" calcext:value-type="float">
            <text:p>1.600000</text:p>
          </table:table-cell>
          <table:table-cell table:style-name="ce11" table:formula="of:=[.G4]-[.B4]" office:value-type="float" office:value="0" calcext:value-type="float">
            <text:p>0.000000</text:p>
          </table:table-cell>
          <table:table-cell table:style-name="ce6" office:value-type="float" office:value="1.6" calcext:value-type="float">
            <text:p>1.600000</text:p>
          </table:table-cell>
          <table:table-cell table:style-name="ce11" table:formula="of:=[.I4]-[.B4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1.6" calcext:value-type="float">
            <text:p>1.600000</text:p>
          </table:table-cell>
          <table:table-cell table:style-name="ce4" office:value-type="float" office:value="1.5941" calcext:value-type="float">
            <text:p>1.594100</text:p>
          </table:table-cell>
          <table:table-cell table:style-name="ce17" office:value-type="float" office:value="1.5941" calcext:value-type="float">
            <text:p>1.594100</text:p>
          </table:table-cell>
          <table:table-cell table:style-name="ce11" table:formula="of:=[.N4]-[.M4]" office:value-type="float" office:value="0" calcext:value-type="float">
            <text:p>0.000000</text:p>
          </table:table-cell>
          <table:table-cell table:style-name="ce17" office:value-type="float" office:value="1.5941" calcext:value-type="float">
            <text:p>1.594100</text:p>
          </table:table-cell>
          <table:table-cell table:style-name="ce11" table:formula="of:=[.P4]-[.M4]" office:value-type="float" office:value="0" calcext:value-type="float">
            <text:p>0.000000</text:p>
          </table:table-cell>
          <table:table-cell table:style-name="ce17" office:value-type="float" office:value="1.5941" calcext:value-type="float">
            <text:p>1.594100</text:p>
          </table:table-cell>
          <table:table-cell table:style-name="ce11" table:formula="of:=[.R4]-[.M4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1: x component of center of mass of link lwr_base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C5]-[.B5]" office:value-type="float" office:value="-0" calcext:value-type="float">
            <text:p>0.000000</text:p>
          </table:table-cell>
          <table:table-cell table:style-name="ce6" office:value-type="float" office:value="-0" calcext:value-type="float">
            <text:p>0.000000</text:p>
          </table:table-cell>
          <table:table-cell table:style-name="ce11" table:formula="of:=[.E5]-[.B5]" office:value-type="float" office:value="-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G5]-[.B5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I5]-[.B5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0394026" calcext:value-type="float">
            <text:p>0.039403</text:p>
          </table:table-cell>
          <table:table-cell table:style-name="ce17" office:value-type="float" office:value="0.0394026" calcext:value-type="float">
            <text:p>0.039403</text:p>
          </table:table-cell>
          <table:table-cell table:style-name="ce11" table:formula="of:=[.N5]-[.M5]" office:value-type="float" office:value="0" calcext:value-type="float">
            <text:p>0.000000</text:p>
          </table:table-cell>
          <table:table-cell table:style-name="ce17" office:value-type="float" office:value="0.0394026" calcext:value-type="float">
            <text:p>0.039403</text:p>
          </table:table-cell>
          <table:table-cell table:style-name="ce11" table:formula="of:=[.P5]-[.M5]" office:value-type="float" office:value="0" calcext:value-type="float">
            <text:p>0.000000</text:p>
          </table:table-cell>
          <table:table-cell table:style-name="ce17" office:value-type="float" office:value="0.0394026" calcext:value-type="float">
            <text:p>0.039403</text:p>
          </table:table-cell>
          <table:table-cell table:style-name="ce11" table:formula="of:=[.R5]-[.M5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2: y component of center of mass of link lwr_base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C6]-[.B6]" office:value-type="float" office:value="-0" calcext:value-type="float">
            <text:p>0.000000</text:p>
          </table:table-cell>
          <table:table-cell table:style-name="ce6" office:value-type="float" office:value="-0" calcext:value-type="float">
            <text:p>0.000000</text:p>
          </table:table-cell>
          <table:table-cell table:style-name="ce11" table:formula="of:=[.E6]-[.B6]" office:value-type="float" office:value="-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G6]-[.B6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I6]-[.B6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0778136" calcext:value-type="float">
            <text:p>-0.007781</text:p>
          </table:table-cell>
          <table:table-cell table:style-name="ce17" office:value-type="float" office:value="-0.00778136" calcext:value-type="float">
            <text:p>-0.007781</text:p>
          </table:table-cell>
          <table:table-cell table:style-name="ce11" table:formula="of:=[.N6]-[.M6]" office:value-type="float" office:value="0" calcext:value-type="float">
            <text:p>0.000000</text:p>
          </table:table-cell>
          <table:table-cell table:style-name="ce17" office:value-type="float" office:value="-0.00778136" calcext:value-type="float">
            <text:p>-0.007781</text:p>
          </table:table-cell>
          <table:table-cell table:style-name="ce11" table:formula="of:=[.P6]-[.M6]" office:value-type="float" office:value="0" calcext:value-type="float">
            <text:p>0.000000</text:p>
          </table:table-cell>
          <table:table-cell table:style-name="ce17" office:value-type="float" office:value="-0.00778136" calcext:value-type="float">
            <text:p>-0.007781</text:p>
          </table:table-cell>
          <table:table-cell table:style-name="ce11" table:formula="of:=[.R6]-[.M6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3: z component of center of mass of link lwr_base_link</text:p>
          </table:table-cell>
          <table:table-cell table:style-name="ce4" office:value-type="float" office:value="0.088" calcext:value-type="float">
            <text:p>0.088000</text:p>
          </table:table-cell>
          <table:table-cell table:style-name="ce6" office:value-type="float" office:value="-0" calcext:value-type="float">
            <text:p>0.000000</text:p>
          </table:table-cell>
          <table:table-cell table:style-name="ce11" table:formula="of:=[.C7]-[.B7]" office:value-type="float" office:value="-0.088" calcext:value-type="float">
            <text:p>-0.088000</text:p>
          </table:table-cell>
          <table:table-cell table:style-name="ce6" office:value-type="float" office:value="0.088" calcext:value-type="float">
            <text:p>0.088000</text:p>
          </table:table-cell>
          <table:table-cell table:style-name="ce11" table:formula="of:=[.E7]-[.B7]" office:value-type="float" office:value="0" calcext:value-type="float">
            <text:p>0.000000</text:p>
          </table:table-cell>
          <table:table-cell table:style-name="ce6" office:value-type="float" office:value="0.088" calcext:value-type="float">
            <text:p>0.088000</text:p>
          </table:table-cell>
          <table:table-cell table:style-name="ce11" table:formula="of:=[.G7]-[.B7]" office:value-type="float" office:value="0" calcext:value-type="float">
            <text:p>0.000000</text:p>
          </table:table-cell>
          <table:table-cell table:style-name="ce6" office:value-type="float" office:value="0.088" calcext:value-type="float">
            <text:p>0.088000</text:p>
          </table:table-cell>
          <table:table-cell table:style-name="ce11" table:formula="of:=[.I7]-[.B7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088" calcext:value-type="float">
            <text:p>0.088000</text:p>
          </table:table-cell>
          <table:table-cell table:style-name="ce4" office:value-type="float" office:value="0.140288" calcext:value-type="float">
            <text:p>0.140288</text:p>
          </table:table-cell>
          <table:table-cell table:style-name="ce17" office:value-type="float" office:value="0.140288" calcext:value-type="float">
            <text:p>0.140288</text:p>
          </table:table-cell>
          <table:table-cell table:style-name="ce11" table:formula="of:=[.N7]-[.M7]" office:value-type="float" office:value="0" calcext:value-type="float">
            <text:p>0.000000</text:p>
          </table:table-cell>
          <table:table-cell table:style-name="ce17" office:value-type="float" office:value="0.140288" calcext:value-type="float">
            <text:p>0.140288</text:p>
          </table:table-cell>
          <table:table-cell table:style-name="ce11" table:formula="of:=[.P7]-[.M7]" office:value-type="float" office:value="0" calcext:value-type="float">
            <text:p>0.000000</text:p>
          </table:table-cell>
          <table:table-cell table:style-name="ce17" office:value-type="float" office:value="0.140288" calcext:value-type="float">
            <text:p>0.140288</text:p>
          </table:table-cell>
          <table:table-cell table:style-name="ce11" table:formula="of:=[.R7]-[.M7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4: xx component of inertia matrix of link lwr_base_lin</text:p>
          </table:table-cell>
          <table:table-cell table:style-name="ce4" office:value-type="float" office:value="0.00789333" calcext:value-type="float">
            <text:p>0.007893</text:p>
          </table:table-cell>
          <table:table-cell table:style-name="ce6" office:value-type="float" office:value="-0" calcext:value-type="float">
            <text:p>0.000000</text:p>
          </table:table-cell>
          <table:table-cell table:style-name="ce11" table:formula="of:=[.C8]-[.B8]" office:value-type="float" office:value="-0.00789333" calcext:value-type="float">
            <text:p>-0.007893</text:p>
          </table:table-cell>
          <table:table-cell table:style-name="ce6" office:value-type="float" office:value="0.00789333" calcext:value-type="float">
            <text:p>0.007893</text:p>
          </table:table-cell>
          <table:table-cell table:style-name="ce11" table:formula="of:=[.E8]-[.B8]" office:value-type="float" office:value="0" calcext:value-type="float">
            <text:p>0.000000</text:p>
          </table:table-cell>
          <table:table-cell table:style-name="ce6" office:value-type="float" office:value="0.00789333" calcext:value-type="float">
            <text:p>0.007893</text:p>
          </table:table-cell>
          <table:table-cell table:style-name="ce11" table:formula="of:=[.G8]-[.B8]" office:value-type="float" office:value="0" calcext:value-type="float">
            <text:p>0.000000</text:p>
          </table:table-cell>
          <table:table-cell table:style-name="ce6" office:value-type="float" office:value="0.00789333" calcext:value-type="float">
            <text:p>0.007893</text:p>
          </table:table-cell>
          <table:table-cell table:style-name="ce11" table:formula="of:=[.I8]-[.B8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00789333" calcext:value-type="float">
            <text:p>0.007893</text:p>
          </table:table-cell>
          <table:table-cell table:style-name="ce4" office:value-type="float" office:value="0.00754041" calcext:value-type="float">
            <text:p>0.007540</text:p>
          </table:table-cell>
          <table:table-cell table:style-name="ce17" office:value-type="float" office:value="0.00754041" calcext:value-type="float">
            <text:p>0.007540</text:p>
          </table:table-cell>
          <table:table-cell table:style-name="ce11" table:formula="of:=[.N8]-[.M8]" office:value-type="float" office:value="0" calcext:value-type="float">
            <text:p>0.000000</text:p>
          </table:table-cell>
          <table:table-cell table:style-name="ce17" office:value-type="float" office:value="0.00754041" calcext:value-type="float">
            <text:p>0.007540</text:p>
          </table:table-cell>
          <table:table-cell table:style-name="ce11" table:formula="of:=[.P8]-[.M8]" office:value-type="float" office:value="0" calcext:value-type="float">
            <text:p>0.000000</text:p>
          </table:table-cell>
          <table:table-cell table:style-name="ce17" office:value-type="float" office:value="0.00754041" calcext:value-type="float">
            <text:p>0.007540</text:p>
          </table:table-cell>
          <table:table-cell table:style-name="ce11" table:formula="of:=[.R8]-[.M8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5: xy component of inertia matrix of link lwr_base_lin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C9]-[.B9]" office:value-type="float" office:value="0" calcext:value-type="float">
            <text:p>0.000000</text:p>
          </table:table-cell>
          <table:table-cell table:style-name="ce6" office:value-type="float" office:value="-0" calcext:value-type="float">
            <text:p>0.000000</text:p>
          </table:table-cell>
          <table:table-cell table:style-name="ce11" table:formula="of:=[.E9]-[.B9]" office:value-type="float" office:value="-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G9]-[.B9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I9]-[.B9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00549662" calcext:value-type="float">
            <text:p>0.005497</text:p>
          </table:table-cell>
          <table:table-cell table:style-name="ce17" office:value-type="float" office:value="0.00549662" calcext:value-type="float">
            <text:p>0.005497</text:p>
          </table:table-cell>
          <table:table-cell table:style-name="ce11" table:formula="of:=[.N9]-[.M9]" office:value-type="float" office:value="0" calcext:value-type="float">
            <text:p>0.000000</text:p>
          </table:table-cell>
          <table:table-cell table:style-name="ce17" office:value-type="float" office:value="0.00549662" calcext:value-type="float">
            <text:p>0.005497</text:p>
          </table:table-cell>
          <table:table-cell table:style-name="ce11" table:formula="of:=[.P9]-[.M9]" office:value-type="float" office:value="0" calcext:value-type="float">
            <text:p>0.000000</text:p>
          </table:table-cell>
          <table:table-cell table:style-name="ce17" office:value-type="float" office:value="0.00549662" calcext:value-type="float">
            <text:p>0.005497</text:p>
          </table:table-cell>
          <table:table-cell table:style-name="ce11" table:formula="of:=[.R9]-[.M9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6: xz component of inertia matrix of link lwr_base_lin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C10]-[.B10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E10]-[.B10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G10]-[.B10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I10]-[.B10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265208" calcext:value-type="float">
            <text:p>-0.026521</text:p>
          </table:table-cell>
          <table:table-cell table:style-name="ce17" office:value-type="float" office:value="-0.0265208" calcext:value-type="float">
            <text:p>-0.026521</text:p>
          </table:table-cell>
          <table:table-cell table:style-name="ce11" table:formula="of:=[.N10]-[.M10]" office:value-type="float" office:value="0" calcext:value-type="float">
            <text:p>0.000000</text:p>
          </table:table-cell>
          <table:table-cell table:style-name="ce17" office:value-type="float" office:value="-0.0265208" calcext:value-type="float">
            <text:p>-0.026521</text:p>
          </table:table-cell>
          <table:table-cell table:style-name="ce11" table:formula="of:=[.P10]-[.M10]" office:value-type="float" office:value="0" calcext:value-type="float">
            <text:p>0.000000</text:p>
          </table:table-cell>
          <table:table-cell table:style-name="ce17" office:value-type="float" office:value="-0.0265208" calcext:value-type="float">
            <text:p>-0.026521</text:p>
          </table:table-cell>
          <table:table-cell table:style-name="ce11" table:formula="of:=[.R10]-[.M10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7: yy component of inertia matrix of link lwr_base_lin</text:p>
          </table:table-cell>
          <table:table-cell table:style-name="ce4" office:value-type="float" office:value="0.00772" calcext:value-type="float">
            <text:p>0.007720</text:p>
          </table:table-cell>
          <table:table-cell table:style-name="ce6" office:value-type="float" office:value="-0" calcext:value-type="float">
            <text:p>0.000000</text:p>
          </table:table-cell>
          <table:table-cell table:style-name="ce11" table:formula="of:=[.C11]-[.B11]" office:value-type="float" office:value="-0.00772" calcext:value-type="float">
            <text:p>-0.007720</text:p>
          </table:table-cell>
          <table:table-cell table:style-name="ce6" office:value-type="float" office:value="0.00772" calcext:value-type="float">
            <text:p>0.007720</text:p>
          </table:table-cell>
          <table:table-cell table:style-name="ce11" table:formula="of:=[.E11]-[.B11]" office:value-type="float" office:value="0" calcext:value-type="float">
            <text:p>0.000000</text:p>
          </table:table-cell>
          <table:table-cell table:style-name="ce6" office:value-type="float" office:value="0.00772" calcext:value-type="float">
            <text:p>0.007720</text:p>
          </table:table-cell>
          <table:table-cell table:style-name="ce11" table:formula="of:=[.G11]-[.B11]" office:value-type="float" office:value="0" calcext:value-type="float">
            <text:p>0.000000</text:p>
          </table:table-cell>
          <table:table-cell table:style-name="ce6" office:value-type="float" office:value="0.00772" calcext:value-type="float">
            <text:p>0.007720</text:p>
          </table:table-cell>
          <table:table-cell table:style-name="ce11" table:formula="of:=[.I11]-[.B11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00772" calcext:value-type="float">
            <text:p>0.007720</text:p>
          </table:table-cell>
          <table:table-cell table:style-name="ce4" office:value-type="float" office:value="-0.0589547" calcext:value-type="float">
            <text:p>-0.058955</text:p>
          </table:table-cell>
          <table:table-cell table:style-name="ce17" office:value-type="float" office:value="-0.0589547" calcext:value-type="float">
            <text:p>-0.058955</text:p>
          </table:table-cell>
          <table:table-cell table:style-name="ce11" table:formula="of:=[.N11]-[.M11]" office:value-type="float" office:value="0" calcext:value-type="float">
            <text:p>0.000000</text:p>
          </table:table-cell>
          <table:table-cell table:style-name="ce17" office:value-type="float" office:value="-0.0589547" calcext:value-type="float">
            <text:p>-0.058955</text:p>
          </table:table-cell>
          <table:table-cell table:style-name="ce11" table:formula="of:=[.P11]-[.M11]" office:value-type="float" office:value="0" calcext:value-type="float">
            <text:p>0.000000</text:p>
          </table:table-cell>
          <table:table-cell table:style-name="ce17" office:value-type="float" office:value="-0.0589547" calcext:value-type="float">
            <text:p>-0.058955</text:p>
          </table:table-cell>
          <table:table-cell table:style-name="ce11" table:formula="of:=[.R11]-[.M11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8: yz component of inertia matrix of link lwr_base_lin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C12]-[.B12]" office:value-type="float" office:value="-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E12]-[.B12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G12]-[.B12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I12]-[.B12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320583" calcext:value-type="float">
            <text:p>-0.032058</text:p>
          </table:table-cell>
          <table:table-cell table:style-name="ce17" office:value-type="float" office:value="-0.0320583" calcext:value-type="float">
            <text:p>-0.032058</text:p>
          </table:table-cell>
          <table:table-cell table:style-name="ce11" table:formula="of:=[.N12]-[.M12]" office:value-type="float" office:value="0" calcext:value-type="float">
            <text:p>0.000000</text:p>
          </table:table-cell>
          <table:table-cell table:style-name="ce17" office:value-type="float" office:value="-0.0320583" calcext:value-type="float">
            <text:p>-0.032058</text:p>
          </table:table-cell>
          <table:table-cell table:style-name="ce11" table:formula="of:=[.P12]-[.M12]" office:value-type="float" office:value="0" calcext:value-type="float">
            <text:p>0.000000</text:p>
          </table:table-cell>
          <table:table-cell table:style-name="ce17" office:value-type="float" office:value="-0.0320583" calcext:value-type="float">
            <text:p>-0.032058</text:p>
          </table:table-cell>
          <table:table-cell table:style-name="ce11" table:formula="of:=[.R12]-[.M12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9: zz component of inertia matrix of link lwr_base_lin</text:p>
          </table:table-cell>
          <table:table-cell table:style-name="ce4" office:value-type="float" office:value="0.00305333" calcext:value-type="float">
            <text:p>0.003053</text:p>
          </table:table-cell>
          <table:table-cell table:style-name="ce6" office:value-type="float" office:value="-0" calcext:value-type="float">
            <text:p>0.000000</text:p>
          </table:table-cell>
          <table:table-cell table:style-name="ce11" table:formula="of:=[.C13]-[.B13]" office:value-type="float" office:value="-0.00305333" calcext:value-type="float">
            <text:p>-0.003053</text:p>
          </table:table-cell>
          <table:table-cell table:style-name="ce6" office:value-type="float" office:value="0.00305333" calcext:value-type="float">
            <text:p>0.003053</text:p>
          </table:table-cell>
          <table:table-cell table:style-name="ce11" table:formula="of:=[.E13]-[.B13]" office:value-type="float" office:value="0" calcext:value-type="float">
            <text:p>0.000000</text:p>
          </table:table-cell>
          <table:table-cell table:style-name="ce6" office:value-type="float" office:value="0.00305333" calcext:value-type="float">
            <text:p>0.003053</text:p>
          </table:table-cell>
          <table:table-cell table:style-name="ce11" table:formula="of:=[.G13]-[.B13]" office:value-type="float" office:value="0" calcext:value-type="float">
            <text:p>0.000000</text:p>
          </table:table-cell>
          <table:table-cell table:style-name="ce6" office:value-type="float" office:value="0.00305333" calcext:value-type="float">
            <text:p>0.003053</text:p>
          </table:table-cell>
          <table:table-cell table:style-name="ce11" table:formula="of:=[.I13]-[.B13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00305333" calcext:value-type="float">
            <text:p>0.003053</text:p>
          </table:table-cell>
          <table:table-cell table:style-name="ce4" office:value-type="float" office:value="0.0522539" calcext:value-type="float">
            <text:p>0.052254</text:p>
          </table:table-cell>
          <table:table-cell table:style-name="ce17" office:value-type="float" office:value="0.0522539" calcext:value-type="float">
            <text:p>0.052254</text:p>
          </table:table-cell>
          <table:table-cell table:style-name="ce11" table:formula="of:=[.N13]-[.M13]" office:value-type="float" office:value="0" calcext:value-type="float">
            <text:p>0.000000</text:p>
          </table:table-cell>
          <table:table-cell table:style-name="ce17" office:value-type="float" office:value="0.0522539" calcext:value-type="float">
            <text:p>0.052254</text:p>
          </table:table-cell>
          <table:table-cell table:style-name="ce11" table:formula="of:=[.P13]-[.M13]" office:value-type="float" office:value="0" calcext:value-type="float">
            <text:p>0.000000</text:p>
          </table:table-cell>
          <table:table-cell table:style-name="ce17" office:value-type="float" office:value="0.0522539" calcext:value-type="float">
            <text:p>0.052254</text:p>
          </table:table-cell>
          <table:table-cell table:style-name="ce11" table:formula="of:=[.R13]-[.M13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1" office:value-type="string" calcext:value-type="string">
            <text:p># 10: mass of link lwr_1_link <text:s text:c="10"/></text:p>
          </table:table-cell>
          <table:table-cell table:style-name="ce4" office:value-type="float" office:value="2.7" calcext:value-type="float">
            <text:p>2.700000</text:p>
          </table:table-cell>
          <table:table-cell table:style-name="ce6" office:value-type="float" office:value="-0" calcext:value-type="float">
            <text:p>0.000000</text:p>
          </table:table-cell>
          <table:table-cell table:style-name="ce11" table:formula="of:=[.C14]-[.B14]" office:value-type="float" office:value="-2.7" calcext:value-type="float">
            <text:p>-2.700000</text:p>
          </table:table-cell>
          <table:table-cell table:style-name="ce6" office:value-type="float" office:value="2.7" calcext:value-type="float">
            <text:p>2.700000</text:p>
          </table:table-cell>
          <table:table-cell table:style-name="ce11" table:formula="of:=[.E14]-[.B14]" office:value-type="float" office:value="0" calcext:value-type="float">
            <text:p>0.000000</text:p>
          </table:table-cell>
          <table:table-cell table:style-name="ce6" office:value-type="float" office:value="2.7" calcext:value-type="float">
            <text:p>2.700000</text:p>
          </table:table-cell>
          <table:table-cell table:style-name="ce11" table:formula="of:=[.G14]-[.B14]" office:value-type="float" office:value="0" calcext:value-type="float">
            <text:p>0.000000</text:p>
          </table:table-cell>
          <table:table-cell table:style-name="ce6" office:value-type="float" office:value="2.7" calcext:value-type="float">
            <text:p>2.700000</text:p>
          </table:table-cell>
          <table:table-cell table:style-name="ce11" table:formula="of:=[.I14]-[.B14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2.7" calcext:value-type="float">
            <text:p>2.700000</text:p>
          </table:table-cell>
          <table:table-cell table:style-name="ce4" office:value-type="float" office:value="2.59506" calcext:value-type="float">
            <text:p>2.595060</text:p>
          </table:table-cell>
          <table:table-cell table:style-name="ce17" office:value-type="float" office:value="2.59506" calcext:value-type="float">
            <text:p>2.595060</text:p>
          </table:table-cell>
          <table:table-cell table:style-name="ce11" table:formula="of:=[.N14]-[.M14]" office:value-type="float" office:value="0" calcext:value-type="float">
            <text:p>0.000000</text:p>
          </table:table-cell>
          <table:table-cell table:style-name="ce17" office:value-type="float" office:value="2.59506" calcext:value-type="float">
            <text:p>2.595060</text:p>
          </table:table-cell>
          <table:table-cell table:style-name="ce11" table:formula="of:=[.P14]-[.M14]" office:value-type="float" office:value="0" calcext:value-type="float">
            <text:p>0.000000</text:p>
          </table:table-cell>
          <table:table-cell table:style-name="ce17" office:value-type="float" office:value="2.59506" calcext:value-type="float">
            <text:p>2.595060</text:p>
          </table:table-cell>
          <table:table-cell table:style-name="ce11" table:formula="of:=[.R14]-[.M14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11: x component of center of mass of link lwr_1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C15]-[.B15]" office:value-type="float" office:value="-0" calcext:value-type="float">
            <text:p>0.000000</text:p>
          </table:table-cell>
          <table:table-cell table:style-name="ce6" office:value-type="float" office:value="-0" calcext:value-type="float">
            <text:p>0.000000</text:p>
          </table:table-cell>
          <table:table-cell table:style-name="ce11" table:formula="of:=[.E15]-[.B15]" office:value-type="float" office:value="-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G15]-[.B15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I15]-[.B15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474372" calcext:value-type="float">
            <text:p>-0.047437</text:p>
          </table:table-cell>
          <table:table-cell table:style-name="ce17" office:value-type="float" office:value="-0.0474372" calcext:value-type="float">
            <text:p>-0.047437</text:p>
          </table:table-cell>
          <table:table-cell table:style-name="ce11" table:formula="of:=[.N15]-[.M15]" office:value-type="float" office:value="0" calcext:value-type="float">
            <text:p>0.000000</text:p>
          </table:table-cell>
          <table:table-cell table:style-name="ce17" office:value-type="float" office:value="-0.0474372" calcext:value-type="float">
            <text:p>-0.047437</text:p>
          </table:table-cell>
          <table:table-cell table:style-name="ce11" table:formula="of:=[.P15]-[.M15]" office:value-type="float" office:value="0" calcext:value-type="float">
            <text:p>0.000000</text:p>
          </table:table-cell>
          <table:table-cell table:style-name="ce17" office:value-type="float" office:value="-0.0474372" calcext:value-type="float">
            <text:p>-0.047437</text:p>
          </table:table-cell>
          <table:table-cell table:style-name="ce11" table:formula="of:=[.R15]-[.M15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12: y component of center of mass of link lwr_1_link</text:p>
          </table:table-cell>
          <table:table-cell table:style-name="ce4" office:value-type="float" office:value="-0.162" calcext:value-type="float">
            <text:p>-0.162000</text:p>
          </table:table-cell>
          <table:table-cell table:style-name="ce6" office:value-type="float" office:value="-0" calcext:value-type="float">
            <text:p>0.000000</text:p>
          </table:table-cell>
          <table:table-cell table:style-name="ce11" table:formula="of:=[.C16]-[.B16]" office:value-type="float" office:value="0.162" calcext:value-type="float">
            <text:p>0.162000</text:p>
          </table:table-cell>
          <table:table-cell table:style-name="ce6" office:value-type="float" office:value="-0.162" calcext:value-type="float">
            <text:p>-0.162000</text:p>
          </table:table-cell>
          <table:table-cell table:style-name="ce11" table:formula="of:=[.E16]-[.B16]" office:value-type="float" office:value="0" calcext:value-type="float">
            <text:p>0.000000</text:p>
          </table:table-cell>
          <table:table-cell table:style-name="ce6" office:value-type="float" office:value="-0.162" calcext:value-type="float">
            <text:p>-0.162000</text:p>
          </table:table-cell>
          <table:table-cell table:style-name="ce11" table:formula="of:=[.G16]-[.B16]" office:value-type="float" office:value="0" calcext:value-type="float">
            <text:p>0.000000</text:p>
          </table:table-cell>
          <table:table-cell table:style-name="ce6" office:value-type="float" office:value="-0.162" calcext:value-type="float">
            <text:p>-0.162000</text:p>
          </table:table-cell>
          <table:table-cell table:style-name="ce11" table:formula="of:=[.I16]-[.B16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-0.162" calcext:value-type="float">
            <text:p>-0.162000</text:p>
          </table:table-cell>
          <table:table-cell table:style-name="ce4" office:value-type="float" office:value="-0.247693" calcext:value-type="float">
            <text:p>-0.247693</text:p>
          </table:table-cell>
          <table:table-cell table:style-name="ce17" office:value-type="float" office:value="-0.247693" calcext:value-type="float">
            <text:p>-0.247693</text:p>
          </table:table-cell>
          <table:table-cell table:style-name="ce11" table:formula="of:=[.N16]-[.M16]" office:value-type="float" office:value="0" calcext:value-type="float">
            <text:p>0.000000</text:p>
          </table:table-cell>
          <table:table-cell table:style-name="ce17" office:value-type="float" office:value="-0.247693" calcext:value-type="float">
            <text:p>-0.247693</text:p>
          </table:table-cell>
          <table:table-cell table:style-name="ce11" table:formula="of:=[.P16]-[.M16]" office:value-type="float" office:value="0" calcext:value-type="float">
            <text:p>0.000000</text:p>
          </table:table-cell>
          <table:table-cell table:style-name="ce17" office:value-type="float" office:value="-0.247693" calcext:value-type="float">
            <text:p>-0.247693</text:p>
          </table:table-cell>
          <table:table-cell table:style-name="ce11" table:formula="of:=[.R16]-[.M16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13: z component of center of mass of link lwr_1_link</text:p>
          </table:table-cell>
          <table:table-cell table:style-name="ce4" office:value-type="float" office:value="0.351" calcext:value-type="float">
            <text:p>0.351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C17]-[.B17]" office:value-type="float" office:value="-0.351" calcext:value-type="float">
            <text:p>-0.351000</text:p>
          </table:table-cell>
          <table:table-cell table:style-name="ce6" office:value-type="float" office:value="0.351" calcext:value-type="float">
            <text:p>0.351000</text:p>
          </table:table-cell>
          <table:table-cell table:style-name="ce11" table:formula="of:=[.E17]-[.B17]" office:value-type="float" office:value="0" calcext:value-type="float">
            <text:p>0.000000</text:p>
          </table:table-cell>
          <table:table-cell table:style-name="ce6" office:value-type="float" office:value="0.351" calcext:value-type="float">
            <text:p>0.351000</text:p>
          </table:table-cell>
          <table:table-cell table:style-name="ce11" table:formula="of:=[.G17]-[.B17]" office:value-type="float" office:value="0" calcext:value-type="float">
            <text:p>0.000000</text:p>
          </table:table-cell>
          <table:table-cell table:style-name="ce6" office:value-type="float" office:value="0.351" calcext:value-type="float">
            <text:p>0.351000</text:p>
          </table:table-cell>
          <table:table-cell table:style-name="ce11" table:formula="of:=[.I17]-[.B17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351" calcext:value-type="float">
            <text:p>0.351000</text:p>
          </table:table-cell>
          <table:table-cell table:style-name="ce4" office:value-type="float" office:value="0.282585" calcext:value-type="float">
            <text:p>0.282585</text:p>
          </table:table-cell>
          <table:table-cell table:style-name="ce17" office:value-type="float" office:value="0.282585" calcext:value-type="float">
            <text:p>0.282585</text:p>
          </table:table-cell>
          <table:table-cell table:style-name="ce11" table:formula="of:=[.N17]-[.M17]" office:value-type="float" office:value="0" calcext:value-type="float">
            <text:p>0.000000</text:p>
          </table:table-cell>
          <table:table-cell table:style-name="ce17" office:value-type="float" office:value="0.282585" calcext:value-type="float">
            <text:p>0.282585</text:p>
          </table:table-cell>
          <table:table-cell table:style-name="ce11" table:formula="of:=[.P17]-[.M17]" office:value-type="float" office:value="0" calcext:value-type="float">
            <text:p>0.000000</text:p>
          </table:table-cell>
          <table:table-cell table:style-name="ce17" office:value-type="float" office:value="0.282585" calcext:value-type="float">
            <text:p>0.282585</text:p>
          </table:table-cell>
          <table:table-cell table:style-name="ce11" table:formula="of:=[.R17]-[.M17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14: xx component of inertia matrix of link lwr_1_link</text:p>
          </table:table-cell>
          <table:table-cell table:style-name="ce4" office:value-type="float" office:value="0.0738" calcext:value-type="float">
            <text:p>0.073800</text:p>
          </table:table-cell>
          <table:table-cell table:style-name="ce6" office:value-type="float" office:value="-0" calcext:value-type="float">
            <text:p>0.000000</text:p>
          </table:table-cell>
          <table:table-cell table:style-name="ce11" table:formula="of:=[.C18]-[.B18]" office:value-type="float" office:value="-0.0738" calcext:value-type="float">
            <text:p>-0.073800</text:p>
          </table:table-cell>
          <table:table-cell table:style-name="ce6" office:value-type="float" office:value="0.0738" calcext:value-type="float">
            <text:p>0.073800</text:p>
          </table:table-cell>
          <table:table-cell table:style-name="ce11" table:formula="of:=[.E18]-[.B18]" office:value-type="float" office:value="0" calcext:value-type="float">
            <text:p>0.000000</text:p>
          </table:table-cell>
          <table:table-cell table:style-name="ce6" office:value-type="float" office:value="0.0738" calcext:value-type="float">
            <text:p>0.073800</text:p>
          </table:table-cell>
          <table:table-cell table:style-name="ce11" table:formula="of:=[.G18]-[.B18]" office:value-type="float" office:value="0" calcext:value-type="float">
            <text:p>0.000000</text:p>
          </table:table-cell>
          <table:table-cell table:style-name="ce6" office:value-type="float" office:value="0.0738" calcext:value-type="float">
            <text:p>0.073800</text:p>
          </table:table-cell>
          <table:table-cell table:style-name="ce11" table:formula="of:=[.I18]-[.B18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0738" calcext:value-type="float">
            <text:p>0.073800</text:p>
          </table:table-cell>
          <table:table-cell table:style-name="ce4" office:value-type="float" office:value="0.151406" calcext:value-type="float">
            <text:p>0.151406</text:p>
          </table:table-cell>
          <table:table-cell table:style-name="ce17" office:value-type="float" office:value="0.151406" calcext:value-type="float">
            <text:p>0.151406</text:p>
          </table:table-cell>
          <table:table-cell table:style-name="ce11" table:formula="of:=[.N18]-[.M18]" office:value-type="float" office:value="0" calcext:value-type="float">
            <text:p>0.000000</text:p>
          </table:table-cell>
          <table:table-cell table:style-name="ce17" office:value-type="float" office:value="0.151406" calcext:value-type="float">
            <text:p>0.151406</text:p>
          </table:table-cell>
          <table:table-cell table:style-name="ce11" table:formula="of:=[.P18]-[.M18]" office:value-type="float" office:value="0" calcext:value-type="float">
            <text:p>0.000000</text:p>
          </table:table-cell>
          <table:table-cell table:style-name="ce17" office:value-type="float" office:value="0.151406" calcext:value-type="float">
            <text:p>0.151406</text:p>
          </table:table-cell>
          <table:table-cell table:style-name="ce11" table:formula="of:=[.R18]-[.M18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15: xy component of inertia matrix of link lwr_1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C19]-[.B19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E19]-[.B19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G19]-[.B19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I19]-[.B19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0436754" calcext:value-type="float">
            <text:p>0.043675</text:p>
          </table:table-cell>
          <table:table-cell table:style-name="ce17" office:value-type="float" office:value="0.0436754" calcext:value-type="float">
            <text:p>0.043675</text:p>
          </table:table-cell>
          <table:table-cell table:style-name="ce11" table:formula="of:=[.N19]-[.M19]" office:value-type="float" office:value="0" calcext:value-type="float">
            <text:p>0.000000</text:p>
          </table:table-cell>
          <table:table-cell table:style-name="ce17" office:value-type="float" office:value="0.0436754" calcext:value-type="float">
            <text:p>0.043675</text:p>
          </table:table-cell>
          <table:table-cell table:style-name="ce11" table:formula="of:=[.P19]-[.M19]" office:value-type="float" office:value="0" calcext:value-type="float">
            <text:p>0.000000</text:p>
          </table:table-cell>
          <table:table-cell table:style-name="ce17" office:value-type="float" office:value="0.0436754" calcext:value-type="float">
            <text:p>0.043675</text:p>
          </table:table-cell>
          <table:table-cell table:style-name="ce11" table:formula="of:=[.R19]-[.M19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16: xz component of inertia matrix of link lwr_1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C20]-[.B20]" office:value-type="float" office:value="-0" calcext:value-type="float">
            <text:p>0.000000</text:p>
          </table:table-cell>
          <table:table-cell table:style-name="ce6" office:value-type="float" office:value="-0" calcext:value-type="float">
            <text:p>0.000000</text:p>
          </table:table-cell>
          <table:table-cell table:style-name="ce11" table:formula="of:=[.E20]-[.B20]" office:value-type="float" office:value="-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G20]-[.B20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I20]-[.B20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015488" calcext:value-type="float">
            <text:p>0.015488</text:p>
          </table:table-cell>
          <table:table-cell table:style-name="ce17" office:value-type="float" office:value="0.015488" calcext:value-type="float">
            <text:p>0.015488</text:p>
          </table:table-cell>
          <table:table-cell table:style-name="ce11" table:formula="of:=[.N20]-[.M20]" office:value-type="float" office:value="0" calcext:value-type="float">
            <text:p>0.000000</text:p>
          </table:table-cell>
          <table:table-cell table:style-name="ce17" office:value-type="float" office:value="0.015488" calcext:value-type="float">
            <text:p>0.015488</text:p>
          </table:table-cell>
          <table:table-cell table:style-name="ce11" table:formula="of:=[.P20]-[.M20]" office:value-type="float" office:value="0" calcext:value-type="float">
            <text:p>0.000000</text:p>
          </table:table-cell>
          <table:table-cell table:style-name="ce17" office:value-type="float" office:value="0.015488" calcext:value-type="float">
            <text:p>0.015488</text:p>
          </table:table-cell>
          <table:table-cell table:style-name="ce11" table:formula="of:=[.R20]-[.M20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17: yy component of inertia matrix of link lwr_1_link</text:p>
          </table:table-cell>
          <table:table-cell table:style-name="ce4" office:value-type="float" office:value="0.04968" calcext:value-type="float">
            <text:p>0.04968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C21]-[.B21]" office:value-type="float" office:value="-0.04968" calcext:value-type="float">
            <text:p>-0.049680</text:p>
          </table:table-cell>
          <table:table-cell table:style-name="ce6" office:value-type="float" office:value="0.04968" calcext:value-type="float">
            <text:p>0.049680</text:p>
          </table:table-cell>
          <table:table-cell table:style-name="ce11" table:formula="of:=[.E21]-[.B21]" office:value-type="float" office:value="0" calcext:value-type="float">
            <text:p>0.000000</text:p>
          </table:table-cell>
          <table:table-cell table:style-name="ce6" office:value-type="float" office:value="0.04968" calcext:value-type="float">
            <text:p>0.049680</text:p>
          </table:table-cell>
          <table:table-cell table:style-name="ce11" table:formula="of:=[.G21]-[.B21]" office:value-type="float" office:value="0" calcext:value-type="float">
            <text:p>0.000000</text:p>
          </table:table-cell>
          <table:table-cell table:style-name="ce6" office:value-type="float" office:value="0.04968" calcext:value-type="float">
            <text:p>0.049680</text:p>
          </table:table-cell>
          <table:table-cell table:style-name="ce11" table:formula="of:=[.I21]-[.B21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04968" calcext:value-type="float">
            <text:p>0.049680</text:p>
          </table:table-cell>
          <table:table-cell table:style-name="ce4" office:value-type="float" office:value="0.0235175" calcext:value-type="float">
            <text:p>0.023518</text:p>
          </table:table-cell>
          <table:table-cell table:style-name="ce17" office:value-type="float" office:value="0.0235175" calcext:value-type="float">
            <text:p>0.023518</text:p>
          </table:table-cell>
          <table:table-cell table:style-name="ce11" table:formula="of:=[.N21]-[.M21]" office:value-type="float" office:value="0" calcext:value-type="float">
            <text:p>0.000000</text:p>
          </table:table-cell>
          <table:table-cell table:style-name="ce17" office:value-type="float" office:value="0.0235175" calcext:value-type="float">
            <text:p>0.023518</text:p>
          </table:table-cell>
          <table:table-cell table:style-name="ce11" table:formula="of:=[.P21]-[.M21]" office:value-type="float" office:value="0" calcext:value-type="float">
            <text:p>0.000000</text:p>
          </table:table-cell>
          <table:table-cell table:style-name="ce17" office:value-type="float" office:value="0.0235175" calcext:value-type="float">
            <text:p>0.023518</text:p>
          </table:table-cell>
          <table:table-cell table:style-name="ce11" table:formula="of:=[.R21]-[.M21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18: yz component of inertia matrix of link lwr_1_link</text:p>
          </table:table-cell>
          <table:table-cell table:style-name="ce4" office:value-type="float" office:value="0.02106" calcext:value-type="float">
            <text:p>0.021060</text:p>
          </table:table-cell>
          <table:table-cell table:style-name="ce6" office:value-type="float" office:value="-0" calcext:value-type="float">
            <text:p>0.000000</text:p>
          </table:table-cell>
          <table:table-cell table:style-name="ce11" table:formula="of:=[.C22]-[.B22]" office:value-type="float" office:value="-0.02106" calcext:value-type="float">
            <text:p>-0.021060</text:p>
          </table:table-cell>
          <table:table-cell table:style-name="ce6" office:value-type="float" office:value="0.02106" calcext:value-type="float">
            <text:p>0.021060</text:p>
          </table:table-cell>
          <table:table-cell table:style-name="ce11" table:formula="of:=[.E22]-[.B22]" office:value-type="float" office:value="0" calcext:value-type="float">
            <text:p>0.000000</text:p>
          </table:table-cell>
          <table:table-cell table:style-name="ce6" office:value-type="float" office:value="0.02106" calcext:value-type="float">
            <text:p>0.021060</text:p>
          </table:table-cell>
          <table:table-cell table:style-name="ce11" table:formula="of:=[.G22]-[.B22]" office:value-type="float" office:value="0" calcext:value-type="float">
            <text:p>0.000000</text:p>
          </table:table-cell>
          <table:table-cell table:style-name="ce6" office:value-type="float" office:value="0.02106" calcext:value-type="float">
            <text:p>0.021060</text:p>
          </table:table-cell>
          <table:table-cell table:style-name="ce11" table:formula="of:=[.I22]-[.B22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02106" calcext:value-type="float">
            <text:p>0.021060</text:p>
          </table:table-cell>
          <table:table-cell table:style-name="ce4" office:value-type="float" office:value="-0.0223802" calcext:value-type="float">
            <text:p>-0.022380</text:p>
          </table:table-cell>
          <table:table-cell table:style-name="ce17" office:value-type="float" office:value="-0.0223802" calcext:value-type="float">
            <text:p>-0.022380</text:p>
          </table:table-cell>
          <table:table-cell table:style-name="ce11" table:formula="of:=[.N22]-[.M22]" office:value-type="float" office:value="0" calcext:value-type="float">
            <text:p>0.000000</text:p>
          </table:table-cell>
          <table:table-cell table:style-name="ce17" office:value-type="float" office:value="-0.0223802" calcext:value-type="float">
            <text:p>-0.022380</text:p>
          </table:table-cell>
          <table:table-cell table:style-name="ce11" table:formula="of:=[.P22]-[.M22]" office:value-type="float" office:value="0" calcext:value-type="float">
            <text:p>0.000000</text:p>
          </table:table-cell>
          <table:table-cell table:style-name="ce17" office:value-type="float" office:value="-0.0223802" calcext:value-type="float">
            <text:p>-0.022380</text:p>
          </table:table-cell>
          <table:table-cell table:style-name="ce11" table:formula="of:=[.R22]-[.M22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19: zz component of inertia matrix of link lwr_1_link</text:p>
          </table:table-cell>
          <table:table-cell table:style-name="ce4" office:value-type="float" office:value="0.02574" calcext:value-type="float">
            <text:p>0.025740</text:p>
          </table:table-cell>
          <table:table-cell table:style-name="ce6" office:value-type="float" office:value="0.0155218" calcext:value-type="float">
            <text:p>0.015522</text:p>
          </table:table-cell>
          <table:table-cell table:style-name="ce11" table:formula="of:=[.C23]-[.B23]" office:value-type="float" office:value="-0.0102182" calcext:value-type="float">
            <text:p>-0.010218</text:p>
          </table:table-cell>
          <table:table-cell table:style-name="ce6" office:value-type="float" office:value="-0.05740214" calcext:value-type="float">
            <text:p>-0.057402</text:p>
          </table:table-cell>
          <table:table-cell table:style-name="ce11" table:formula="of:=[.E23]-[.B23]" office:value-type="float" office:value="-0.08314214" calcext:value-type="float">
            <text:p>-0.083142</text:p>
          </table:table-cell>
          <table:table-cell table:style-name="ce6" office:value-type="float" office:value="0.02574" calcext:value-type="float">
            <text:p>0.025740</text:p>
          </table:table-cell>
          <table:table-cell table:style-name="ce11" table:formula="of:=[.G23]-[.B23]" office:value-type="float" office:value="0" calcext:value-type="float">
            <text:p>0.000000</text:p>
          </table:table-cell>
          <table:table-cell table:style-name="ce6" office:value-type="float" office:value="0.02574" calcext:value-type="float">
            <text:p>0.025740</text:p>
          </table:table-cell>
          <table:table-cell table:style-name="ce11" table:formula="of:=[.I23]-[.B23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02574" calcext:value-type="float">
            <text:p>0.025740</text:p>
          </table:table-cell>
          <table:table-cell table:style-name="ce4" office:value-type="float" office:value="-0.0690756" calcext:value-type="float">
            <text:p>-0.069076</text:p>
          </table:table-cell>
          <table:table-cell table:style-name="ce17" office:value-type="float" office:value="-0.0690756" calcext:value-type="float">
            <text:p>-0.069076</text:p>
          </table:table-cell>
          <table:table-cell table:style-name="ce11" table:formula="of:=[.N23]-[.M23]" office:value-type="float" office:value="0" calcext:value-type="float">
            <text:p>0.000000</text:p>
          </table:table-cell>
          <table:table-cell table:style-name="ce17" office:value-type="float" office:value="-0.0690756" calcext:value-type="float">
            <text:p>-0.069076</text:p>
          </table:table-cell>
          <table:table-cell table:style-name="ce11" table:formula="of:=[.P23]-[.M23]" office:value-type="float" office:value="0" calcext:value-type="float">
            <text:p>0.000000</text:p>
          </table:table-cell>
          <table:table-cell table:style-name="ce17" office:value-type="float" office:value="-0.0690756" calcext:value-type="float">
            <text:p>-0.069076</text:p>
          </table:table-cell>
          <table:table-cell table:style-name="ce11" table:formula="of:=[.R23]-[.M23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1" office:value-type="string" calcext:value-type="string">
            <text:p># 20: mass of link lwr_2_link <text:s text:c="10"/></text:p>
          </table:table-cell>
          <table:table-cell table:style-name="ce4" office:value-type="float" office:value="2.7" calcext:value-type="float">
            <text:p>2.700000</text:p>
          </table:table-cell>
          <table:table-cell table:style-name="ce6" office:value-type="float" office:value="-0" calcext:value-type="float">
            <text:p>0.000000</text:p>
          </table:table-cell>
          <table:table-cell table:style-name="ce11" table:formula="of:=[.C24]-[.B24]" office:value-type="float" office:value="-2.7" calcext:value-type="float">
            <text:p>-2.700000</text:p>
          </table:table-cell>
          <table:table-cell table:style-name="ce6" office:value-type="float" office:value="2.7" calcext:value-type="float">
            <text:p>2.700000</text:p>
          </table:table-cell>
          <table:table-cell table:style-name="ce11" table:formula="of:=[.E24]-[.B24]" office:value-type="float" office:value="0" calcext:value-type="float">
            <text:p>0.000000</text:p>
          </table:table-cell>
          <table:table-cell table:style-name="ce6" office:value-type="float" office:value="2.7" calcext:value-type="float">
            <text:p>2.700000</text:p>
          </table:table-cell>
          <table:table-cell table:style-name="ce11" table:formula="of:=[.G24]-[.B24]" office:value-type="float" office:value="0" calcext:value-type="float">
            <text:p>0.000000</text:p>
          </table:table-cell>
          <table:table-cell table:style-name="ce6" office:value-type="float" office:value="2.7" calcext:value-type="float">
            <text:p>2.700000</text:p>
          </table:table-cell>
          <table:table-cell table:style-name="ce11" table:formula="of:=[.I24]-[.B24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2.7" calcext:value-type="float">
            <text:p>2.700000</text:p>
          </table:table-cell>
          <table:table-cell table:style-name="ce4" office:value-type="float" office:value="2.64308" calcext:value-type="float">
            <text:p>2.643080</text:p>
          </table:table-cell>
          <table:table-cell table:style-name="ce17" office:value-type="float" office:value="2.64308" calcext:value-type="float">
            <text:p>2.643080</text:p>
          </table:table-cell>
          <table:table-cell table:style-name="ce11" table:formula="of:=[.N24]-[.M24]" office:value-type="float" office:value="0" calcext:value-type="float">
            <text:p>0.000000</text:p>
          </table:table-cell>
          <table:table-cell table:style-name="ce17" office:value-type="float" office:value="2.64308" calcext:value-type="float">
            <text:p>2.643080</text:p>
          </table:table-cell>
          <table:table-cell table:style-name="ce11" table:formula="of:=[.P24]-[.M24]" office:value-type="float" office:value="0" calcext:value-type="float">
            <text:p>0.000000</text:p>
          </table:table-cell>
          <table:table-cell table:style-name="ce17" office:value-type="float" office:value="2.64308" calcext:value-type="float">
            <text:p>2.643080</text:p>
          </table:table-cell>
          <table:table-cell table:style-name="ce11" table:formula="of:=[.R24]-[.M24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21: x component of center of mass of link lwr_2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0.0392911" calcext:value-type="float">
            <text:p>0.039291</text:p>
          </table:table-cell>
          <table:table-cell table:style-name="ce11" table:formula="of:=[.C25]-[.B25]" office:value-type="float" office:value="0.0392911" calcext:value-type="float">
            <text:p>0.039291</text:p>
          </table:table-cell>
          <table:table-cell table:style-name="ce6" office:value-type="float" office:value="0.03929116" calcext:value-type="float">
            <text:p>0.039291</text:p>
          </table:table-cell>
          <table:table-cell table:style-name="ce11" table:formula="of:=[.E25]-[.B25]" office:value-type="float" office:value="0.03929116" calcext:value-type="float">
            <text:p>0.039291</text:p>
          </table:table-cell>
          <table:table-cell table:style-name="ce6" office:value-type="float" office:value="0.03577417" calcext:value-type="float">
            <text:p>0.035774</text:p>
          </table:table-cell>
          <table:table-cell table:style-name="ce11" table:formula="of:=[.G25]-[.B25]" office:value-type="float" office:value="0.03577417" calcext:value-type="float">
            <text:p>0.035774</text:p>
          </table:table-cell>
          <table:table-cell table:style-name="ce6" office:value-type="float" office:value="0.03577417" calcext:value-type="float">
            <text:p>0.035774</text:p>
          </table:table-cell>
          <table:table-cell table:style-name="ce11" table:formula="of:=[.I25]-[.B25]" office:value-type="float" office:value="0.03577417" calcext:value-type="float">
            <text:p>0.035774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0471746" calcext:value-type="float">
            <text:p>0.047175</text:p>
          </table:table-cell>
          <table:table-cell table:style-name="ce17" office:value-type="float" office:value="0.0471746" calcext:value-type="float">
            <text:p>0.047175</text:p>
          </table:table-cell>
          <table:table-cell table:style-name="ce11" table:formula="of:=[.N25]-[.M25]" office:value-type="float" office:value="0" calcext:value-type="float">
            <text:p>0.000000</text:p>
          </table:table-cell>
          <table:table-cell table:style-name="ce17" office:value-type="float" office:value="0.0471746" calcext:value-type="float">
            <text:p>0.047175</text:p>
          </table:table-cell>
          <table:table-cell table:style-name="ce11" table:formula="of:=[.P25]-[.M25]" office:value-type="float" office:value="0" calcext:value-type="float">
            <text:p>0.000000</text:p>
          </table:table-cell>
          <table:table-cell table:style-name="ce17" office:value-type="float" office:value="0.0471746" calcext:value-type="float">
            <text:p>0.047175</text:p>
          </table:table-cell>
          <table:table-cell table:style-name="ce11" table:formula="of:=[.R25]-[.M25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22: y component of center of mass of link lwr_2_link</text:p>
          </table:table-cell>
          <table:table-cell table:style-name="ce4" office:value-type="float" office:value="0.162" calcext:value-type="float">
            <text:p>0.162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C26]-[.B26]" office:value-type="float" office:value="-0.162" calcext:value-type="float">
            <text:p>-0.162000</text:p>
          </table:table-cell>
          <table:table-cell table:style-name="ce6" office:value-type="float" office:value="0.162" calcext:value-type="float">
            <text:p>0.162000</text:p>
          </table:table-cell>
          <table:table-cell table:style-name="ce11" table:formula="of:=[.E26]-[.B26]" office:value-type="float" office:value="0" calcext:value-type="float">
            <text:p>0.000000</text:p>
          </table:table-cell>
          <table:table-cell table:style-name="ce6" office:value-type="float" office:value="0.162" calcext:value-type="float">
            <text:p>0.162000</text:p>
          </table:table-cell>
          <table:table-cell table:style-name="ce11" table:formula="of:=[.G26]-[.B26]" office:value-type="float" office:value="0" calcext:value-type="float">
            <text:p>0.000000</text:p>
          </table:table-cell>
          <table:table-cell table:style-name="ce6" office:value-type="float" office:value="0.162" calcext:value-type="float">
            <text:p>0.162000</text:p>
          </table:table-cell>
          <table:table-cell table:style-name="ce11" table:formula="of:=[.I26]-[.B26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162" calcext:value-type="float">
            <text:p>0.162000</text:p>
          </table:table-cell>
          <table:table-cell table:style-name="ce4" office:value-type="float" office:value="0.117516" calcext:value-type="float">
            <text:p>0.117516</text:p>
          </table:table-cell>
          <table:table-cell table:style-name="ce17" office:value-type="float" office:value="0.117516" calcext:value-type="float">
            <text:p>0.117516</text:p>
          </table:table-cell>
          <table:table-cell table:style-name="ce11" table:formula="of:=[.N26]-[.M26]" office:value-type="float" office:value="0" calcext:value-type="float">
            <text:p>0.000000</text:p>
          </table:table-cell>
          <table:table-cell table:style-name="ce17" office:value-type="float" office:value="0.117516" calcext:value-type="float">
            <text:p>0.117516</text:p>
          </table:table-cell>
          <table:table-cell table:style-name="ce11" table:formula="of:=[.P26]-[.M26]" office:value-type="float" office:value="0" calcext:value-type="float">
            <text:p>0.000000</text:p>
          </table:table-cell>
          <table:table-cell table:style-name="ce17" office:value-type="float" office:value="0.117516" calcext:value-type="float">
            <text:p>0.117516</text:p>
          </table:table-cell>
          <table:table-cell table:style-name="ce11" table:formula="of:=[.R26]-[.M26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23: z component of center of mass of link lwr_2_link</text:p>
          </table:table-cell>
          <table:table-cell table:style-name="ce4" office:value-type="float" office:value="0.189" calcext:value-type="float">
            <text:p>0.189000</text:p>
          </table:table-cell>
          <table:table-cell table:style-name="ce6" office:value-type="float" office:value="1.15751284" calcext:value-type="float">
            <text:p>1.157513</text:p>
          </table:table-cell>
          <table:table-cell table:style-name="ce11" table:formula="of:=[.C27]-[.B27]" office:value-type="float" office:value="0.96851284" calcext:value-type="float">
            <text:p>0.968513</text:p>
          </table:table-cell>
          <table:table-cell table:style-name="ce6" office:value-type="float" office:value="0.14972542" calcext:value-type="float">
            <text:p>0.149725</text:p>
          </table:table-cell>
          <table:table-cell table:style-name="ce11" table:formula="of:=[.E27]-[.B27]" office:value-type="float" office:value="-0.03927458" calcext:value-type="float">
            <text:p>-0.039275</text:p>
          </table:table-cell>
          <table:table-cell table:style-name="ce6" office:value-type="float" office:value="0.189" calcext:value-type="float">
            <text:p>0.189000</text:p>
          </table:table-cell>
          <table:table-cell table:style-name="ce11" table:formula="of:=[.G27]-[.B27]" office:value-type="float" office:value="0" calcext:value-type="float">
            <text:p>0.000000</text:p>
          </table:table-cell>
          <table:table-cell table:style-name="ce6" office:value-type="float" office:value="0.189" calcext:value-type="float">
            <text:p>0.189000</text:p>
          </table:table-cell>
          <table:table-cell table:style-name="ce11" table:formula="of:=[.I27]-[.B27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189" calcext:value-type="float">
            <text:p>0.189000</text:p>
          </table:table-cell>
          <table:table-cell table:style-name="ce4" office:value-type="float" office:value="0.216913" calcext:value-type="float">
            <text:p>0.216913</text:p>
          </table:table-cell>
          <table:table-cell table:style-name="ce17" office:value-type="float" office:value="0.216913" calcext:value-type="float">
            <text:p>0.216913</text:p>
          </table:table-cell>
          <table:table-cell table:style-name="ce11" table:formula="of:=[.N27]-[.M27]" office:value-type="float" office:value="0" calcext:value-type="float">
            <text:p>0.000000</text:p>
          </table:table-cell>
          <table:table-cell table:style-name="ce17" office:value-type="float" office:value="0.216913" calcext:value-type="float">
            <text:p>0.216913</text:p>
          </table:table-cell>
          <table:table-cell table:style-name="ce11" table:formula="of:=[.P27]-[.M27]" office:value-type="float" office:value="0" calcext:value-type="float">
            <text:p>0.000000</text:p>
          </table:table-cell>
          <table:table-cell table:style-name="ce17" office:value-type="float" office:value="0.216913" calcext:value-type="float">
            <text:p>0.216913</text:p>
          </table:table-cell>
          <table:table-cell table:style-name="ce11" table:formula="of:=[.R27]-[.M27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24: xx component of inertia matrix of link lwr_2_link</text:p>
          </table:table-cell>
          <table:table-cell table:style-name="ce4" office:value-type="float" office:value="0.0414" calcext:value-type="float">
            <text:p>0.041400</text:p>
          </table:table-cell>
          <table:table-cell table:style-name="ce6" office:value-type="float" office:value="0.35544707" calcext:value-type="float">
            <text:p>0.355447</text:p>
          </table:table-cell>
          <table:table-cell table:style-name="ce11" table:formula="of:=[.C28]-[.B28]" office:value-type="float" office:value="0.31404707" calcext:value-type="float">
            <text:p>0.314047</text:p>
          </table:table-cell>
          <table:table-cell table:style-name="ce6" office:value-type="float" office:value="0.25099916" calcext:value-type="float">
            <text:p>0.250999</text:p>
          </table:table-cell>
          <table:table-cell table:style-name="ce11" table:formula="of:=[.E28]-[.B28]" office:value-type="float" office:value="0.20959916" calcext:value-type="float">
            <text:p>0.209599</text:p>
          </table:table-cell>
          <table:table-cell table:style-name="ce6" office:value-type="float" office:value="0.0414" calcext:value-type="float">
            <text:p>0.041400</text:p>
          </table:table-cell>
          <table:table-cell table:style-name="ce11" table:formula="of:=[.G28]-[.B28]" office:value-type="float" office:value="0" calcext:value-type="float">
            <text:p>0.000000</text:p>
          </table:table-cell>
          <table:table-cell table:style-name="ce6" office:value-type="float" office:value="0.0414" calcext:value-type="float">
            <text:p>0.041400</text:p>
          </table:table-cell>
          <table:table-cell table:style-name="ce11" table:formula="of:=[.I28]-[.B28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0414" calcext:value-type="float">
            <text:p>0.041400</text:p>
          </table:table-cell>
          <table:table-cell table:style-name="ce4" office:value-type="float" office:value="0.0528458" calcext:value-type="float">
            <text:p>0.052846</text:p>
          </table:table-cell>
          <table:table-cell table:style-name="ce17" office:value-type="float" office:value="0.0528458" calcext:value-type="float">
            <text:p>0.052846</text:p>
          </table:table-cell>
          <table:table-cell table:style-name="ce11" table:formula="of:=[.N28]-[.M28]" office:value-type="float" office:value="0" calcext:value-type="float">
            <text:p>0.000000</text:p>
          </table:table-cell>
          <table:table-cell table:style-name="ce17" office:value-type="float" office:value="0.0528458" calcext:value-type="float">
            <text:p>0.052846</text:p>
          </table:table-cell>
          <table:table-cell table:style-name="ce11" table:formula="of:=[.P28]-[.M28]" office:value-type="float" office:value="0" calcext:value-type="float">
            <text:p>0.000000</text:p>
          </table:table-cell>
          <table:table-cell table:style-name="ce17" office:value-type="float" office:value="0.0528458" calcext:value-type="float">
            <text:p>0.052846</text:p>
          </table:table-cell>
          <table:table-cell table:style-name="ce11" table:formula="of:=[.R28]-[.M28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25: xy component of inertia matrix of link lwr_2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0.50534443" calcext:value-type="float">
            <text:p>0.505344</text:p>
          </table:table-cell>
          <table:table-cell table:style-name="ce11" table:formula="of:=[.C29]-[.B29]" office:value-type="float" office:value="0.50534443" calcext:value-type="float">
            <text:p>0.505344</text:p>
          </table:table-cell>
          <table:table-cell table:style-name="ce6" office:value-type="float" office:value="0.50534771" calcext:value-type="float">
            <text:p>0.505348</text:p>
          </table:table-cell>
          <table:table-cell table:style-name="ce11" table:formula="of:=[.E29]-[.B29]" office:value-type="float" office:value="0.50534771" calcext:value-type="float">
            <text:p>0.505348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G29]-[.B29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I29]-[.B29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0477334" calcext:value-type="float">
            <text:p>-0.004773</text:p>
          </table:table-cell>
          <table:table-cell table:style-name="ce17" office:value-type="float" office:value="-0.00477334" calcext:value-type="float">
            <text:p>-0.004773</text:p>
          </table:table-cell>
          <table:table-cell table:style-name="ce11" table:formula="of:=[.N29]-[.M29]" office:value-type="float" office:value="0" calcext:value-type="float">
            <text:p>0.000000</text:p>
          </table:table-cell>
          <table:table-cell table:style-name="ce17" office:value-type="float" office:value="-0.00477334" calcext:value-type="float">
            <text:p>-0.004773</text:p>
          </table:table-cell>
          <table:table-cell table:style-name="ce11" table:formula="of:=[.P29]-[.M29]" office:value-type="float" office:value="0" calcext:value-type="float">
            <text:p>0.000000</text:p>
          </table:table-cell>
          <table:table-cell table:style-name="ce17" office:value-type="float" office:value="-0.00477334" calcext:value-type="float">
            <text:p>-0.004773</text:p>
          </table:table-cell>
          <table:table-cell table:style-name="ce11" table:formula="of:=[.R29]-[.M29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26: xz component of inertia matrix of link lwr_2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-0.01802328" calcext:value-type="float">
            <text:p>-0.018023</text:p>
          </table:table-cell>
          <table:table-cell table:style-name="ce11" table:formula="of:=[.C30]-[.B30]" office:value-type="float" office:value="-0.01802328" calcext:value-type="float">
            <text:p>-0.018023</text:p>
          </table:table-cell>
          <table:table-cell table:style-name="ce6" office:value-type="float" office:value="-0.01802437" calcext:value-type="float">
            <text:p>-0.018024</text:p>
          </table:table-cell>
          <table:table-cell table:style-name="ce11" table:formula="of:=[.E30]-[.B30]" office:value-type="float" office:value="-0.01802437" calcext:value-type="float">
            <text:p>-0.018024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G30]-[.B30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I30]-[.B30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762255" calcext:value-type="float">
            <text:p>-0.076226</text:p>
          </table:table-cell>
          <table:table-cell table:style-name="ce17" office:value-type="float" office:value="-0.0762255" calcext:value-type="float">
            <text:p>-0.076226</text:p>
          </table:table-cell>
          <table:table-cell table:style-name="ce11" table:formula="of:=[.N30]-[.M30]" office:value-type="float" office:value="0" calcext:value-type="float">
            <text:p>0.000000</text:p>
          </table:table-cell>
          <table:table-cell table:style-name="ce17" office:value-type="float" office:value="-0.0762255" calcext:value-type="float">
            <text:p>-0.076226</text:p>
          </table:table-cell>
          <table:table-cell table:style-name="ce11" table:formula="of:=[.P30]-[.M30]" office:value-type="float" office:value="0" calcext:value-type="float">
            <text:p>0.000000</text:p>
          </table:table-cell>
          <table:table-cell table:style-name="ce17" office:value-type="float" office:value="-0.0762255" calcext:value-type="float">
            <text:p>-0.076226</text:p>
          </table:table-cell>
          <table:table-cell table:style-name="ce11" table:formula="of:=[.R30]-[.M30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27: yy component of inertia matrix of link lwr_2_link</text:p>
          </table:table-cell>
          <table:table-cell table:style-name="ce4" office:value-type="float" office:value="0.01728" calcext:value-type="float">
            <text:p>0.017280</text:p>
          </table:table-cell>
          <table:table-cell table:style-name="ce6" office:value-type="float" office:value="-0.02899572" calcext:value-type="float">
            <text:p>-0.028996</text:p>
          </table:table-cell>
          <table:table-cell table:style-name="ce11" table:formula="of:=[.C31]-[.B31]" office:value-type="float" office:value="-0.04627572" calcext:value-type="float">
            <text:p>-0.046276</text:p>
          </table:table-cell>
          <table:table-cell table:style-name="ce6" office:value-type="float" office:value="-0.20637155" calcext:value-type="float">
            <text:p>-0.206372</text:p>
          </table:table-cell>
          <table:table-cell table:style-name="ce11" table:formula="of:=[.E31]-[.B31]" office:value-type="float" office:value="-0.22365155" calcext:value-type="float">
            <text:p>-0.223652</text:p>
          </table:table-cell>
          <table:table-cell table:style-name="ce6" office:value-type="float" office:value="0.01728" calcext:value-type="float">
            <text:p>0.017280</text:p>
          </table:table-cell>
          <table:table-cell table:style-name="ce11" table:formula="of:=[.G31]-[.B31]" office:value-type="float" office:value="0" calcext:value-type="float">
            <text:p>0.000000</text:p>
          </table:table-cell>
          <table:table-cell table:style-name="ce6" office:value-type="float" office:value="0.01728" calcext:value-type="float">
            <text:p>0.017280</text:p>
          </table:table-cell>
          <table:table-cell table:style-name="ce11" table:formula="of:=[.I31]-[.B31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01728" calcext:value-type="float">
            <text:p>0.017280</text:p>
          </table:table-cell>
          <table:table-cell table:style-name="ce4" office:value-type="float" office:value="0.00113749" calcext:value-type="float">
            <text:p>0.001137</text:p>
          </table:table-cell>
          <table:table-cell table:style-name="ce17" office:value-type="float" office:value="0.00113749" calcext:value-type="float">
            <text:p>0.001137</text:p>
          </table:table-cell>
          <table:table-cell table:style-name="ce11" table:formula="of:=[.N31]-[.M31]" office:value-type="float" office:value="0" calcext:value-type="float">
            <text:p>0.000000</text:p>
          </table:table-cell>
          <table:table-cell table:style-name="ce17" office:value-type="float" office:value="0.00113749" calcext:value-type="float">
            <text:p>0.001137</text:p>
          </table:table-cell>
          <table:table-cell table:style-name="ce11" table:formula="of:=[.P31]-[.M31]" office:value-type="float" office:value="0" calcext:value-type="float">
            <text:p>0.000000</text:p>
          </table:table-cell>
          <table:table-cell table:style-name="ce17" office:value-type="float" office:value="0.00113749" calcext:value-type="float">
            <text:p>0.001137</text:p>
          </table:table-cell>
          <table:table-cell table:style-name="ce11" table:formula="of:=[.R31]-[.M31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28: yz component of inertia matrix of link lwr_2_link</text:p>
          </table:table-cell>
          <table:table-cell table:style-name="ce4" office:value-type="float" office:value="-0.01134" calcext:value-type="float">
            <text:p>-0.011340</text:p>
          </table:table-cell>
          <table:table-cell table:style-name="ce6" office:value-type="float" office:value="0.5470311" calcext:value-type="float">
            <text:p>0.547031</text:p>
          </table:table-cell>
          <table:table-cell table:style-name="ce11" table:formula="of:=[.C32]-[.B32]" office:value-type="float" office:value="0.5583711" calcext:value-type="float">
            <text:p>0.558371</text:p>
          </table:table-cell>
          <table:table-cell table:style-name="ce6" office:value-type="float" office:value="0.54703091" calcext:value-type="float">
            <text:p>0.547031</text:p>
          </table:table-cell>
          <table:table-cell table:style-name="ce11" table:formula="of:=[.E32]-[.B32]" office:value-type="float" office:value="0.55837091" calcext:value-type="float">
            <text:p>0.558371</text:p>
          </table:table-cell>
          <table:table-cell table:style-name="ce6" office:value-type="float" office:value="0.50725144" calcext:value-type="float">
            <text:p>0.507251</text:p>
          </table:table-cell>
          <table:table-cell table:style-name="ce11" table:formula="of:=[.G32]-[.B32]" office:value-type="float" office:value="0.51859144" calcext:value-type="float">
            <text:p>0.518591</text:p>
          </table:table-cell>
          <table:table-cell table:style-name="ce6" office:value-type="float" office:value="0.50725144" calcext:value-type="float">
            <text:p>0.507251</text:p>
          </table:table-cell>
          <table:table-cell table:style-name="ce11" table:formula="of:=[.I32]-[.B32]" office:value-type="float" office:value="0.51859144" calcext:value-type="float">
            <text:p>0.518591</text:p>
          </table:table-cell>
          <table:table-cell table:style-name="ce11"/>
          <table:table-cell table:style-name="ce4" office:value-type="float" office:value="-0.01134" calcext:value-type="float">
            <text:p>-0.011340</text:p>
          </table:table-cell>
          <table:table-cell table:style-name="ce4" office:value-type="float" office:value="0.0690656" calcext:value-type="float">
            <text:p>0.069066</text:p>
          </table:table-cell>
          <table:table-cell table:style-name="ce17" office:value-type="float" office:value="0.0690656" calcext:value-type="float">
            <text:p>0.069066</text:p>
          </table:table-cell>
          <table:table-cell table:style-name="ce11" table:formula="of:=[.N32]-[.M32]" office:value-type="float" office:value="0" calcext:value-type="float">
            <text:p>0.000000</text:p>
          </table:table-cell>
          <table:table-cell table:style-name="ce17" office:value-type="float" office:value="0.0690656" calcext:value-type="float">
            <text:p>0.069066</text:p>
          </table:table-cell>
          <table:table-cell table:style-name="ce11" table:formula="of:=[.P32]-[.M32]" office:value-type="float" office:value="0" calcext:value-type="float">
            <text:p>0.000000</text:p>
          </table:table-cell>
          <table:table-cell table:style-name="ce17" office:value-type="float" office:value="0.0690656" calcext:value-type="float">
            <text:p>0.069066</text:p>
          </table:table-cell>
          <table:table-cell table:style-name="ce11" table:formula="of:=[.R32]-[.M32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29: zz component of inertia matrix of link lwr_2_link</text:p>
          </table:table-cell>
          <table:table-cell table:style-name="ce4" office:value-type="float" office:value="0.02574" calcext:value-type="float">
            <text:p>0.025740</text:p>
          </table:table-cell>
          <table:table-cell table:style-name="ce6" office:value-type="float" office:value="-0.33992525" calcext:value-type="float">
            <text:p>-0.339925</text:p>
          </table:table-cell>
          <table:table-cell table:style-name="ce11" table:formula="of:=[.C33]-[.B33]" office:value-type="float" office:value="-0.36566525" calcext:value-type="float">
            <text:p>-0.365665</text:p>
          </table:table-cell>
          <table:table-cell table:style-name="ce6" office:value-type="float" office:value="-0.26700128" calcext:value-type="float">
            <text:p>-0.267001</text:p>
          </table:table-cell>
          <table:table-cell table:style-name="ce11" table:formula="of:=[.E33]-[.B33]" office:value-type="float" office:value="-0.29274128" calcext:value-type="float">
            <text:p>-0.292741</text:p>
          </table:table-cell>
          <table:table-cell table:style-name="ce6" office:value-type="float" office:value="0.02574" calcext:value-type="float">
            <text:p>0.025740</text:p>
          </table:table-cell>
          <table:table-cell table:style-name="ce11" table:formula="of:=[.G33]-[.B33]" office:value-type="float" office:value="0" calcext:value-type="float">
            <text:p>0.000000</text:p>
          </table:table-cell>
          <table:table-cell table:style-name="ce6" office:value-type="float" office:value="0.02574" calcext:value-type="float">
            <text:p>0.025740</text:p>
          </table:table-cell>
          <table:table-cell table:style-name="ce11" table:formula="of:=[.I33]-[.B33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02574" calcext:value-type="float">
            <text:p>0.025740</text:p>
          </table:table-cell>
          <table:table-cell table:style-name="ce4" office:value-type="float" office:value="-0.0187459" calcext:value-type="float">
            <text:p>-0.018746</text:p>
          </table:table-cell>
          <table:table-cell table:style-name="ce17" office:value-type="float" office:value="0.08318951" calcext:value-type="float">
            <text:p>0.083190</text:p>
          </table:table-cell>
          <table:table-cell table:style-name="ce11" table:formula="of:=[.N33]-[.M33]" office:value-type="float" office:value="0.10193541" calcext:value-type="float">
            <text:p>0.101935</text:p>
          </table:table-cell>
          <table:table-cell table:style-name="ce17" office:value-type="float" office:value="-0.0187459" calcext:value-type="float">
            <text:p>-0.018746</text:p>
          </table:table-cell>
          <table:table-cell table:style-name="ce11" table:formula="of:=[.P33]-[.M33]" office:value-type="float" office:value="0" calcext:value-type="float">
            <text:p>0.000000</text:p>
          </table:table-cell>
          <table:table-cell table:style-name="ce17" office:value-type="float" office:value="-0.0187459" calcext:value-type="float">
            <text:p>-0.018746</text:p>
          </table:table-cell>
          <table:table-cell table:style-name="ce11" table:formula="of:=[.R33]-[.M33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1" office:value-type="string" calcext:value-type="string">
            <text:p># 30: mass of link lwr_3_link <text:s text:c="10"/></text:p>
          </table:table-cell>
          <table:table-cell table:style-name="ce4" office:value-type="float" office:value="2.7" calcext:value-type="float">
            <text:p>2.700000</text:p>
          </table:table-cell>
          <table:table-cell table:style-name="ce6" office:value-type="float" office:value="0.24456061" calcext:value-type="float">
            <text:p>0.244561</text:p>
          </table:table-cell>
          <table:table-cell table:style-name="ce11" table:formula="of:=[.C34]-[.B34]" office:value-type="float" office:value="-2.45543939" calcext:value-type="float">
            <text:p>-2.455439</text:p>
          </table:table-cell>
          <table:table-cell table:style-name="ce6" office:value-type="float" office:value="2.69158298" calcext:value-type="float">
            <text:p>2.691583</text:p>
          </table:table-cell>
          <table:table-cell table:style-name="ce11" table:formula="of:=[.E34]-[.B34]" office:value-type="float" office:value="-0.00841702" calcext:value-type="float">
            <text:p>-0.008417</text:p>
          </table:table-cell>
          <table:table-cell table:style-name="ce6" office:value-type="float" office:value="2.7" calcext:value-type="float">
            <text:p>2.700000</text:p>
          </table:table-cell>
          <table:table-cell table:style-name="ce11" table:formula="of:=[.G34]-[.B34]" office:value-type="float" office:value="0" calcext:value-type="float">
            <text:p>0.000000</text:p>
          </table:table-cell>
          <table:table-cell table:style-name="ce6" office:value-type="float" office:value="2.7" calcext:value-type="float">
            <text:p>2.700000</text:p>
          </table:table-cell>
          <table:table-cell table:style-name="ce11" table:formula="of:=[.I34]-[.B34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2.7" calcext:value-type="float">
            <text:p>2.700000</text:p>
          </table:table-cell>
          <table:table-cell table:style-name="ce4" office:value-type="float" office:value="2.77843" calcext:value-type="float">
            <text:p>2.778430</text:p>
          </table:table-cell>
          <table:table-cell table:style-name="ce17" office:value-type="float" office:value="2.77843" calcext:value-type="float">
            <text:p>2.778430</text:p>
          </table:table-cell>
          <table:table-cell table:style-name="ce11" table:formula="of:=[.N34]-[.M34]" office:value-type="float" office:value="0" calcext:value-type="float">
            <text:p>0.000000</text:p>
          </table:table-cell>
          <table:table-cell table:style-name="ce17" office:value-type="float" office:value="2.77843" calcext:value-type="float">
            <text:p>2.778430</text:p>
          </table:table-cell>
          <table:table-cell table:style-name="ce11" table:formula="of:=[.P34]-[.M34]" office:value-type="float" office:value="0" calcext:value-type="float">
            <text:p>0.000000</text:p>
          </table:table-cell>
          <table:table-cell table:style-name="ce17" office:value-type="float" office:value="2.77843" calcext:value-type="float">
            <text:p>2.778430</text:p>
          </table:table-cell>
          <table:table-cell table:style-name="ce11" table:formula="of:=[.R34]-[.M34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31: x component of center of mass of link lwr_3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-0.00907989" calcext:value-type="float">
            <text:p>-0.009080</text:p>
          </table:table-cell>
          <table:table-cell table:style-name="ce11" table:formula="of:=[.C35]-[.B35]" office:value-type="float" office:value="-0.00907989" calcext:value-type="float">
            <text:p>-0.009080</text:p>
          </table:table-cell>
          <table:table-cell table:style-name="ce6" office:value-type="float" office:value="-0.00907987" calcext:value-type="float">
            <text:p>-0.009080</text:p>
          </table:table-cell>
          <table:table-cell table:style-name="ce11" table:formula="of:=[.E35]-[.B35]" office:value-type="float" office:value="-0.00907987" calcext:value-type="float">
            <text:p>-0.00908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G35]-[.B35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I35]-[.B35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0625647" calcext:value-type="float">
            <text:p>0.062565</text:p>
          </table:table-cell>
          <table:table-cell table:style-name="ce17" office:value-type="float" office:value="0.0625647" calcext:value-type="float">
            <text:p>0.062565</text:p>
          </table:table-cell>
          <table:table-cell table:style-name="ce11" table:formula="of:=[.N35]-[.M35]" office:value-type="float" office:value="0" calcext:value-type="float">
            <text:p>0.000000</text:p>
          </table:table-cell>
          <table:table-cell table:style-name="ce17" office:value-type="float" office:value="0.0625647" calcext:value-type="float">
            <text:p>0.062565</text:p>
          </table:table-cell>
          <table:table-cell table:style-name="ce11" table:formula="of:=[.P35]-[.M35]" office:value-type="float" office:value="0" calcext:value-type="float">
            <text:p>0.000000</text:p>
          </table:table-cell>
          <table:table-cell table:style-name="ce17" office:value-type="float" office:value="0.0625647" calcext:value-type="float">
            <text:p>0.062565</text:p>
          </table:table-cell>
          <table:table-cell table:style-name="ce11" table:formula="of:=[.R35]-[.M35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32: y component of center of mass of link lwr_3_link</text:p>
          </table:table-cell>
          <table:table-cell table:style-name="ce4" office:value-type="float" office:value="0.162" calcext:value-type="float">
            <text:p>0.162000</text:p>
          </table:table-cell>
          <table:table-cell table:style-name="ce6" office:value-type="float" office:value="0.00017655" calcext:value-type="float">
            <text:p>0.000177</text:p>
          </table:table-cell>
          <table:table-cell table:style-name="ce11" table:formula="of:=[.C36]-[.B36]" office:value-type="float" office:value="-0.16182345" calcext:value-type="float">
            <text:p>-0.161823</text:p>
          </table:table-cell>
          <table:table-cell table:style-name="ce6" office:value-type="float" office:value="0.1610647" calcext:value-type="float">
            <text:p>0.161065</text:p>
          </table:table-cell>
          <table:table-cell table:style-name="ce11" table:formula="of:=[.E36]-[.B36]" office:value-type="float" office:value="-0.0009353" calcext:value-type="float">
            <text:p>-0.000935</text:p>
          </table:table-cell>
          <table:table-cell table:style-name="ce6" office:value-type="float" office:value="0.162" calcext:value-type="float">
            <text:p>0.162000</text:p>
          </table:table-cell>
          <table:table-cell table:style-name="ce11" table:formula="of:=[.G36]-[.B36]" office:value-type="float" office:value="0" calcext:value-type="float">
            <text:p>0.000000</text:p>
          </table:table-cell>
          <table:table-cell table:style-name="ce6" office:value-type="float" office:value="0.162" calcext:value-type="float">
            <text:p>0.162000</text:p>
          </table:table-cell>
          <table:table-cell table:style-name="ce11" table:formula="of:=[.I36]-[.B36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162" calcext:value-type="float">
            <text:p>0.162000</text:p>
          </table:table-cell>
          <table:table-cell table:style-name="ce4" office:value-type="float" office:value="0.170486" calcext:value-type="float">
            <text:p>0.170486</text:p>
          </table:table-cell>
          <table:table-cell table:style-name="ce17" office:value-type="float" office:value="0.170486" calcext:value-type="float">
            <text:p>0.170486</text:p>
          </table:table-cell>
          <table:table-cell table:style-name="ce11" table:formula="of:=[.N36]-[.M36]" office:value-type="float" office:value="0" calcext:value-type="float">
            <text:p>0.000000</text:p>
          </table:table-cell>
          <table:table-cell table:style-name="ce17" office:value-type="float" office:value="0.170486" calcext:value-type="float">
            <text:p>0.170486</text:p>
          </table:table-cell>
          <table:table-cell table:style-name="ce11" table:formula="of:=[.P36]-[.M36]" office:value-type="float" office:value="0" calcext:value-type="float">
            <text:p>0.000000</text:p>
          </table:table-cell>
          <table:table-cell table:style-name="ce17" office:value-type="float" office:value="0.170486" calcext:value-type="float">
            <text:p>0.170486</text:p>
          </table:table-cell>
          <table:table-cell table:style-name="ce11" table:formula="of:=[.R36]-[.M36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33: z component of center of mass of link lwr_3_link</text:p>
          </table:table-cell>
          <table:table-cell table:style-name="ce4" office:value-type="float" office:value="0.351" calcext:value-type="float">
            <text:p>0.351000</text:p>
          </table:table-cell>
          <table:table-cell table:style-name="ce6" office:value-type="float" office:value="1.28809345" calcext:value-type="float">
            <text:p>1.288093</text:p>
          </table:table-cell>
          <table:table-cell table:style-name="ce11" table:formula="of:=[.C37]-[.B37]" office:value-type="float" office:value="0.93709345" calcext:value-type="float">
            <text:p>0.937093</text:p>
          </table:table-cell>
          <table:table-cell table:style-name="ce6" office:value-type="float" office:value="0.30610443" calcext:value-type="float">
            <text:p>0.306104</text:p>
          </table:table-cell>
          <table:table-cell table:style-name="ce11" table:formula="of:=[.E37]-[.B37]" office:value-type="float" office:value="-0.0448955700000001" calcext:value-type="float">
            <text:p>-0.044896</text:p>
          </table:table-cell>
          <table:table-cell table:style-name="ce6" office:value-type="float" office:value="0.21126203" calcext:value-type="float">
            <text:p>0.211262</text:p>
          </table:table-cell>
          <table:table-cell table:style-name="ce11" table:formula="of:=[.G37]-[.B37]" office:value-type="float" office:value="-0.13973797" calcext:value-type="float">
            <text:p>-0.139738</text:p>
          </table:table-cell>
          <table:table-cell table:style-name="ce6" office:value-type="float" office:value="0.21126203" calcext:value-type="float">
            <text:p>0.211262</text:p>
          </table:table-cell>
          <table:table-cell table:style-name="ce11" table:formula="of:=[.I37]-[.B37]" office:value-type="float" office:value="-0.13973797" calcext:value-type="float">
            <text:p>-0.139738</text:p>
          </table:table-cell>
          <table:table-cell table:style-name="ce11"/>
          <table:table-cell table:style-name="ce4" office:value-type="float" office:value="0.351" calcext:value-type="float">
            <text:p>0.351000</text:p>
          </table:table-cell>
          <table:table-cell table:style-name="ce4" office:value-type="float" office:value="0.447338" calcext:value-type="float">
            <text:p>0.447338</text:p>
          </table:table-cell>
          <table:table-cell table:style-name="ce17" office:value-type="float" office:value="0.36690395" calcext:value-type="float">
            <text:p>0.366904</text:p>
          </table:table-cell>
          <table:table-cell table:style-name="ce11" table:formula="of:=[.N37]-[.M37]" office:value-type="float" office:value="-0.08043405" calcext:value-type="float">
            <text:p>-0.080434</text:p>
          </table:table-cell>
          <table:table-cell table:style-name="ce17" office:value-type="float" office:value="0.35579902" calcext:value-type="float">
            <text:p>0.355799</text:p>
          </table:table-cell>
          <table:table-cell table:style-name="ce11" table:formula="of:=[.P37]-[.M37]" office:value-type="float" office:value="-0.09153898" calcext:value-type="float">
            <text:p>-0.091539</text:p>
          </table:table-cell>
          <table:table-cell table:style-name="ce17" office:value-type="float" office:value="0.35493623" calcext:value-type="float">
            <text:p>0.354936</text:p>
          </table:table-cell>
          <table:table-cell table:style-name="ce11" table:formula="of:=[.R37]-[.M37]" office:value-type="float" office:value="-0.09240177" calcext:value-type="float">
            <text:p>-0.092402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34: xx component of inertia matrix of link lwr_3_link</text:p>
          </table:table-cell>
          <table:table-cell table:style-name="ce4" office:value-type="float" office:value="0.0738" calcext:value-type="float">
            <text:p>0.073800</text:p>
          </table:table-cell>
          <table:table-cell table:style-name="ce6" office:value-type="float" office:value="0.25952409" calcext:value-type="float">
            <text:p>0.259524</text:p>
          </table:table-cell>
          <table:table-cell table:style-name="ce11" table:formula="of:=[.C38]-[.B38]" office:value-type="float" office:value="0.18572409" calcext:value-type="float">
            <text:p>0.185724</text:p>
          </table:table-cell>
          <table:table-cell table:style-name="ce6" office:value-type="float" office:value="0.17035609" calcext:value-type="float">
            <text:p>0.170356</text:p>
          </table:table-cell>
          <table:table-cell table:style-name="ce11" table:formula="of:=[.E38]-[.B38]" office:value-type="float" office:value="0.09655609" calcext:value-type="float">
            <text:p>0.096556</text:p>
          </table:table-cell>
          <table:table-cell table:style-name="ce6" office:value-type="float" office:value="0.0738" calcext:value-type="float">
            <text:p>0.073800</text:p>
          </table:table-cell>
          <table:table-cell table:style-name="ce11" table:formula="of:=[.G38]-[.B38]" office:value-type="float" office:value="0" calcext:value-type="float">
            <text:p>0.000000</text:p>
          </table:table-cell>
          <table:table-cell table:style-name="ce6" office:value-type="float" office:value="0.0738" calcext:value-type="float">
            <text:p>0.073800</text:p>
          </table:table-cell>
          <table:table-cell table:style-name="ce11" table:formula="of:=[.I38]-[.B38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0738" calcext:value-type="float">
            <text:p>0.073800</text:p>
          </table:table-cell>
          <table:table-cell table:style-name="ce4" office:value-type="float" office:value="0.104341" calcext:value-type="float">
            <text:p>0.104341</text:p>
          </table:table-cell>
          <table:table-cell table:style-name="ce17" office:value-type="float" office:value="0.104341" calcext:value-type="float">
            <text:p>0.104341</text:p>
          </table:table-cell>
          <table:table-cell table:style-name="ce11" table:formula="of:=[.N38]-[.M38]" office:value-type="float" office:value="0" calcext:value-type="float">
            <text:p>0.000000</text:p>
          </table:table-cell>
          <table:table-cell table:style-name="ce17" office:value-type="float" office:value="0.104341" calcext:value-type="float">
            <text:p>0.104341</text:p>
          </table:table-cell>
          <table:table-cell table:style-name="ce11" table:formula="of:=[.P38]-[.M38]" office:value-type="float" office:value="0" calcext:value-type="float">
            <text:p>0.000000</text:p>
          </table:table-cell>
          <table:table-cell table:style-name="ce17" office:value-type="float" office:value="0.104341" calcext:value-type="float">
            <text:p>0.104341</text:p>
          </table:table-cell>
          <table:table-cell table:style-name="ce11" table:formula="of:=[.R38]-[.M38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35: xy component of inertia matrix of link lwr_3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0.57357231" calcext:value-type="float">
            <text:p>0.573572</text:p>
          </table:table-cell>
          <table:table-cell table:style-name="ce11" table:formula="of:=[.C39]-[.B39]" office:value-type="float" office:value="0.57357231" calcext:value-type="float">
            <text:p>0.573572</text:p>
          </table:table-cell>
          <table:table-cell table:style-name="ce6" office:value-type="float" office:value="0.57357193" calcext:value-type="float">
            <text:p>0.573572</text:p>
          </table:table-cell>
          <table:table-cell table:style-name="ce11" table:formula="of:=[.E39]-[.B39]" office:value-type="float" office:value="0.57357193" calcext:value-type="float">
            <text:p>0.573572</text:p>
          </table:table-cell>
          <table:table-cell table:style-name="ce6" office:value-type="float" office:value="0.66491333" calcext:value-type="float">
            <text:p>0.664913</text:p>
          </table:table-cell>
          <table:table-cell table:style-name="ce11" table:formula="of:=[.G39]-[.B39]" office:value-type="float" office:value="0.66491333" calcext:value-type="float">
            <text:p>0.664913</text:p>
          </table:table-cell>
          <table:table-cell table:style-name="ce6" office:value-type="float" office:value="0.66491333" calcext:value-type="float">
            <text:p>0.664913</text:p>
          </table:table-cell>
          <table:table-cell table:style-name="ce11" table:formula="of:=[.I39]-[.B39]" office:value-type="float" office:value="0.66491333" calcext:value-type="float">
            <text:p>0.664913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0279642" calcext:value-type="float">
            <text:p>0.027964</text:p>
          </table:table-cell>
          <table:table-cell table:style-name="ce17" office:value-type="float" office:value="0.0279642" calcext:value-type="float">
            <text:p>0.027964</text:p>
          </table:table-cell>
          <table:table-cell table:style-name="ce11" table:formula="of:=[.N39]-[.M39]" office:value-type="float" office:value="0" calcext:value-type="float">
            <text:p>0.000000</text:p>
          </table:table-cell>
          <table:table-cell table:style-name="ce17" office:value-type="float" office:value="0.0279642" calcext:value-type="float">
            <text:p>0.027964</text:p>
          </table:table-cell>
          <table:table-cell table:style-name="ce11" table:formula="of:=[.P39]-[.M39]" office:value-type="float" office:value="0" calcext:value-type="float">
            <text:p>0.000000</text:p>
          </table:table-cell>
          <table:table-cell table:style-name="ce17" office:value-type="float" office:value="0.0279642" calcext:value-type="float">
            <text:p>0.027964</text:p>
          </table:table-cell>
          <table:table-cell table:style-name="ce11" table:formula="of:=[.R39]-[.M39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36: xz component of inertia matrix of link lwr_3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-0.01564728" calcext:value-type="float">
            <text:p>-0.015647</text:p>
          </table:table-cell>
          <table:table-cell table:style-name="ce11" table:formula="of:=[.C40]-[.B40]" office:value-type="float" office:value="-0.01564728" calcext:value-type="float">
            <text:p>-0.015647</text:p>
          </table:table-cell>
          <table:table-cell table:style-name="ce6" office:value-type="float" office:value="-0.01564697" calcext:value-type="float">
            <text:p>-0.015647</text:p>
          </table:table-cell>
          <table:table-cell table:style-name="ce11" table:formula="of:=[.E40]-[.B40]" office:value-type="float" office:value="-0.01564697" calcext:value-type="float">
            <text:p>-0.015647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G40]-[.B40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I40]-[.B40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0529836" calcext:value-type="float">
            <text:p>-0.005298</text:p>
          </table:table-cell>
          <table:table-cell table:style-name="ce17" office:value-type="float" office:value="-0.00529836" calcext:value-type="float">
            <text:p>-0.005298</text:p>
          </table:table-cell>
          <table:table-cell table:style-name="ce11" table:formula="of:=[.N40]-[.M40]" office:value-type="float" office:value="0" calcext:value-type="float">
            <text:p>0.000000</text:p>
          </table:table-cell>
          <table:table-cell table:style-name="ce17" office:value-type="float" office:value="-0.00529836" calcext:value-type="float">
            <text:p>-0.005298</text:p>
          </table:table-cell>
          <table:table-cell table:style-name="ce11" table:formula="of:=[.P40]-[.M40]" office:value-type="float" office:value="0" calcext:value-type="float">
            <text:p>0.000000</text:p>
          </table:table-cell>
          <table:table-cell table:style-name="ce17" office:value-type="float" office:value="-0.00529836" calcext:value-type="float">
            <text:p>-0.005298</text:p>
          </table:table-cell>
          <table:table-cell table:style-name="ce11" table:formula="of:=[.R40]-[.M40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37: yy component of inertia matrix of link lwr_3_link</text:p>
          </table:table-cell>
          <table:table-cell table:style-name="ce4" office:value-type="float" office:value="0.04968" calcext:value-type="float">
            <text:p>0.049680</text:p>
          </table:table-cell>
          <table:table-cell table:style-name="ce6" office:value-type="float" office:value="0.06692734" calcext:value-type="float">
            <text:p>0.066927</text:p>
          </table:table-cell>
          <table:table-cell table:style-name="ce11" table:formula="of:=[.C41]-[.B41]" office:value-type="float" office:value="0.01724734" calcext:value-type="float">
            <text:p>0.017247</text:p>
          </table:table-cell>
          <table:table-cell table:style-name="ce6" office:value-type="float" office:value="-0.06092841" calcext:value-type="float">
            <text:p>-0.060928</text:p>
          </table:table-cell>
          <table:table-cell table:style-name="ce11" table:formula="of:=[.E41]-[.B41]" office:value-type="float" office:value="-0.11060841" calcext:value-type="float">
            <text:p>-0.110608</text:p>
          </table:table-cell>
          <table:table-cell table:style-name="ce6" office:value-type="float" office:value="0.04968" calcext:value-type="float">
            <text:p>0.049680</text:p>
          </table:table-cell>
          <table:table-cell table:style-name="ce11" table:formula="of:=[.G41]-[.B41]" office:value-type="float" office:value="0" calcext:value-type="float">
            <text:p>0.000000</text:p>
          </table:table-cell>
          <table:table-cell table:style-name="ce6" office:value-type="float" office:value="0.04968" calcext:value-type="float">
            <text:p>0.049680</text:p>
          </table:table-cell>
          <table:table-cell table:style-name="ce11" table:formula="of:=[.I41]-[.B41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04968" calcext:value-type="float">
            <text:p>0.049680</text:p>
          </table:table-cell>
          <table:table-cell table:style-name="ce4" office:value-type="float" office:value="0.00255793" calcext:value-type="float">
            <text:p>0.002558</text:p>
          </table:table-cell>
          <table:table-cell table:style-name="ce17" office:value-type="float" office:value="0.00255793" calcext:value-type="float">
            <text:p>0.002558</text:p>
          </table:table-cell>
          <table:table-cell table:style-name="ce11" table:formula="of:=[.N41]-[.M41]" office:value-type="float" office:value="0" calcext:value-type="float">
            <text:p>0.000000</text:p>
          </table:table-cell>
          <table:table-cell table:style-name="ce17" office:value-type="float" office:value="0.00255793" calcext:value-type="float">
            <text:p>0.002558</text:p>
          </table:table-cell>
          <table:table-cell table:style-name="ce11" table:formula="of:=[.P41]-[.M41]" office:value-type="float" office:value="0" calcext:value-type="float">
            <text:p>0.000000</text:p>
          </table:table-cell>
          <table:table-cell table:style-name="ce17" office:value-type="float" office:value="0.00255793" calcext:value-type="float">
            <text:p>0.002558</text:p>
          </table:table-cell>
          <table:table-cell table:style-name="ce11" table:formula="of:=[.R41]-[.M41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38: yz component of inertia matrix of link lwr_3_link</text:p>
          </table:table-cell>
          <table:table-cell table:style-name="ce4" office:value-type="float" office:value="-0.02106" calcext:value-type="float">
            <text:p>-0.021060</text:p>
          </table:table-cell>
          <table:table-cell table:style-name="ce6" office:value-type="float" office:value="-0.16528825" calcext:value-type="float">
            <text:p>-0.165288</text:p>
          </table:table-cell>
          <table:table-cell table:style-name="ce11" table:formula="of:=[.C42]-[.B42]" office:value-type="float" office:value="-0.14422825" calcext:value-type="float">
            <text:p>-0.144228</text:p>
          </table:table-cell>
          <table:table-cell table:style-name="ce6" office:value-type="float" office:value="-0.19746638" calcext:value-type="float">
            <text:p>-0.197466</text:p>
          </table:table-cell>
          <table:table-cell table:style-name="ce11" table:formula="of:=[.E42]-[.B42]" office:value-type="float" office:value="-0.17640638" calcext:value-type="float">
            <text:p>-0.176406</text:p>
          </table:table-cell>
          <table:table-cell table:style-name="ce6" office:value-type="float" office:value="-0.11229208" calcext:value-type="float">
            <text:p>-0.112292</text:p>
          </table:table-cell>
          <table:table-cell table:style-name="ce11" table:formula="of:=[.G42]-[.B42]" office:value-type="float" office:value="-0.09123208" calcext:value-type="float">
            <text:p>-0.091232</text:p>
          </table:table-cell>
          <table:table-cell table:style-name="ce6" office:value-type="float" office:value="-0.11229208" calcext:value-type="float">
            <text:p>-0.112292</text:p>
          </table:table-cell>
          <table:table-cell table:style-name="ce11" table:formula="of:=[.I42]-[.B42]" office:value-type="float" office:value="-0.09123208" calcext:value-type="float">
            <text:p>-0.091232</text:p>
          </table:table-cell>
          <table:table-cell table:style-name="ce11"/>
          <table:table-cell table:style-name="ce4" office:value-type="float" office:value="-0.02106" calcext:value-type="float">
            <text:p>-0.021060</text:p>
          </table:table-cell>
          <table:table-cell table:style-name="ce4" office:value-type="float" office:value="-0.047934" calcext:value-type="float">
            <text:p>-0.047934</text:p>
          </table:table-cell>
          <table:table-cell table:style-name="ce17" office:value-type="float" office:value="-0.047934" calcext:value-type="float">
            <text:p>-0.047934</text:p>
          </table:table-cell>
          <table:table-cell table:style-name="ce11" table:formula="of:=[.N42]-[.M42]" office:value-type="float" office:value="0" calcext:value-type="float">
            <text:p>0.000000</text:p>
          </table:table-cell>
          <table:table-cell table:style-name="ce17" office:value-type="float" office:value="-0.047934" calcext:value-type="float">
            <text:p>-0.047934</text:p>
          </table:table-cell>
          <table:table-cell table:style-name="ce11" table:formula="of:=[.P42]-[.M42]" office:value-type="float" office:value="0" calcext:value-type="float">
            <text:p>0.000000</text:p>
          </table:table-cell>
          <table:table-cell table:style-name="ce17" office:value-type="float" office:value="-0.047934" calcext:value-type="float">
            <text:p>-0.047934</text:p>
          </table:table-cell>
          <table:table-cell table:style-name="ce11" table:formula="of:=[.R42]-[.M42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39: zz component of inertia matrix of link lwr_3_link</text:p>
          </table:table-cell>
          <table:table-cell table:style-name="ce4" office:value-type="float" office:value="0.02574" calcext:value-type="float">
            <text:p>0.025740</text:p>
          </table:table-cell>
          <table:table-cell table:style-name="ce6" office:value-type="float" office:value="-0.17001744" calcext:value-type="float">
            <text:p>-0.170017</text:p>
          </table:table-cell>
          <table:table-cell table:style-name="ce11" table:formula="of:=[.C43]-[.B43]" office:value-type="float" office:value="-0.19575744" calcext:value-type="float">
            <text:p>-0.195757</text:p>
          </table:table-cell>
          <table:table-cell table:style-name="ce6" office:value-type="float" office:value="-0.13132504" calcext:value-type="float">
            <text:p>-0.131325</text:p>
          </table:table-cell>
          <table:table-cell table:style-name="ce11" table:formula="of:=[.E43]-[.B43]" office:value-type="float" office:value="-0.15706504" calcext:value-type="float">
            <text:p>-0.157065</text:p>
          </table:table-cell>
          <table:table-cell table:style-name="ce6" office:value-type="float" office:value="-0.27428192" calcext:value-type="float">
            <text:p>-0.274282</text:p>
          </table:table-cell>
          <table:table-cell table:style-name="ce11" table:formula="of:=[.G43]-[.B43]" office:value-type="float" office:value="-0.30002192" calcext:value-type="float">
            <text:p>-0.300022</text:p>
          </table:table-cell>
          <table:table-cell table:style-name="ce6" office:value-type="float" office:value="-0.27428192" calcext:value-type="float">
            <text:p>-0.274282</text:p>
          </table:table-cell>
          <table:table-cell table:style-name="ce11" table:formula="of:=[.I43]-[.B43]" office:value-type="float" office:value="-0.30002192" calcext:value-type="float">
            <text:p>-0.300022</text:p>
          </table:table-cell>
          <table:table-cell table:style-name="ce11"/>
          <table:table-cell table:style-name="ce4" office:value-type="float" office:value="0.02574" calcext:value-type="float">
            <text:p>0.025740</text:p>
          </table:table-cell>
          <table:table-cell table:style-name="ce4" office:value-type="float" office:value="0.0924543" calcext:value-type="float">
            <text:p>0.092454</text:p>
          </table:table-cell>
          <table:table-cell table:style-name="ce17" office:value-type="float" office:value="0.0924543" calcext:value-type="float">
            <text:p>0.092454</text:p>
          </table:table-cell>
          <table:table-cell table:style-name="ce11" table:formula="of:=[.N43]-[.M43]" office:value-type="float" office:value="0" calcext:value-type="float">
            <text:p>0.000000</text:p>
          </table:table-cell>
          <table:table-cell table:style-name="ce17" office:value-type="float" office:value="0.0924543" calcext:value-type="float">
            <text:p>0.092454</text:p>
          </table:table-cell>
          <table:table-cell table:style-name="ce11" table:formula="of:=[.P43]-[.M43]" office:value-type="float" office:value="0" calcext:value-type="float">
            <text:p>0.000000</text:p>
          </table:table-cell>
          <table:table-cell table:style-name="ce17" office:value-type="float" office:value="0.0924543" calcext:value-type="float">
            <text:p>0.092454</text:p>
          </table:table-cell>
          <table:table-cell table:style-name="ce11" table:formula="of:=[.R43]-[.M43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1" office:value-type="string" calcext:value-type="string">
            <text:p># 40: mass of link lwr_4_link <text:s text:c="10"/></text:p>
          </table:table-cell>
          <table:table-cell table:style-name="ce4" office:value-type="float" office:value="2.7" calcext:value-type="float">
            <text:p>2.700000</text:p>
          </table:table-cell>
          <table:table-cell table:style-name="ce6" office:value-type="float" office:value="0.51523736" calcext:value-type="float">
            <text:p>0.515237</text:p>
          </table:table-cell>
          <table:table-cell table:style-name="ce11" table:formula="of:=[.C44]-[.B44]" office:value-type="float" office:value="-2.18476264" calcext:value-type="float">
            <text:p>-2.184763</text:p>
          </table:table-cell>
          <table:table-cell table:style-name="ce6" office:value-type="float" office:value="2.68204178" calcext:value-type="float">
            <text:p>2.682042</text:p>
          </table:table-cell>
          <table:table-cell table:style-name="ce11" table:formula="of:=[.E44]-[.B44]" office:value-type="float" office:value="-0.0179582200000001" calcext:value-type="float">
            <text:p>-0.017958</text:p>
          </table:table-cell>
          <table:table-cell table:style-name="ce6" office:value-type="float" office:value="2.7" calcext:value-type="float">
            <text:p>2.700000</text:p>
          </table:table-cell>
          <table:table-cell table:style-name="ce11" table:formula="of:=[.G44]-[.B44]" office:value-type="float" office:value="0" calcext:value-type="float">
            <text:p>0.000000</text:p>
          </table:table-cell>
          <table:table-cell table:style-name="ce6" office:value-type="float" office:value="2.7" calcext:value-type="float">
            <text:p>2.700000</text:p>
          </table:table-cell>
          <table:table-cell table:style-name="ce11" table:formula="of:=[.I44]-[.B44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2.7" calcext:value-type="float">
            <text:p>2.700000</text:p>
          </table:table-cell>
          <table:table-cell table:style-name="ce4" office:value-type="float" office:value="2.67149" calcext:value-type="float">
            <text:p>2.671490</text:p>
          </table:table-cell>
          <table:table-cell table:style-name="ce17" office:value-type="float" office:value="2.67149" calcext:value-type="float">
            <text:p>2.671490</text:p>
          </table:table-cell>
          <table:table-cell table:style-name="ce11" table:formula="of:=[.N44]-[.M44]" office:value-type="float" office:value="0" calcext:value-type="float">
            <text:p>0.000000</text:p>
          </table:table-cell>
          <table:table-cell table:style-name="ce17" office:value-type="float" office:value="2.67149" calcext:value-type="float">
            <text:p>2.671490</text:p>
          </table:table-cell>
          <table:table-cell table:style-name="ce11" table:formula="of:=[.P44]-[.M44]" office:value-type="float" office:value="0" calcext:value-type="float">
            <text:p>0.000000</text:p>
          </table:table-cell>
          <table:table-cell table:style-name="ce17" office:value-type="float" office:value="2.67149" calcext:value-type="float">
            <text:p>2.671490</text:p>
          </table:table-cell>
          <table:table-cell table:style-name="ce11" table:formula="of:=[.R44]-[.M44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41: x component of center of mass of link lwr_4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-0.05613121" calcext:value-type="float">
            <text:p>-0.056131</text:p>
          </table:table-cell>
          <table:table-cell table:style-name="ce11" table:formula="of:=[.C45]-[.B45]" office:value-type="float" office:value="-0.05613121" calcext:value-type="float">
            <text:p>-0.056131</text:p>
          </table:table-cell>
          <table:table-cell table:style-name="ce6" office:value-type="float" office:value="-0.05613101" calcext:value-type="float">
            <text:p>-0.056131</text:p>
          </table:table-cell>
          <table:table-cell table:style-name="ce11" table:formula="of:=[.E45]-[.B45]" office:value-type="float" office:value="-0.05613101" calcext:value-type="float">
            <text:p>-0.056131</text:p>
          </table:table-cell>
          <table:table-cell table:style-name="ce6" office:value-type="float" office:value="-0.05405085" calcext:value-type="float">
            <text:p>-0.054051</text:p>
          </table:table-cell>
          <table:table-cell table:style-name="ce11" table:formula="of:=[.G45]-[.B45]" office:value-type="float" office:value="-0.05405085" calcext:value-type="float">
            <text:p>-0.054051</text:p>
          </table:table-cell>
          <table:table-cell table:style-name="ce6" office:value-type="float" office:value="-0.05405085" calcext:value-type="float">
            <text:p>-0.054051</text:p>
          </table:table-cell>
          <table:table-cell table:style-name="ce11" table:formula="of:=[.I45]-[.B45]" office:value-type="float" office:value="-0.05405085" calcext:value-type="float">
            <text:p>-0.054051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0586154" calcext:value-type="float">
            <text:p>0.058615</text:p>
          </table:table-cell>
          <table:table-cell table:style-name="ce17" office:value-type="float" office:value="-0.01722659" calcext:value-type="float">
            <text:p>-0.017227</text:p>
          </table:table-cell>
          <table:table-cell table:style-name="ce11" table:formula="of:=[.N45]-[.M45]" office:value-type="float" office:value="-0.07584199" calcext:value-type="float">
            <text:p>-0.075842</text:p>
          </table:table-cell>
          <table:table-cell table:style-name="ce17" office:value-type="float" office:value="-0.00909138" calcext:value-type="float">
            <text:p>-0.009091</text:p>
          </table:table-cell>
          <table:table-cell table:style-name="ce11" table:formula="of:=[.P45]-[.M45]" office:value-type="float" office:value="-0.06770678" calcext:value-type="float">
            <text:p>-0.067707</text:p>
          </table:table-cell>
          <table:table-cell table:style-name="ce17" office:value-type="float" office:value="-0.00924828" calcext:value-type="float">
            <text:p>-0.009248</text:p>
          </table:table-cell>
          <table:table-cell table:style-name="ce11" table:formula="of:=[.R45]-[.M45]" office:value-type="float" office:value="-0.06786368" calcext:value-type="float">
            <text:p>-0.067864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42: y component of center of mass of link lwr_4_link</text:p>
          </table:table-cell>
          <table:table-cell table:style-name="ce4" office:value-type="float" office:value="-0.162" calcext:value-type="float">
            <text:p>-0.162000</text:p>
          </table:table-cell>
          <table:table-cell table:style-name="ce6" office:value-type="float" office:value="0.03323415" calcext:value-type="float">
            <text:p>0.033234</text:p>
          </table:table-cell>
          <table:table-cell table:style-name="ce11" table:formula="of:=[.C46]-[.B46]" office:value-type="float" office:value="0.19523415" calcext:value-type="float">
            <text:p>0.195234</text:p>
          </table:table-cell>
          <table:table-cell table:style-name="ce6" office:value-type="float" office:value="-0.12765406" calcext:value-type="float">
            <text:p>-0.127654</text:p>
          </table:table-cell>
          <table:table-cell table:style-name="ce11" table:formula="of:=[.E46]-[.B46]" office:value-type="float" office:value="0.03434594" calcext:value-type="float">
            <text:p>0.034346</text:p>
          </table:table-cell>
          <table:table-cell table:style-name="ce6" office:value-type="float" office:value="-0.14540499" calcext:value-type="float">
            <text:p>-0.145405</text:p>
          </table:table-cell>
          <table:table-cell table:style-name="ce11" table:formula="of:=[.G46]-[.B46]" office:value-type="float" office:value="0.01659501" calcext:value-type="float">
            <text:p>0.016595</text:p>
          </table:table-cell>
          <table:table-cell table:style-name="ce6" office:value-type="float" office:value="-0.14540499" calcext:value-type="float">
            <text:p>-0.145405</text:p>
          </table:table-cell>
          <table:table-cell table:style-name="ce11" table:formula="of:=[.I46]-[.B46]" office:value-type="float" office:value="0.01659501" calcext:value-type="float">
            <text:p>0.016595</text:p>
          </table:table-cell>
          <table:table-cell table:style-name="ce11"/>
          <table:table-cell table:style-name="ce4" office:value-type="float" office:value="-0.162" calcext:value-type="float">
            <text:p>-0.162000</text:p>
          </table:table-cell>
          <table:table-cell table:style-name="ce4" office:value-type="float" office:value="-0.122292" calcext:value-type="float">
            <text:p>-0.122292</text:p>
          </table:table-cell>
          <table:table-cell table:style-name="ce17" office:value-type="float" office:value="-0.122292" calcext:value-type="float">
            <text:p>-0.122292</text:p>
          </table:table-cell>
          <table:table-cell table:style-name="ce11" table:formula="of:=[.N46]-[.M46]" office:value-type="float" office:value="0" calcext:value-type="float">
            <text:p>0.000000</text:p>
          </table:table-cell>
          <table:table-cell table:style-name="ce17" office:value-type="float" office:value="-0.122292" calcext:value-type="float">
            <text:p>-0.122292</text:p>
          </table:table-cell>
          <table:table-cell table:style-name="ce11" table:formula="of:=[.P46]-[.M46]" office:value-type="float" office:value="0" calcext:value-type="float">
            <text:p>0.000000</text:p>
          </table:table-cell>
          <table:table-cell table:style-name="ce17" office:value-type="float" office:value="-0.122292" calcext:value-type="float">
            <text:p>-0.122292</text:p>
          </table:table-cell>
          <table:table-cell table:style-name="ce11" table:formula="of:=[.R46]-[.M46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43: z component of center of mass of link lwr_4_link</text:p>
          </table:table-cell>
          <table:table-cell table:style-name="ce4" office:value-type="float" office:value="0.189" calcext:value-type="float">
            <text:p>0.189000</text:p>
          </table:table-cell>
          <table:table-cell table:style-name="ce6" office:value-type="float" office:value="0.39397158" calcext:value-type="float">
            <text:p>0.393972</text:p>
          </table:table-cell>
          <table:table-cell table:style-name="ce11" table:formula="of:=[.C47]-[.B47]" office:value-type="float" office:value="0.20497158" calcext:value-type="float">
            <text:p>0.204972</text:p>
          </table:table-cell>
          <table:table-cell table:style-name="ce6" office:value-type="float" office:value="0.19897671" calcext:value-type="float">
            <text:p>0.198977</text:p>
          </table:table-cell>
          <table:table-cell table:style-name="ce11" table:formula="of:=[.E47]-[.B47]" office:value-type="float" office:value="0.00997671" calcext:value-type="float">
            <text:p>0.009977</text:p>
          </table:table-cell>
          <table:table-cell table:style-name="ce6" office:value-type="float" office:value="0.189" calcext:value-type="float">
            <text:p>0.189000</text:p>
          </table:table-cell>
          <table:table-cell table:style-name="ce11" table:formula="of:=[.G47]-[.B47]" office:value-type="float" office:value="0" calcext:value-type="float">
            <text:p>0.000000</text:p>
          </table:table-cell>
          <table:table-cell table:style-name="ce6" office:value-type="float" office:value="0.189" calcext:value-type="float">
            <text:p>0.189000</text:p>
          </table:table-cell>
          <table:table-cell table:style-name="ce11" table:formula="of:=[.I47]-[.B47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189" calcext:value-type="float">
            <text:p>0.189000</text:p>
          </table:table-cell>
          <table:table-cell table:style-name="ce4" office:value-type="float" office:value="0.162954" calcext:value-type="float">
            <text:p>0.162954</text:p>
          </table:table-cell>
          <table:table-cell table:style-name="ce17" office:value-type="float" office:value="0.162954" calcext:value-type="float">
            <text:p>0.162954</text:p>
          </table:table-cell>
          <table:table-cell table:style-name="ce11" table:formula="of:=[.N47]-[.M47]" office:value-type="float" office:value="0" calcext:value-type="float">
            <text:p>0.000000</text:p>
          </table:table-cell>
          <table:table-cell table:style-name="ce17" office:value-type="float" office:value="0.162954" calcext:value-type="float">
            <text:p>0.162954</text:p>
          </table:table-cell>
          <table:table-cell table:style-name="ce11" table:formula="of:=[.P47]-[.M47]" office:value-type="float" office:value="0" calcext:value-type="float">
            <text:p>0.000000</text:p>
          </table:table-cell>
          <table:table-cell table:style-name="ce17" office:value-type="float" office:value="0.162954" calcext:value-type="float">
            <text:p>0.162954</text:p>
          </table:table-cell>
          <table:table-cell table:style-name="ce11" table:formula="of:=[.R47]-[.M47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44: xx component of inertia matrix of link lwr_4_link</text:p>
          </table:table-cell>
          <table:table-cell table:style-name="ce4" office:value-type="float" office:value="0.0414" calcext:value-type="float">
            <text:p>0.041400</text:p>
          </table:table-cell>
          <table:table-cell table:style-name="ce6" office:value-type="float" office:value="0.0787876" calcext:value-type="float">
            <text:p>0.078788</text:p>
          </table:table-cell>
          <table:table-cell table:style-name="ce11" table:formula="of:=[.C48]-[.B48]" office:value-type="float" office:value="0.0373876" calcext:value-type="float">
            <text:p>0.037388</text:p>
          </table:table-cell>
          <table:table-cell table:style-name="ce6" office:value-type="float" office:value="0.03460483" calcext:value-type="float">
            <text:p>0.034605</text:p>
          </table:table-cell>
          <table:table-cell table:style-name="ce11" table:formula="of:=[.E48]-[.B48]" office:value-type="float" office:value="-0.00679517" calcext:value-type="float">
            <text:p>-0.006795</text:p>
          </table:table-cell>
          <table:table-cell table:style-name="ce6" office:value-type="float" office:value="0.06348536" calcext:value-type="float">
            <text:p>0.063485</text:p>
          </table:table-cell>
          <table:table-cell table:style-name="ce11" table:formula="of:=[.G48]-[.B48]" office:value-type="float" office:value="0.02208536" calcext:value-type="float">
            <text:p>0.022085</text:p>
          </table:table-cell>
          <table:table-cell table:style-name="ce6" office:value-type="float" office:value="0.06348536" calcext:value-type="float">
            <text:p>0.063485</text:p>
          </table:table-cell>
          <table:table-cell table:style-name="ce11" table:formula="of:=[.I48]-[.B48]" office:value-type="float" office:value="0.02208536" calcext:value-type="float">
            <text:p>0.022085</text:p>
          </table:table-cell>
          <table:table-cell table:style-name="ce11"/>
          <table:table-cell table:style-name="ce4" office:value-type="float" office:value="0.0414" calcext:value-type="float">
            <text:p>0.041400</text:p>
          </table:table-cell>
          <table:table-cell table:style-name="ce4" office:value-type="float" office:value="-0.00504881" calcext:value-type="float">
            <text:p>-0.005049</text:p>
          </table:table-cell>
          <table:table-cell table:style-name="ce17" office:value-type="float" office:value="-0.00504881" calcext:value-type="float">
            <text:p>-0.005049</text:p>
          </table:table-cell>
          <table:table-cell table:style-name="ce11" table:formula="of:=[.N48]-[.M48]" office:value-type="float" office:value="0" calcext:value-type="float">
            <text:p>0.000000</text:p>
          </table:table-cell>
          <table:table-cell table:style-name="ce17" office:value-type="float" office:value="-0.00504881" calcext:value-type="float">
            <text:p>-0.005049</text:p>
          </table:table-cell>
          <table:table-cell table:style-name="ce11" table:formula="of:=[.P48]-[.M48]" office:value-type="float" office:value="0" calcext:value-type="float">
            <text:p>0.000000</text:p>
          </table:table-cell>
          <table:table-cell table:style-name="ce17" office:value-type="float" office:value="-0.00504881" calcext:value-type="float">
            <text:p>-0.005049</text:p>
          </table:table-cell>
          <table:table-cell table:style-name="ce11" table:formula="of:=[.R48]-[.M48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45: xy component of inertia matrix of link lwr_4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0.06728341" calcext:value-type="float">
            <text:p>0.067283</text:p>
          </table:table-cell>
          <table:table-cell table:style-name="ce11" table:formula="of:=[.C49]-[.B49]" office:value-type="float" office:value="0.06728341" calcext:value-type="float">
            <text:p>0.067283</text:p>
          </table:table-cell>
          <table:table-cell table:style-name="ce6" office:value-type="float" office:value="0.06728318" calcext:value-type="float">
            <text:p>0.067283</text:p>
          </table:table-cell>
          <table:table-cell table:style-name="ce11" table:formula="of:=[.E49]-[.B49]" office:value-type="float" office:value="0.06728318" calcext:value-type="float">
            <text:p>0.067283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G49]-[.B49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I49]-[.B49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575383" calcext:value-type="float">
            <text:p>-0.057538</text:p>
          </table:table-cell>
          <table:table-cell table:style-name="ce17" office:value-type="float" office:value="-0.0575383" calcext:value-type="float">
            <text:p>-0.057538</text:p>
          </table:table-cell>
          <table:table-cell table:style-name="ce11" table:formula="of:=[.N49]-[.M49]" office:value-type="float" office:value="0" calcext:value-type="float">
            <text:p>0.000000</text:p>
          </table:table-cell>
          <table:table-cell table:style-name="ce17" office:value-type="float" office:value="-0.0575383" calcext:value-type="float">
            <text:p>-0.057538</text:p>
          </table:table-cell>
          <table:table-cell table:style-name="ce11" table:formula="of:=[.P49]-[.M49]" office:value-type="float" office:value="0" calcext:value-type="float">
            <text:p>0.000000</text:p>
          </table:table-cell>
          <table:table-cell table:style-name="ce17" office:value-type="float" office:value="-0.0575383" calcext:value-type="float">
            <text:p>-0.057538</text:p>
          </table:table-cell>
          <table:table-cell table:style-name="ce11" table:formula="of:=[.R49]-[.M49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46: xz component of inertia matrix of link lwr_4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-0.04762498" calcext:value-type="float">
            <text:p>-0.047625</text:p>
          </table:table-cell>
          <table:table-cell table:style-name="ce11" table:formula="of:=[.C50]-[.B50]" office:value-type="float" office:value="-0.04762498" calcext:value-type="float">
            <text:p>-0.047625</text:p>
          </table:table-cell>
          <table:table-cell table:style-name="ce6" office:value-type="float" office:value="-0.04762472" calcext:value-type="float">
            <text:p>-0.047625</text:p>
          </table:table-cell>
          <table:table-cell table:style-name="ce11" table:formula="of:=[.E50]-[.B50]" office:value-type="float" office:value="-0.04762472" calcext:value-type="float">
            <text:p>-0.047625</text:p>
          </table:table-cell>
          <table:table-cell table:style-name="ce6" office:value-type="float" office:value="-0.05995664" calcext:value-type="float">
            <text:p>-0.059957</text:p>
          </table:table-cell>
          <table:table-cell table:style-name="ce11" table:formula="of:=[.G50]-[.B50]" office:value-type="float" office:value="-0.05995664" calcext:value-type="float">
            <text:p>-0.059957</text:p>
          </table:table-cell>
          <table:table-cell table:style-name="ce6" office:value-type="float" office:value="-0.05995664" calcext:value-type="float">
            <text:p>-0.059957</text:p>
          </table:table-cell>
          <table:table-cell table:style-name="ce11" table:formula="of:=[.I50]-[.B50]" office:value-type="float" office:value="-0.05995664" calcext:value-type="float">
            <text:p>-0.059957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0875692" calcext:value-type="float">
            <text:p>0.087569</text:p>
          </table:table-cell>
          <table:table-cell table:style-name="ce17" office:value-type="float" office:value="0.0875692" calcext:value-type="float">
            <text:p>0.087569</text:p>
          </table:table-cell>
          <table:table-cell table:style-name="ce11" table:formula="of:=[.N50]-[.M50]" office:value-type="float" office:value="0" calcext:value-type="float">
            <text:p>0.000000</text:p>
          </table:table-cell>
          <table:table-cell table:style-name="ce17" office:value-type="float" office:value="0.0875692" calcext:value-type="float">
            <text:p>0.087569</text:p>
          </table:table-cell>
          <table:table-cell table:style-name="ce11" table:formula="of:=[.P50]-[.M50]" office:value-type="float" office:value="0" calcext:value-type="float">
            <text:p>0.000000</text:p>
          </table:table-cell>
          <table:table-cell table:style-name="ce17" office:value-type="float" office:value="0.0875692" calcext:value-type="float">
            <text:p>0.087569</text:p>
          </table:table-cell>
          <table:table-cell table:style-name="ce11" table:formula="of:=[.R50]-[.M50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47: yy component of inertia matrix of link lwr_4_link</text:p>
          </table:table-cell>
          <table:table-cell table:style-name="ce4" office:value-type="float" office:value="0.01728" calcext:value-type="float">
            <text:p>0.017280</text:p>
          </table:table-cell>
          <table:table-cell table:style-name="ce6" office:value-type="float" office:value="-0.20427466" calcext:value-type="float">
            <text:p>-0.204275</text:p>
          </table:table-cell>
          <table:table-cell table:style-name="ce11" table:formula="of:=[.C51]-[.B51]" office:value-type="float" office:value="-0.22155466" calcext:value-type="float">
            <text:p>-0.221555</text:p>
          </table:table-cell>
          <table:table-cell table:style-name="ce6" office:value-type="float" office:value="-0.20976662" calcext:value-type="float">
            <text:p>-0.209767</text:p>
          </table:table-cell>
          <table:table-cell table:style-name="ce11" table:formula="of:=[.E51]-[.B51]" office:value-type="float" office:value="-0.22704662" calcext:value-type="float">
            <text:p>-0.227047</text:p>
          </table:table-cell>
          <table:table-cell table:style-name="ce6" office:value-type="float" office:value="0.01728" calcext:value-type="float">
            <text:p>0.017280</text:p>
          </table:table-cell>
          <table:table-cell table:style-name="ce11" table:formula="of:=[.G51]-[.B51]" office:value-type="float" office:value="0" calcext:value-type="float">
            <text:p>0.000000</text:p>
          </table:table-cell>
          <table:table-cell table:style-name="ce6" office:value-type="float" office:value="0.01728" calcext:value-type="float">
            <text:p>0.017280</text:p>
          </table:table-cell>
          <table:table-cell table:style-name="ce11" table:formula="of:=[.I51]-[.B51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01728" calcext:value-type="float">
            <text:p>0.017280</text:p>
          </table:table-cell>
          <table:table-cell table:style-name="ce4" office:value-type="float" office:value="-0.0426019" calcext:value-type="float">
            <text:p>-0.042602</text:p>
          </table:table-cell>
          <table:table-cell table:style-name="ce17" office:value-type="float" office:value="-0.04951782" calcext:value-type="float">
            <text:p>-0.049518</text:p>
          </table:table-cell>
          <table:table-cell table:style-name="ce11" table:formula="of:=[.N51]-[.M51]" office:value-type="float" office:value="-0.00691592000000001" calcext:value-type="float">
            <text:p>-0.006916</text:p>
          </table:table-cell>
          <table:table-cell table:style-name="ce17" office:value-type="float" office:value="-0.0426019" calcext:value-type="float">
            <text:p>-0.042602</text:p>
          </table:table-cell>
          <table:table-cell table:style-name="ce11" table:formula="of:=[.P51]-[.M51]" office:value-type="float" office:value="0" calcext:value-type="float">
            <text:p>0.000000</text:p>
          </table:table-cell>
          <table:table-cell table:style-name="ce17" office:value-type="float" office:value="-0.0426019" calcext:value-type="float">
            <text:p>-0.042602</text:p>
          </table:table-cell>
          <table:table-cell table:style-name="ce11" table:formula="of:=[.R51]-[.M51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48: yz component of inertia matrix of link lwr_4_link</text:p>
          </table:table-cell>
          <table:table-cell table:style-name="ce4" office:value-type="float" office:value="0.01134" calcext:value-type="float">
            <text:p>0.011340</text:p>
          </table:table-cell>
          <table:table-cell table:style-name="ce6" office:value-type="float" office:value="0.1750523" calcext:value-type="float">
            <text:p>0.175052</text:p>
          </table:table-cell>
          <table:table-cell table:style-name="ce11" table:formula="of:=[.C52]-[.B52]" office:value-type="float" office:value="0.1637123" calcext:value-type="float">
            <text:p>0.163712</text:p>
          </table:table-cell>
          <table:table-cell table:style-name="ce6" office:value-type="float" office:value="0.17505303" calcext:value-type="float">
            <text:p>0.175053</text:p>
          </table:table-cell>
          <table:table-cell table:style-name="ce11" table:formula="of:=[.E52]-[.B52]" office:value-type="float" office:value="0.16371303" calcext:value-type="float">
            <text:p>0.163713</text:p>
          </table:table-cell>
          <table:table-cell table:style-name="ce6" office:value-type="float" office:value="0.01134" calcext:value-type="float">
            <text:p>0.011340</text:p>
          </table:table-cell>
          <table:table-cell table:style-name="ce11" table:formula="of:=[.G52]-[.B52]" office:value-type="float" office:value="0" calcext:value-type="float">
            <text:p>0.000000</text:p>
          </table:table-cell>
          <table:table-cell table:style-name="ce6" office:value-type="float" office:value="0.01134" calcext:value-type="float">
            <text:p>0.011340</text:p>
          </table:table-cell>
          <table:table-cell table:style-name="ce11" table:formula="of:=[.I52]-[.B52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01134" calcext:value-type="float">
            <text:p>0.011340</text:p>
          </table:table-cell>
          <table:table-cell table:style-name="ce4" office:value-type="float" office:value="0.117427" calcext:value-type="float">
            <text:p>0.117427</text:p>
          </table:table-cell>
          <table:table-cell table:style-name="ce17" office:value-type="float" office:value="0.117427" calcext:value-type="float">
            <text:p>0.117427</text:p>
          </table:table-cell>
          <table:table-cell table:style-name="ce11" table:formula="of:=[.N52]-[.M52]" office:value-type="float" office:value="0" calcext:value-type="float">
            <text:p>0.000000</text:p>
          </table:table-cell>
          <table:table-cell table:style-name="ce17" office:value-type="float" office:value="0.117427" calcext:value-type="float">
            <text:p>0.117427</text:p>
          </table:table-cell>
          <table:table-cell table:style-name="ce11" table:formula="of:=[.P52]-[.M52]" office:value-type="float" office:value="0" calcext:value-type="float">
            <text:p>0.000000</text:p>
          </table:table-cell>
          <table:table-cell table:style-name="ce17" office:value-type="float" office:value="0.117427" calcext:value-type="float">
            <text:p>0.117427</text:p>
          </table:table-cell>
          <table:table-cell table:style-name="ce11" table:formula="of:=[.R52]-[.M52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49: zz component of inertia matrix of link lwr_4_link</text:p>
          </table:table-cell>
          <table:table-cell table:style-name="ce4" office:value-type="float" office:value="0.02574" calcext:value-type="float">
            <text:p>0.025740</text:p>
          </table:table-cell>
          <table:table-cell table:style-name="ce6" office:value-type="float" office:value="0.01071902" calcext:value-type="float">
            <text:p>0.010719</text:p>
          </table:table-cell>
          <table:table-cell table:style-name="ce11" table:formula="of:=[.C53]-[.B53]" office:value-type="float" office:value="-0.01502098" calcext:value-type="float">
            <text:p>-0.015021</text:p>
          </table:table-cell>
          <table:table-cell table:style-name="ce6" office:value-type="float" office:value="-0.02797381" calcext:value-type="float">
            <text:p>-0.027974</text:p>
          </table:table-cell>
          <table:table-cell table:style-name="ce11" table:formula="of:=[.E53]-[.B53]" office:value-type="float" office:value="-0.05371381" calcext:value-type="float">
            <text:p>-0.053714</text:p>
          </table:table-cell>
          <table:table-cell table:style-name="ce6" office:value-type="float" office:value="0.02574" calcext:value-type="float">
            <text:p>0.025740</text:p>
          </table:table-cell>
          <table:table-cell table:style-name="ce11" table:formula="of:=[.G53]-[.B53]" office:value-type="float" office:value="0" calcext:value-type="float">
            <text:p>0.000000</text:p>
          </table:table-cell>
          <table:table-cell table:style-name="ce6" office:value-type="float" office:value="0.02574" calcext:value-type="float">
            <text:p>0.025740</text:p>
          </table:table-cell>
          <table:table-cell table:style-name="ce11" table:formula="of:=[.I53]-[.B53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02574" calcext:value-type="float">
            <text:p>0.025740</text:p>
          </table:table-cell>
          <table:table-cell table:style-name="ce4" office:value-type="float" office:value="-0.0800378" calcext:value-type="float">
            <text:p>-0.080038</text:p>
          </table:table-cell>
          <table:table-cell table:style-name="ce17" office:value-type="float" office:value="0.0263343" calcext:value-type="float">
            <text:p>0.026334</text:p>
          </table:table-cell>
          <table:table-cell table:style-name="ce11" table:formula="of:=[.N53]-[.M53]" office:value-type="float" office:value="0.1063721" calcext:value-type="float">
            <text:p>0.106372</text:p>
          </table:table-cell>
          <table:table-cell table:style-name="ce17" office:value-type="float" office:value="-0.0800378" calcext:value-type="float">
            <text:p>-0.080038</text:p>
          </table:table-cell>
          <table:table-cell table:style-name="ce11" table:formula="of:=[.P53]-[.M53]" office:value-type="float" office:value="0" calcext:value-type="float">
            <text:p>0.000000</text:p>
          </table:table-cell>
          <table:table-cell table:style-name="ce17" office:value-type="float" office:value="-0.0800378" calcext:value-type="float">
            <text:p>-0.080038</text:p>
          </table:table-cell>
          <table:table-cell table:style-name="ce11" table:formula="of:=[.R53]-[.M53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1" office:value-type="string" calcext:value-type="string">
            <text:p># 50: mass of link lwr_5_link <text:s text:c="10"/></text:p>
          </table:table-cell>
          <table:table-cell table:style-name="ce4" office:value-type="float" office:value="1.7" calcext:value-type="float">
            <text:p>1.700000</text:p>
          </table:table-cell>
          <table:table-cell table:style-name="ce6" office:value-type="float" office:value="0.58901218" calcext:value-type="float">
            <text:p>0.589012</text:p>
          </table:table-cell>
          <table:table-cell table:style-name="ce11" table:formula="of:=[.C54]-[.B54]" office:value-type="float" office:value="-1.11098782" calcext:value-type="float">
            <text:p>-1.110988</text:p>
          </table:table-cell>
          <table:table-cell table:style-name="ce6" office:value-type="float" office:value="1.67468346" calcext:value-type="float">
            <text:p>1.674683</text:p>
          </table:table-cell>
          <table:table-cell table:style-name="ce11" table:formula="of:=[.E54]-[.B54]" office:value-type="float" office:value="-0.0253165400000002" calcext:value-type="float">
            <text:p>-0.025317</text:p>
          </table:table-cell>
          <table:table-cell table:style-name="ce6" office:value-type="float" office:value="1.7" calcext:value-type="float">
            <text:p>1.700000</text:p>
          </table:table-cell>
          <table:table-cell table:style-name="ce11" table:formula="of:=[.G54]-[.B54]" office:value-type="float" office:value="0" calcext:value-type="float">
            <text:p>0.000000</text:p>
          </table:table-cell>
          <table:table-cell table:style-name="ce6" office:value-type="float" office:value="1.7" calcext:value-type="float">
            <text:p>1.700000</text:p>
          </table:table-cell>
          <table:table-cell table:style-name="ce11" table:formula="of:=[.I54]-[.B54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1.7" calcext:value-type="float">
            <text:p>1.700000</text:p>
          </table:table-cell>
          <table:table-cell table:style-name="ce4" office:value-type="float" office:value="1.684" calcext:value-type="float">
            <text:p>1.684000</text:p>
          </table:table-cell>
          <table:table-cell table:style-name="ce17" office:value-type="float" office:value="1.684" calcext:value-type="float">
            <text:p>1.684000</text:p>
          </table:table-cell>
          <table:table-cell table:style-name="ce11" table:formula="of:=[.N54]-[.M54]" office:value-type="float" office:value="0" calcext:value-type="float">
            <text:p>0.000000</text:p>
          </table:table-cell>
          <table:table-cell table:style-name="ce17" office:value-type="float" office:value="1.684" calcext:value-type="float">
            <text:p>1.684000</text:p>
          </table:table-cell>
          <table:table-cell table:style-name="ce11" table:formula="of:=[.P54]-[.M54]" office:value-type="float" office:value="0" calcext:value-type="float">
            <text:p>0.000000</text:p>
          </table:table-cell>
          <table:table-cell table:style-name="ce17" office:value-type="float" office:value="1.684" calcext:value-type="float">
            <text:p>1.684000</text:p>
          </table:table-cell>
          <table:table-cell table:style-name="ce11" table:formula="of:=[.R54]-[.M54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51: x component of center of mass of link lwr_5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0.05088449" calcext:value-type="float">
            <text:p>0.050884</text:p>
          </table:table-cell>
          <table:table-cell table:style-name="ce11" table:formula="of:=[.C55]-[.B55]" office:value-type="float" office:value="0.05088449" calcext:value-type="float">
            <text:p>0.050884</text:p>
          </table:table-cell>
          <table:table-cell table:style-name="ce6" office:value-type="float" office:value="0.05088433" calcext:value-type="float">
            <text:p>0.050884</text:p>
          </table:table-cell>
          <table:table-cell table:style-name="ce11" table:formula="of:=[.E55]-[.B55]" office:value-type="float" office:value="0.05088433" calcext:value-type="float">
            <text:p>0.050884</text:p>
          </table:table-cell>
          <table:table-cell table:style-name="ce6" office:value-type="float" office:value="0.04774523" calcext:value-type="float">
            <text:p>0.047745</text:p>
          </table:table-cell>
          <table:table-cell table:style-name="ce11" table:formula="of:=[.G55]-[.B55]" office:value-type="float" office:value="0.04774523" calcext:value-type="float">
            <text:p>0.047745</text:p>
          </table:table-cell>
          <table:table-cell table:style-name="ce6" office:value-type="float" office:value="0.04774523" calcext:value-type="float">
            <text:p>0.047745</text:p>
          </table:table-cell>
          <table:table-cell table:style-name="ce11" table:formula="of:=[.I55]-[.B55]" office:value-type="float" office:value="0.04774523" calcext:value-type="float">
            <text:p>0.047745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792465" calcext:value-type="float">
            <text:p>-0.079247</text:p>
          </table:table-cell>
          <table:table-cell table:style-name="ce17" office:value-type="float" office:value="-0.00859184" calcext:value-type="float">
            <text:p>-0.008592</text:p>
          </table:table-cell>
          <table:table-cell table:style-name="ce11" table:formula="of:=[.N55]-[.M55]" office:value-type="float" office:value="0.07065466" calcext:value-type="float">
            <text:p>0.070655</text:p>
          </table:table-cell>
          <table:table-cell table:style-name="ce17" office:value-type="float" office:value="-0.0792465" calcext:value-type="float">
            <text:p>-0.079247</text:p>
          </table:table-cell>
          <table:table-cell table:style-name="ce11" table:formula="of:=[.P55]-[.M55]" office:value-type="float" office:value="0" calcext:value-type="float">
            <text:p>0.000000</text:p>
          </table:table-cell>
          <table:table-cell table:style-name="ce17" office:value-type="float" office:value="-0.0792465" calcext:value-type="float">
            <text:p>-0.079247</text:p>
          </table:table-cell>
          <table:table-cell table:style-name="ce11" table:formula="of:=[.R55]-[.M55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52: y component of center of mass of link lwr_5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-0.01094202" calcext:value-type="float">
            <text:p>-0.010942</text:p>
          </table:table-cell>
          <table:table-cell table:style-name="ce11" table:formula="of:=[.C56]-[.B56]" office:value-type="float" office:value="-0.01094202" calcext:value-type="float">
            <text:p>-0.010942</text:p>
          </table:table-cell>
          <table:table-cell table:style-name="ce6" office:value-type="float" office:value="-0.010942" calcext:value-type="float">
            <text:p>-0.010942</text:p>
          </table:table-cell>
          <table:table-cell table:style-name="ce11" table:formula="of:=[.E56]-[.B56]" office:value-type="float" office:value="-0.010942" calcext:value-type="float">
            <text:p>-0.010942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G56]-[.B56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I56]-[.B56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107272" calcext:value-type="float">
            <text:p>-0.107272</text:p>
          </table:table-cell>
          <table:table-cell table:style-name="ce17" office:value-type="float" office:value="-0.107272" calcext:value-type="float">
            <text:p>-0.107272</text:p>
          </table:table-cell>
          <table:table-cell table:style-name="ce11" table:formula="of:=[.N56]-[.M56]" office:value-type="float" office:value="0" calcext:value-type="float">
            <text:p>0.000000</text:p>
          </table:table-cell>
          <table:table-cell table:style-name="ce17" office:value-type="float" office:value="-0.107272" calcext:value-type="float">
            <text:p>-0.107272</text:p>
          </table:table-cell>
          <table:table-cell table:style-name="ce11" table:formula="of:=[.P56]-[.M56]" office:value-type="float" office:value="0" calcext:value-type="float">
            <text:p>0.000000</text:p>
          </table:table-cell>
          <table:table-cell table:style-name="ce17" office:value-type="float" office:value="-0.107272" calcext:value-type="float">
            <text:p>-0.107272</text:p>
          </table:table-cell>
          <table:table-cell table:style-name="ce11" table:formula="of:=[.R56]-[.M56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53: z component of center of mass of link lwr_5_link</text:p>
          </table:table-cell>
          <table:table-cell table:style-name="ce4" office:value-type="float" office:value="0.2108" calcext:value-type="float">
            <text:p>0.210800</text:p>
          </table:table-cell>
          <table:table-cell table:style-name="ce6" office:value-type="float" office:value="0.34377679" calcext:value-type="float">
            <text:p>0.343777</text:p>
          </table:table-cell>
          <table:table-cell table:style-name="ce11" table:formula="of:=[.C57]-[.B57]" office:value-type="float" office:value="0.13297679" calcext:value-type="float">
            <text:p>0.132977</text:p>
          </table:table-cell>
          <table:table-cell table:style-name="ce6" office:value-type="float" office:value="0.12723999" calcext:value-type="float">
            <text:p>0.127240</text:p>
          </table:table-cell>
          <table:table-cell table:style-name="ce11" table:formula="of:=[.E57]-[.B57]" office:value-type="float" office:value="-0.08356001" calcext:value-type="float">
            <text:p>-0.083560</text:p>
          </table:table-cell>
          <table:table-cell table:style-name="ce6" office:value-type="float" office:value="0.10100494" calcext:value-type="float">
            <text:p>0.101005</text:p>
          </table:table-cell>
          <table:table-cell table:style-name="ce11" table:formula="of:=[.G57]-[.B57]" office:value-type="float" office:value="-0.10979506" calcext:value-type="float">
            <text:p>-0.109795</text:p>
          </table:table-cell>
          <table:table-cell table:style-name="ce6" office:value-type="float" office:value="0.10100494" calcext:value-type="float">
            <text:p>0.101005</text:p>
          </table:table-cell>
          <table:table-cell table:style-name="ce11" table:formula="of:=[.I57]-[.B57]" office:value-type="float" office:value="-0.10979506" calcext:value-type="float">
            <text:p>-0.109795</text:p>
          </table:table-cell>
          <table:table-cell table:style-name="ce11"/>
          <table:table-cell table:style-name="ce4" office:value-type="float" office:value="0.2108" calcext:value-type="float">
            <text:p>0.210800</text:p>
          </table:table-cell>
          <table:table-cell table:style-name="ce4" office:value-type="float" office:value="0.136678" calcext:value-type="float">
            <text:p>0.136678</text:p>
          </table:table-cell>
          <table:table-cell table:style-name="ce17" office:value-type="float" office:value="0.22425419" calcext:value-type="float">
            <text:p>0.224254</text:p>
          </table:table-cell>
          <table:table-cell table:style-name="ce11" table:formula="of:=[.N57]-[.M57]" office:value-type="float" office:value="0.08757619" calcext:value-type="float">
            <text:p>0.087576</text:p>
          </table:table-cell>
          <table:table-cell table:style-name="ce17" office:value-type="float" office:value="0.22168516" calcext:value-type="float">
            <text:p>0.221685</text:p>
          </table:table-cell>
          <table:table-cell table:style-name="ce11" table:formula="of:=[.P57]-[.M57]" office:value-type="float" office:value="0.08500716" calcext:value-type="float">
            <text:p>0.085007</text:p>
          </table:table-cell>
          <table:table-cell table:style-name="ce17" office:value-type="float" office:value="0.2180583" calcext:value-type="float">
            <text:p>0.218058</text:p>
          </table:table-cell>
          <table:table-cell table:style-name="ce11" table:formula="of:=[.R57]-[.M57]" office:value-type="float" office:value="0.0813803" calcext:value-type="float">
            <text:p>0.08138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54: xx component of inertia matrix of link lwr_5_link</text:p>
          </table:table-cell>
          <table:table-cell table:style-name="ce4" office:value-type="float" office:value="0.0368923" calcext:value-type="float">
            <text:p>0.036892</text:p>
          </table:table-cell>
          <table:table-cell table:style-name="ce6" office:value-type="float" office:value="0.11245051" calcext:value-type="float">
            <text:p>0.112451</text:p>
          </table:table-cell>
          <table:table-cell table:style-name="ce11" table:formula="of:=[.C58]-[.B58]" office:value-type="float" office:value="0.07555821" calcext:value-type="float">
            <text:p>0.075558</text:p>
          </table:table-cell>
          <table:table-cell table:style-name="ce6" office:value-type="float" office:value="0.09681444" calcext:value-type="float">
            <text:p>0.096814</text:p>
          </table:table-cell>
          <table:table-cell table:style-name="ce11" table:formula="of:=[.E58]-[.B58]" office:value-type="float" office:value="0.05992214" calcext:value-type="float">
            <text:p>0.059922</text:p>
          </table:table-cell>
          <table:table-cell table:style-name="ce6" office:value-type="float" office:value="0.0368923" calcext:value-type="float">
            <text:p>0.036892</text:p>
          </table:table-cell>
          <table:table-cell table:style-name="ce11" table:formula="of:=[.G58]-[.B58]" office:value-type="float" office:value="0" calcext:value-type="float">
            <text:p>0.000000</text:p>
          </table:table-cell>
          <table:table-cell table:style-name="ce6" office:value-type="float" office:value="0.0368923" calcext:value-type="float">
            <text:p>0.036892</text:p>
          </table:table-cell>
          <table:table-cell table:style-name="ce11" table:formula="of:=[.I58]-[.B58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0368923" calcext:value-type="float">
            <text:p>0.036892</text:p>
          </table:table-cell>
          <table:table-cell table:style-name="ce4" office:value-type="float" office:value="0.119665" calcext:value-type="float">
            <text:p>0.119665</text:p>
          </table:table-cell>
          <table:table-cell table:style-name="ce17" office:value-type="float" office:value="0.119665" calcext:value-type="float">
            <text:p>0.119665</text:p>
          </table:table-cell>
          <table:table-cell table:style-name="ce11" table:formula="of:=[.N58]-[.M58]" office:value-type="float" office:value="0" calcext:value-type="float">
            <text:p>0.000000</text:p>
          </table:table-cell>
          <table:table-cell table:style-name="ce17" office:value-type="float" office:value="0.119665" calcext:value-type="float">
            <text:p>0.119665</text:p>
          </table:table-cell>
          <table:table-cell table:style-name="ce11" table:formula="of:=[.P58]-[.M58]" office:value-type="float" office:value="0" calcext:value-type="float">
            <text:p>0.000000</text:p>
          </table:table-cell>
          <table:table-cell table:style-name="ce17" office:value-type="float" office:value="0.119665" calcext:value-type="float">
            <text:p>0.119665</text:p>
          </table:table-cell>
          <table:table-cell table:style-name="ce11" table:formula="of:=[.R58]-[.M58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55: xy component of inertia matrix of link lwr_5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0.00759388" calcext:value-type="float">
            <text:p>0.007594</text:p>
          </table:table-cell>
          <table:table-cell table:style-name="ce11" table:formula="of:=[.C59]-[.B59]" office:value-type="float" office:value="0.00759388" calcext:value-type="float">
            <text:p>0.007594</text:p>
          </table:table-cell>
          <table:table-cell table:style-name="ce6" office:value-type="float" office:value="0.00759387" calcext:value-type="float">
            <text:p>0.007594</text:p>
          </table:table-cell>
          <table:table-cell table:style-name="ce11" table:formula="of:=[.E59]-[.B59]" office:value-type="float" office:value="0.00759387" calcext:value-type="float">
            <text:p>0.007594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G59]-[.B59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I59]-[.B59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0589251" calcext:value-type="float">
            <text:p>0.058925</text:p>
          </table:table-cell>
          <table:table-cell table:style-name="ce17" office:value-type="float" office:value="0.0589251" calcext:value-type="float">
            <text:p>0.058925</text:p>
          </table:table-cell>
          <table:table-cell table:style-name="ce11" table:formula="of:=[.N59]-[.M59]" office:value-type="float" office:value="0" calcext:value-type="float">
            <text:p>0.000000</text:p>
          </table:table-cell>
          <table:table-cell table:style-name="ce17" office:value-type="float" office:value="0.0589251" calcext:value-type="float">
            <text:p>0.058925</text:p>
          </table:table-cell>
          <table:table-cell table:style-name="ce11" table:formula="of:=[.P59]-[.M59]" office:value-type="float" office:value="0" calcext:value-type="float">
            <text:p>0.000000</text:p>
          </table:table-cell>
          <table:table-cell table:style-name="ce17" office:value-type="float" office:value="0.0589251" calcext:value-type="float">
            <text:p>0.058925</text:p>
          </table:table-cell>
          <table:table-cell table:style-name="ce11" table:formula="of:=[.R59]-[.M59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56: xz component of inertia matrix of link lwr_5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0.01336316" calcext:value-type="float">
            <text:p>0.013363</text:p>
          </table:table-cell>
          <table:table-cell table:style-name="ce11" table:formula="of:=[.C60]-[.B60]" office:value-type="float" office:value="0.01336316" calcext:value-type="float">
            <text:p>0.013363</text:p>
          </table:table-cell>
          <table:table-cell table:style-name="ce6" office:value-type="float" office:value="0.01336329" calcext:value-type="float">
            <text:p>0.013363</text:p>
          </table:table-cell>
          <table:table-cell table:style-name="ce11" table:formula="of:=[.E60]-[.B60]" office:value-type="float" office:value="0.01336329" calcext:value-type="float">
            <text:p>0.013363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G60]-[.B60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I60]-[.B60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101952" calcext:value-type="float">
            <text:p>-0.010195</text:p>
          </table:table-cell>
          <table:table-cell table:style-name="ce17" office:value-type="float" office:value="-0.0101952" calcext:value-type="float">
            <text:p>-0.010195</text:p>
          </table:table-cell>
          <table:table-cell table:style-name="ce11" table:formula="of:=[.N60]-[.M60]" office:value-type="float" office:value="0" calcext:value-type="float">
            <text:p>0.000000</text:p>
          </table:table-cell>
          <table:table-cell table:style-name="ce17" office:value-type="float" office:value="-0.0101952" calcext:value-type="float">
            <text:p>-0.010195</text:p>
          </table:table-cell>
          <table:table-cell table:style-name="ce11" table:formula="of:=[.P60]-[.M60]" office:value-type="float" office:value="0" calcext:value-type="float">
            <text:p>0.000000</text:p>
          </table:table-cell>
          <table:table-cell table:style-name="ce17" office:value-type="float" office:value="-0.0101952" calcext:value-type="float">
            <text:p>-0.010195</text:p>
          </table:table-cell>
          <table:table-cell table:style-name="ce11" table:formula="of:=[.R60]-[.M60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57: yy component of inertia matrix of link lwr_5_link</text:p>
          </table:table-cell>
          <table:table-cell table:style-name="ce4" office:value-type="float" office:value="0.0286892" calcext:value-type="float">
            <text:p>0.028689</text:p>
          </table:table-cell>
          <table:table-cell table:style-name="ce6" office:value-type="float" office:value="-0.23793754" calcext:value-type="float">
            <text:p>-0.237938</text:p>
          </table:table-cell>
          <table:table-cell table:style-name="ce11" table:formula="of:=[.C61]-[.B61]" office:value-type="float" office:value="-0.26662674" calcext:value-type="float">
            <text:p>-0.266627</text:p>
          </table:table-cell>
          <table:table-cell table:style-name="ce6" office:value-type="float" office:value="-0.26507474" calcext:value-type="float">
            <text:p>-0.265075</text:p>
          </table:table-cell>
          <table:table-cell table:style-name="ce11" table:formula="of:=[.E61]-[.B61]" office:value-type="float" office:value="-0.29376394" calcext:value-type="float">
            <text:p>-0.293764</text:p>
          </table:table-cell>
          <table:table-cell table:style-name="ce6" office:value-type="float" office:value="0.0286892" calcext:value-type="float">
            <text:p>0.028689</text:p>
          </table:table-cell>
          <table:table-cell table:style-name="ce11" table:formula="of:=[.G61]-[.B61]" office:value-type="float" office:value="0" calcext:value-type="float">
            <text:p>0.000000</text:p>
          </table:table-cell>
          <table:table-cell table:style-name="ce6" office:value-type="float" office:value="0.0286892" calcext:value-type="float">
            <text:p>0.028689</text:p>
          </table:table-cell>
          <table:table-cell table:style-name="ce11" table:formula="of:=[.I61]-[.B61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0286892" calcext:value-type="float">
            <text:p>0.028689</text:p>
          </table:table-cell>
          <table:table-cell table:style-name="ce4" office:value-type="float" office:value="0.0315132" calcext:value-type="float">
            <text:p>0.031513</text:p>
          </table:table-cell>
          <table:table-cell table:style-name="ce17" office:value-type="float" office:value="0.0315132" calcext:value-type="float">
            <text:p>0.031513</text:p>
          </table:table-cell>
          <table:table-cell table:style-name="ce11" table:formula="of:=[.N61]-[.M61]" office:value-type="float" office:value="0" calcext:value-type="float">
            <text:p>0.000000</text:p>
          </table:table-cell>
          <table:table-cell table:style-name="ce17" office:value-type="float" office:value="0.0315132" calcext:value-type="float">
            <text:p>0.031513</text:p>
          </table:table-cell>
          <table:table-cell table:style-name="ce11" table:formula="of:=[.P61]-[.M61]" office:value-type="float" office:value="0" calcext:value-type="float">
            <text:p>0.000000</text:p>
          </table:table-cell>
          <table:table-cell table:style-name="ce17" office:value-type="float" office:value="0.0315132" calcext:value-type="float">
            <text:p>0.031513</text:p>
          </table:table-cell>
          <table:table-cell table:style-name="ce11" table:formula="of:=[.R61]-[.M61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58: yz component of inertia matrix of link lwr_5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-0.03798053" calcext:value-type="float">
            <text:p>-0.037981</text:p>
          </table:table-cell>
          <table:table-cell table:style-name="ce11" table:formula="of:=[.C62]-[.B62]" office:value-type="float" office:value="-0.03798053" calcext:value-type="float">
            <text:p>-0.037981</text:p>
          </table:table-cell>
          <table:table-cell table:style-name="ce6" office:value-type="float" office:value="-0.03798057" calcext:value-type="float">
            <text:p>-0.037981</text:p>
          </table:table-cell>
          <table:table-cell table:style-name="ce11" table:formula="of:=[.E62]-[.B62]" office:value-type="float" office:value="-0.03798057" calcext:value-type="float">
            <text:p>-0.037981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G62]-[.B62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I62]-[.B62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371919" calcext:value-type="float">
            <text:p>-0.037192</text:p>
          </table:table-cell>
          <table:table-cell table:style-name="ce17" office:value-type="float" office:value="-0.0371919" calcext:value-type="float">
            <text:p>-0.037192</text:p>
          </table:table-cell>
          <table:table-cell table:style-name="ce11" table:formula="of:=[.N62]-[.M62]" office:value-type="float" office:value="0" calcext:value-type="float">
            <text:p>0.000000</text:p>
          </table:table-cell>
          <table:table-cell table:style-name="ce17" office:value-type="float" office:value="-0.0371919" calcext:value-type="float">
            <text:p>-0.037192</text:p>
          </table:table-cell>
          <table:table-cell table:style-name="ce11" table:formula="of:=[.P62]-[.M62]" office:value-type="float" office:value="0" calcext:value-type="float">
            <text:p>0.000000</text:p>
          </table:table-cell>
          <table:table-cell table:style-name="ce17" office:value-type="float" office:value="-0.0371919" calcext:value-type="float">
            <text:p>-0.037192</text:p>
          </table:table-cell>
          <table:table-cell table:style-name="ce11" table:formula="of:=[.R62]-[.M62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59: zz component of inertia matrix of link lwr_5_link</text:p>
          </table:table-cell>
          <table:table-cell table:style-name="ce4" office:value-type="float" office:value="0.00922307" calcext:value-type="float">
            <text:p>0.009223</text:p>
          </table:table-cell>
          <table:table-cell table:style-name="ce6" office:value-type="float" office:value="0.00610139" calcext:value-type="float">
            <text:p>0.006101</text:p>
          </table:table-cell>
          <table:table-cell table:style-name="ce11" table:formula="of:=[.C63]-[.B63]" office:value-type="float" office:value="-0.00312168" calcext:value-type="float">
            <text:p>-0.003122</text:p>
          </table:table-cell>
          <table:table-cell table:style-name="ce6" office:value-type="float" office:value="0.01760217" calcext:value-type="float">
            <text:p>0.017602</text:p>
          </table:table-cell>
          <table:table-cell table:style-name="ce11" table:formula="of:=[.E63]-[.B63]" office:value-type="float" office:value="0.0083791" calcext:value-type="float">
            <text:p>0.008379</text:p>
          </table:table-cell>
          <table:table-cell table:style-name="ce6" office:value-type="float" office:value="0.08319781" calcext:value-type="float">
            <text:p>0.083198</text:p>
          </table:table-cell>
          <table:table-cell table:style-name="ce11" table:formula="of:=[.G63]-[.B63]" office:value-type="float" office:value="0.07397474" calcext:value-type="float">
            <text:p>0.073975</text:p>
          </table:table-cell>
          <table:table-cell table:style-name="ce6" office:value-type="float" office:value="0.08319781" calcext:value-type="float">
            <text:p>0.083198</text:p>
          </table:table-cell>
          <table:table-cell table:style-name="ce11" table:formula="of:=[.I63]-[.B63]" office:value-type="float" office:value="0.07397474" calcext:value-type="float">
            <text:p>0.073975</text:p>
          </table:table-cell>
          <table:table-cell table:style-name="ce11"/>
          <table:table-cell table:style-name="ce4" office:value-type="float" office:value="0.00922307" calcext:value-type="float">
            <text:p>0.009223</text:p>
          </table:table-cell>
          <table:table-cell table:style-name="ce4" office:value-type="float" office:value="-0.0566018" calcext:value-type="float">
            <text:p>-0.056602</text:p>
          </table:table-cell>
          <table:table-cell table:style-name="ce17" office:value-type="float" office:value="0.00552798" calcext:value-type="float">
            <text:p>0.005528</text:p>
          </table:table-cell>
          <table:table-cell table:style-name="ce11" table:formula="of:=[.N63]-[.M63]" office:value-type="float" office:value="0.06212978" calcext:value-type="float">
            <text:p>0.062130</text:p>
          </table:table-cell>
          <table:table-cell table:style-name="ce17" office:value-type="float" office:value="0.06201657" calcext:value-type="float">
            <text:p>0.062017</text:p>
          </table:table-cell>
          <table:table-cell table:style-name="ce11" table:formula="of:=[.P63]-[.M63]" office:value-type="float" office:value="0.11861837" calcext:value-type="float">
            <text:p>0.118618</text:p>
          </table:table-cell>
          <table:table-cell table:style-name="ce17" office:value-type="float" office:value="0.05089823" calcext:value-type="float">
            <text:p>0.050898</text:p>
          </table:table-cell>
          <table:table-cell table:style-name="ce11" table:formula="of:=[.R63]-[.M63]" office:value-type="float" office:value="0.10750003" calcext:value-type="float">
            <text:p>0.1075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1" office:value-type="string" calcext:value-type="string">
            <text:p># 60: mass of link lwr_6_link <text:s text:c="10"/></text:p>
          </table:table-cell>
          <table:table-cell table:style-name="ce4" office:value-type="float" office:value="1.6" calcext:value-type="float">
            <text:p>1.600000</text:p>
          </table:table-cell>
          <table:table-cell table:style-name="ce6" office:value-type="float" office:value="0.6497997" calcext:value-type="float">
            <text:p>0.649800</text:p>
          </table:table-cell>
          <table:table-cell table:style-name="ce11" table:formula="of:=[.C64]-[.B64]" office:value-type="float" office:value="-0.9502003" calcext:value-type="float">
            <text:p>-0.950200</text:p>
          </table:table-cell>
          <table:table-cell table:style-name="ce6" office:value-type="float" office:value="1.55036536" calcext:value-type="float">
            <text:p>1.550365</text:p>
          </table:table-cell>
          <table:table-cell table:style-name="ce11" table:formula="of:=[.E64]-[.B64]" office:value-type="float" office:value="-0.0496346400000001" calcext:value-type="float">
            <text:p>-0.049635</text:p>
          </table:table-cell>
          <table:table-cell table:style-name="ce6" office:value-type="float" office:value="1.6" calcext:value-type="float">
            <text:p>1.600000</text:p>
          </table:table-cell>
          <table:table-cell table:style-name="ce11" table:formula="of:=[.G64]-[.B64]" office:value-type="float" office:value="0" calcext:value-type="float">
            <text:p>0.000000</text:p>
          </table:table-cell>
          <table:table-cell table:style-name="ce6" office:value-type="float" office:value="1.6" calcext:value-type="float">
            <text:p>1.600000</text:p>
          </table:table-cell>
          <table:table-cell table:style-name="ce11" table:formula="of:=[.I64]-[.B64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1.6" calcext:value-type="float">
            <text:p>1.600000</text:p>
          </table:table-cell>
          <table:table-cell table:style-name="ce4" office:value-type="float" office:value="1.63594" calcext:value-type="float">
            <text:p>1.635940</text:p>
          </table:table-cell>
          <table:table-cell table:style-name="ce17" office:value-type="float" office:value="1.63594" calcext:value-type="float">
            <text:p>1.635940</text:p>
          </table:table-cell>
          <table:table-cell table:style-name="ce11" table:formula="of:=[.N64]-[.M64]" office:value-type="float" office:value="0" calcext:value-type="float">
            <text:p>0.000000</text:p>
          </table:table-cell>
          <table:table-cell table:style-name="ce17" office:value-type="float" office:value="1.63594" calcext:value-type="float">
            <text:p>1.635940</text:p>
          </table:table-cell>
          <table:table-cell table:style-name="ce11" table:formula="of:=[.P64]-[.M64]" office:value-type="float" office:value="0" calcext:value-type="float">
            <text:p>0.000000</text:p>
          </table:table-cell>
          <table:table-cell table:style-name="ce17" office:value-type="float" office:value="1.63594" calcext:value-type="float">
            <text:p>1.635940</text:p>
          </table:table-cell>
          <table:table-cell table:style-name="ce11" table:formula="of:=[.R64]-[.M64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61: x component of center of mass of link lwr_6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0.08664179" calcext:value-type="float">
            <text:p>0.086642</text:p>
          </table:table-cell>
          <table:table-cell table:style-name="ce11" table:formula="of:=[.C65]-[.B65]" office:value-type="float" office:value="0.08664179" calcext:value-type="float">
            <text:p>0.086642</text:p>
          </table:table-cell>
          <table:table-cell table:style-name="ce6" office:value-type="float" office:value="0.0866418" calcext:value-type="float">
            <text:p>0.086642</text:p>
          </table:table-cell>
          <table:table-cell table:style-name="ce11" table:formula="of:=[.E65]-[.B65]" office:value-type="float" office:value="0.0866418" calcext:value-type="float">
            <text:p>0.086642</text:p>
          </table:table-cell>
          <table:table-cell table:style-name="ce6" office:value-type="float" office:value="0.08673065" calcext:value-type="float">
            <text:p>0.086731</text:p>
          </table:table-cell>
          <table:table-cell table:style-name="ce11" table:formula="of:=[.G65]-[.B65]" office:value-type="float" office:value="0.08673065" calcext:value-type="float">
            <text:p>0.086731</text:p>
          </table:table-cell>
          <table:table-cell table:style-name="ce6" office:value-type="float" office:value="0.08673065" calcext:value-type="float">
            <text:p>0.086731</text:p>
          </table:table-cell>
          <table:table-cell table:style-name="ce11" table:formula="of:=[.I65]-[.B65]" office:value-type="float" office:value="0.08673065" calcext:value-type="float">
            <text:p>0.086731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0888735" calcext:value-type="float">
            <text:p>-0.008887</text:p>
          </table:table-cell>
          <table:table-cell table:style-name="ce17" office:value-type="float" office:value="-0.05766162" calcext:value-type="float">
            <text:p>-0.057662</text:p>
          </table:table-cell>
          <table:table-cell table:style-name="ce11" table:formula="of:=[.N65]-[.M65]" office:value-type="float" office:value="-0.04877427" calcext:value-type="float">
            <text:p>-0.048774</text:p>
          </table:table-cell>
          <table:table-cell table:style-name="ce17" office:value-type="float" office:value="-0.00673627" calcext:value-type="float">
            <text:p>-0.006736</text:p>
          </table:table-cell>
          <table:table-cell table:style-name="ce11" table:formula="of:=[.P65]-[.M65]" office:value-type="float" office:value="0.00215108" calcext:value-type="float">
            <text:p>0.002151</text:p>
          </table:table-cell>
          <table:table-cell table:style-name="ce17" office:value-type="float" office:value="-0.00953791" calcext:value-type="float">
            <text:p>-0.009538</text:p>
          </table:table-cell>
          <table:table-cell table:style-name="ce11" table:formula="of:=[.R65]-[.M65]" office:value-type="float" office:value="-0.00065056" calcext:value-type="float">
            <text:p>-0.000651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62: y component of center of mass of link lwr_6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-0.00372569" calcext:value-type="float">
            <text:p>-0.003726</text:p>
          </table:table-cell>
          <table:table-cell table:style-name="ce11" table:formula="of:=[.C66]-[.B66]" office:value-type="float" office:value="-0.00372569" calcext:value-type="float">
            <text:p>-0.003726</text:p>
          </table:table-cell>
          <table:table-cell table:style-name="ce6" office:value-type="float" office:value="-0.0037257" calcext:value-type="float">
            <text:p>-0.003726</text:p>
          </table:table-cell>
          <table:table-cell table:style-name="ce11" table:formula="of:=[.E66]-[.B66]" office:value-type="float" office:value="-0.0037257" calcext:value-type="float">
            <text:p>-0.003726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G66]-[.B66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I66]-[.B66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256705" calcext:value-type="float">
            <text:p>-0.025671</text:p>
          </table:table-cell>
          <table:table-cell table:style-name="ce17" office:value-type="float" office:value="0.07893764" calcext:value-type="float">
            <text:p>0.078938</text:p>
          </table:table-cell>
          <table:table-cell table:style-name="ce11" table:formula="of:=[.N66]-[.M66]" office:value-type="float" office:value="0.10460814" calcext:value-type="float">
            <text:p>0.104608</text:p>
          </table:table-cell>
          <table:table-cell table:style-name="ce17" office:value-type="float" office:value="0.07231204" calcext:value-type="float">
            <text:p>0.072312</text:p>
          </table:table-cell>
          <table:table-cell table:style-name="ce11" table:formula="of:=[.P66]-[.M66]" office:value-type="float" office:value="0.09798254" calcext:value-type="float">
            <text:p>0.097983</text:p>
          </table:table-cell>
          <table:table-cell table:style-name="ce17" office:value-type="float" office:value="0.07210396" calcext:value-type="float">
            <text:p>0.072104</text:p>
          </table:table-cell>
          <table:table-cell table:style-name="ce11" table:formula="of:=[.R66]-[.M66]" office:value-type="float" office:value="0.09777446" calcext:value-type="float">
            <text:p>0.097774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63: z component of center of mass of link lwr_6_link</text:p>
          </table:table-cell>
          <table:table-cell table:style-name="ce4" office:value-type="float" office:value="0.1" calcext:value-type="float">
            <text:p>0.100000</text:p>
          </table:table-cell>
          <table:table-cell table:style-name="ce6" office:value-type="float" office:value="0.01193822" calcext:value-type="float">
            <text:p>0.011938</text:p>
          </table:table-cell>
          <table:table-cell table:style-name="ce11" table:formula="of:=[.C67]-[.B67]" office:value-type="float" office:value="-0.08806178" calcext:value-type="float">
            <text:p>-0.088062</text:p>
          </table:table-cell>
          <table:table-cell table:style-name="ce6" office:value-type="float" office:value="0.08211853" calcext:value-type="float">
            <text:p>0.082119</text:p>
          </table:table-cell>
          <table:table-cell table:style-name="ce11" table:formula="of:=[.E67]-[.B67]" office:value-type="float" office:value="-0.01788147" calcext:value-type="float">
            <text:p>-0.017881</text:p>
          </table:table-cell>
          <table:table-cell table:style-name="ce6" office:value-type="float" office:value="0.1" calcext:value-type="float">
            <text:p>0.100000</text:p>
          </table:table-cell>
          <table:table-cell table:style-name="ce11" table:formula="of:=[.G67]-[.B67]" office:value-type="float" office:value="0" calcext:value-type="float">
            <text:p>0.000000</text:p>
          </table:table-cell>
          <table:table-cell table:style-name="ce6" office:value-type="float" office:value="0.1" calcext:value-type="float">
            <text:p>0.100000</text:p>
          </table:table-cell>
          <table:table-cell table:style-name="ce11" table:formula="of:=[.I67]-[.B67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1" calcext:value-type="float">
            <text:p>0.100000</text:p>
          </table:table-cell>
          <table:table-cell table:style-name="ce4" office:value-type="float" office:value="0.105232" calcext:value-type="float">
            <text:p>0.105232</text:p>
          </table:table-cell>
          <table:table-cell table:style-name="ce17" office:value-type="float" office:value="0.105232" calcext:value-type="float">
            <text:p>0.105232</text:p>
          </table:table-cell>
          <table:table-cell table:style-name="ce11" table:formula="of:=[.N67]-[.M67]" office:value-type="float" office:value="0" calcext:value-type="float">
            <text:p>0.000000</text:p>
          </table:table-cell>
          <table:table-cell table:style-name="ce17" office:value-type="float" office:value="0.105232" calcext:value-type="float">
            <text:p>0.105232</text:p>
          </table:table-cell>
          <table:table-cell table:style-name="ce11" table:formula="of:=[.P67]-[.M67]" office:value-type="float" office:value="0" calcext:value-type="float">
            <text:p>0.000000</text:p>
          </table:table-cell>
          <table:table-cell table:style-name="ce17" office:value-type="float" office:value="0.105232" calcext:value-type="float">
            <text:p>0.105232</text:p>
          </table:table-cell>
          <table:table-cell table:style-name="ce11" table:formula="of:=[.R67]-[.M67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64: xx component of inertia matrix of link lwr_6_link</text:p>
          </table:table-cell>
          <table:table-cell table:style-name="ce4" office:value-type="float" office:value="0.0104167" calcext:value-type="float">
            <text:p>0.010417</text:p>
          </table:table-cell>
          <table:table-cell table:style-name="ce6" office:value-type="float" office:value="-0.05247319" calcext:value-type="float">
            <text:p>-0.052473</text:p>
          </table:table-cell>
          <table:table-cell table:style-name="ce11" table:formula="of:=[.C68]-[.B68]" office:value-type="float" office:value="-0.06288989" calcext:value-type="float">
            <text:p>-0.062890</text:p>
          </table:table-cell>
          <table:table-cell table:style-name="ce6" office:value-type="float" office:value="-0.07663926" calcext:value-type="float">
            <text:p>-0.076639</text:p>
          </table:table-cell>
          <table:table-cell table:style-name="ce11" table:formula="of:=[.E68]-[.B68]" office:value-type="float" office:value="-0.08705596" calcext:value-type="float">
            <text:p>-0.087056</text:p>
          </table:table-cell>
          <table:table-cell table:style-name="ce6" office:value-type="float" office:value="0.0104167" calcext:value-type="float">
            <text:p>0.010417</text:p>
          </table:table-cell>
          <table:table-cell table:style-name="ce11" table:formula="of:=[.G68]-[.B68]" office:value-type="float" office:value="0" calcext:value-type="float">
            <text:p>0.000000</text:p>
          </table:table-cell>
          <table:table-cell table:style-name="ce6" office:value-type="float" office:value="0.0104167" calcext:value-type="float">
            <text:p>0.010417</text:p>
          </table:table-cell>
          <table:table-cell table:style-name="ce11" table:formula="of:=[.I68]-[.B68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0104167" calcext:value-type="float">
            <text:p>0.010417</text:p>
          </table:table-cell>
          <table:table-cell table:style-name="ce4" office:value-type="float" office:value="0.0143878" calcext:value-type="float">
            <text:p>0.014388</text:p>
          </table:table-cell>
          <table:table-cell table:style-name="ce17" office:value-type="float" office:value="0.0143878" calcext:value-type="float">
            <text:p>0.014388</text:p>
          </table:table-cell>
          <table:table-cell table:style-name="ce11" table:formula="of:=[.N68]-[.M68]" office:value-type="float" office:value="0" calcext:value-type="float">
            <text:p>0.000000</text:p>
          </table:table-cell>
          <table:table-cell table:style-name="ce17" office:value-type="float" office:value="0.0143878" calcext:value-type="float">
            <text:p>0.014388</text:p>
          </table:table-cell>
          <table:table-cell table:style-name="ce11" table:formula="of:=[.P68]-[.M68]" office:value-type="float" office:value="0" calcext:value-type="float">
            <text:p>0.000000</text:p>
          </table:table-cell>
          <table:table-cell table:style-name="ce17" office:value-type="float" office:value="0.0143878" calcext:value-type="float">
            <text:p>0.014388</text:p>
          </table:table-cell>
          <table:table-cell table:style-name="ce11" table:formula="of:=[.R68]-[.M68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65: xy component of inertia matrix of link lwr_6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0.04047411" calcext:value-type="float">
            <text:p>0.040474</text:p>
          </table:table-cell>
          <table:table-cell table:style-name="ce11" table:formula="of:=[.C69]-[.B69]" office:value-type="float" office:value="0.04047411" calcext:value-type="float">
            <text:p>0.040474</text:p>
          </table:table-cell>
          <table:table-cell table:style-name="ce6" office:value-type="float" office:value="0.04047413" calcext:value-type="float">
            <text:p>0.040474</text:p>
          </table:table-cell>
          <table:table-cell table:style-name="ce11" table:formula="of:=[.E69]-[.B69]" office:value-type="float" office:value="0.04047413" calcext:value-type="float">
            <text:p>0.040474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G69]-[.B69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I69]-[.B69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106065" calcext:value-type="float">
            <text:p>0.106065</text:p>
          </table:table-cell>
          <table:table-cell table:style-name="ce17" office:value-type="float" office:value="0.106065" calcext:value-type="float">
            <text:p>0.106065</text:p>
          </table:table-cell>
          <table:table-cell table:style-name="ce11" table:formula="of:=[.N69]-[.M69]" office:value-type="float" office:value="0" calcext:value-type="float">
            <text:p>0.000000</text:p>
          </table:table-cell>
          <table:table-cell table:style-name="ce17" office:value-type="float" office:value="0.106065" calcext:value-type="float">
            <text:p>0.106065</text:p>
          </table:table-cell>
          <table:table-cell table:style-name="ce11" table:formula="of:=[.P69]-[.M69]" office:value-type="float" office:value="0" calcext:value-type="float">
            <text:p>0.000000</text:p>
          </table:table-cell>
          <table:table-cell table:style-name="ce17" office:value-type="float" office:value="0.106065" calcext:value-type="float">
            <text:p>0.106065</text:p>
          </table:table-cell>
          <table:table-cell table:style-name="ce11" table:formula="of:=[.R69]-[.M69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66: xz component of inertia matrix of link lwr_6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0.04748061" calcext:value-type="float">
            <text:p>0.047481</text:p>
          </table:table-cell>
          <table:table-cell table:style-name="ce11" table:formula="of:=[.C70]-[.B70]" office:value-type="float" office:value="0.04748061" calcext:value-type="float">
            <text:p>0.047481</text:p>
          </table:table-cell>
          <table:table-cell table:style-name="ce6" office:value-type="float" office:value="0.0474806" calcext:value-type="float">
            <text:p>0.047481</text:p>
          </table:table-cell>
          <table:table-cell table:style-name="ce11" table:formula="of:=[.E70]-[.B70]" office:value-type="float" office:value="0.0474806" calcext:value-type="float">
            <text:p>0.047481</text:p>
          </table:table-cell>
          <table:table-cell table:style-name="ce6" office:value-type="float" office:value="0.02962475" calcext:value-type="float">
            <text:p>0.029625</text:p>
          </table:table-cell>
          <table:table-cell table:style-name="ce11" table:formula="of:=[.G70]-[.B70]" office:value-type="float" office:value="0.02962475" calcext:value-type="float">
            <text:p>0.029625</text:p>
          </table:table-cell>
          <table:table-cell table:style-name="ce6" office:value-type="float" office:value="0.02962475" calcext:value-type="float">
            <text:p>0.029625</text:p>
          </table:table-cell>
          <table:table-cell table:style-name="ce11" table:formula="of:=[.I70]-[.B70]" office:value-type="float" office:value="0.02962475" calcext:value-type="float">
            <text:p>0.029625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286323" calcext:value-type="float">
            <text:p>-0.028632</text:p>
          </table:table-cell>
          <table:table-cell table:style-name="ce17" office:value-type="float" office:value="-0.0286323" calcext:value-type="float">
            <text:p>-0.028632</text:p>
          </table:table-cell>
          <table:table-cell table:style-name="ce11" table:formula="of:=[.N70]-[.M70]" office:value-type="float" office:value="0" calcext:value-type="float">
            <text:p>0.000000</text:p>
          </table:table-cell>
          <table:table-cell table:style-name="ce17" office:value-type="float" office:value="-0.0286323" calcext:value-type="float">
            <text:p>-0.028632</text:p>
          </table:table-cell>
          <table:table-cell table:style-name="ce11" table:formula="of:=[.P70]-[.M70]" office:value-type="float" office:value="0" calcext:value-type="float">
            <text:p>0.000000</text:p>
          </table:table-cell>
          <table:table-cell table:style-name="ce17" office:value-type="float" office:value="-0.0286323" calcext:value-type="float">
            <text:p>-0.028632</text:p>
          </table:table-cell>
          <table:table-cell table:style-name="ce11" table:formula="of:=[.R70]-[.M70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67: yy component of inertia matrix of link lwr_6_link</text:p>
          </table:table-cell>
          <table:table-cell table:style-name="ce4" office:value-type="float" office:value="0.0104167" calcext:value-type="float">
            <text:p>0.010417</text:p>
          </table:table-cell>
          <table:table-cell table:style-name="ce6" office:value-type="float" office:value="0.09884504" calcext:value-type="float">
            <text:p>0.098845</text:p>
          </table:table-cell>
          <table:table-cell table:style-name="ce11" table:formula="of:=[.C71]-[.B71]" office:value-type="float" office:value="0.08842834" calcext:value-type="float">
            <text:p>0.088428</text:p>
          </table:table-cell>
          <table:table-cell table:style-name="ce6" office:value-type="float" office:value="0.08617862" calcext:value-type="float">
            <text:p>0.086179</text:p>
          </table:table-cell>
          <table:table-cell table:style-name="ce11" table:formula="of:=[.E71]-[.B71]" office:value-type="float" office:value="0.07576192" calcext:value-type="float">
            <text:p>0.075762</text:p>
          </table:table-cell>
          <table:table-cell table:style-name="ce6" office:value-type="float" office:value="0.0104167" calcext:value-type="float">
            <text:p>0.010417</text:p>
          </table:table-cell>
          <table:table-cell table:style-name="ce11" table:formula="of:=[.G71]-[.B71]" office:value-type="float" office:value="0" calcext:value-type="float">
            <text:p>0.000000</text:p>
          </table:table-cell>
          <table:table-cell table:style-name="ce6" office:value-type="float" office:value="0.0104167" calcext:value-type="float">
            <text:p>0.010417</text:p>
          </table:table-cell>
          <table:table-cell table:style-name="ce11" table:formula="of:=[.I71]-[.B71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0104167" calcext:value-type="float">
            <text:p>0.010417</text:p>
          </table:table-cell>
          <table:table-cell table:style-name="ce4" office:value-type="float" office:value="0.111524" calcext:value-type="float">
            <text:p>0.111524</text:p>
          </table:table-cell>
          <table:table-cell table:style-name="ce17" office:value-type="float" office:value="-0.0239103" calcext:value-type="float">
            <text:p>-0.023910</text:p>
          </table:table-cell>
          <table:table-cell table:style-name="ce11" table:formula="of:=[.N71]-[.M71]" office:value-type="float" office:value="-0.1354343" calcext:value-type="float">
            <text:p>-0.135434</text:p>
          </table:table-cell>
          <table:table-cell table:style-name="ce17" office:value-type="float" office:value="0.05431143" calcext:value-type="float">
            <text:p>0.054311</text:p>
          </table:table-cell>
          <table:table-cell table:style-name="ce11" table:formula="of:=[.P71]-[.M71]" office:value-type="float" office:value="-0.05721257" calcext:value-type="float">
            <text:p>-0.057213</text:p>
          </table:table-cell>
          <table:table-cell table:style-name="ce17" office:value-type="float" office:value="0.07346009" calcext:value-type="float">
            <text:p>0.073460</text:p>
          </table:table-cell>
          <table:table-cell table:style-name="ce11" table:formula="of:=[.R71]-[.M71]" office:value-type="float" office:value="-0.03806391" calcext:value-type="float">
            <text:p>-0.038064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68: yz component of inertia matrix of link lwr_6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0.08184176" calcext:value-type="float">
            <text:p>0.081842</text:p>
          </table:table-cell>
          <table:table-cell table:style-name="ce11" table:formula="of:=[.C72]-[.B72]" office:value-type="float" office:value="0.08184176" calcext:value-type="float">
            <text:p>0.081842</text:p>
          </table:table-cell>
          <table:table-cell table:style-name="ce6" office:value-type="float" office:value="0.08184108" calcext:value-type="float">
            <text:p>0.081841</text:p>
          </table:table-cell>
          <table:table-cell table:style-name="ce11" table:formula="of:=[.E72]-[.B72]" office:value-type="float" office:value="0.08184108" calcext:value-type="float">
            <text:p>0.081841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G72]-[.B72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I72]-[.B72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217576" calcext:value-type="float">
            <text:p>-0.021758</text:p>
          </table:table-cell>
          <table:table-cell table:style-name="ce17" office:value-type="float" office:value="-0.0217576" calcext:value-type="float">
            <text:p>-0.021758</text:p>
          </table:table-cell>
          <table:table-cell table:style-name="ce11" table:formula="of:=[.N72]-[.M72]" office:value-type="float" office:value="0" calcext:value-type="float">
            <text:p>0.000000</text:p>
          </table:table-cell>
          <table:table-cell table:style-name="ce17" office:value-type="float" office:value="-0.0217576" calcext:value-type="float">
            <text:p>-0.021758</text:p>
          </table:table-cell>
          <table:table-cell table:style-name="ce11" table:formula="of:=[.P72]-[.M72]" office:value-type="float" office:value="0" calcext:value-type="float">
            <text:p>0.000000</text:p>
          </table:table-cell>
          <table:table-cell table:style-name="ce17" office:value-type="float" office:value="-0.0217576" calcext:value-type="float">
            <text:p>-0.021758</text:p>
          </table:table-cell>
          <table:table-cell table:style-name="ce11" table:formula="of:=[.R72]-[.M72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69: zz component of inertia matrix of link lwr_6_link</text:p>
          </table:table-cell>
          <table:table-cell table:style-name="ce4" office:value-type="float" office:value="0.00416667" calcext:value-type="float">
            <text:p>0.004167</text:p>
          </table:table-cell>
          <table:table-cell table:style-name="ce6" office:value-type="float" office:value="0.17102505" calcext:value-type="float">
            <text:p>0.171025</text:p>
          </table:table-cell>
          <table:table-cell table:style-name="ce11" table:formula="of:=[.C73]-[.B73]" office:value-type="float" office:value="0.16685838" calcext:value-type="float">
            <text:p>0.166858</text:p>
          </table:table-cell>
          <table:table-cell table:style-name="ce6" office:value-type="float" office:value="0.15952389" calcext:value-type="float">
            <text:p>0.159524</text:p>
          </table:table-cell>
          <table:table-cell table:style-name="ce11" table:formula="of:=[.E73]-[.B73]" office:value-type="float" office:value="0.15535722" calcext:value-type="float">
            <text:p>0.155357</text:p>
          </table:table-cell>
          <table:table-cell table:style-name="ce6" office:value-type="float" office:value="0.00416667" calcext:value-type="float">
            <text:p>0.004167</text:p>
          </table:table-cell>
          <table:table-cell table:style-name="ce11" table:formula="of:=[.G73]-[.B73]" office:value-type="float" office:value="0" calcext:value-type="float">
            <text:p>0.000000</text:p>
          </table:table-cell>
          <table:table-cell table:style-name="ce6" office:value-type="float" office:value="0.00416667" calcext:value-type="float">
            <text:p>0.004167</text:p>
          </table:table-cell>
          <table:table-cell table:style-name="ce11" table:formula="of:=[.I73]-[.B73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00416667" calcext:value-type="float">
            <text:p>0.004167</text:p>
          </table:table-cell>
          <table:table-cell table:style-name="ce4" office:value-type="float" office:value="-0.067257" calcext:value-type="float">
            <text:p>-0.067257</text:p>
          </table:table-cell>
          <table:table-cell table:style-name="ce17" office:value-type="float" office:value="-0.067257" calcext:value-type="float">
            <text:p>-0.067257</text:p>
          </table:table-cell>
          <table:table-cell table:style-name="ce11" table:formula="of:=[.N73]-[.M73]" office:value-type="float" office:value="0" calcext:value-type="float">
            <text:p>0.000000</text:p>
          </table:table-cell>
          <table:table-cell table:style-name="ce17" office:value-type="float" office:value="-0.067257" calcext:value-type="float">
            <text:p>-0.067257</text:p>
          </table:table-cell>
          <table:table-cell table:style-name="ce11" table:formula="of:=[.P73]-[.M73]" office:value-type="float" office:value="0" calcext:value-type="float">
            <text:p>0.000000</text:p>
          </table:table-cell>
          <table:table-cell table:style-name="ce17" office:value-type="float" office:value="-0.067257" calcext:value-type="float">
            <text:p>-0.067257</text:p>
          </table:table-cell>
          <table:table-cell table:style-name="ce11" table:formula="of:=[.R73]-[.M73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1" office:value-type="string" calcext:value-type="string">
            <text:p># 70: mass of link lwr_7_link <text:s text:c="10"/></text:p>
          </table:table-cell>
          <table:table-cell table:style-name="ce4" office:value-type="float" office:value="0.3" calcext:value-type="float">
            <text:p>0.300000</text:p>
          </table:table-cell>
          <table:table-cell table:style-name="ce6" office:value-type="float" office:value="0.65101301" calcext:value-type="float">
            <text:p>0.651013</text:p>
          </table:table-cell>
          <table:table-cell table:style-name="ce11" table:formula="of:=[.C74]-[.B74]" office:value-type="float" office:value="0.35101301" calcext:value-type="float">
            <text:p>0.351013</text:p>
          </table:table-cell>
          <table:table-cell table:style-name="ce6" office:value-type="float" office:value="0.24890189" calcext:value-type="float">
            <text:p>0.248902</text:p>
          </table:table-cell>
          <table:table-cell table:style-name="ce11" table:formula="of:=[.E74]-[.B74]" office:value-type="float" office:value="-0.05109811" calcext:value-type="float">
            <text:p>-0.051098</text:p>
          </table:table-cell>
          <table:table-cell table:style-name="ce6" office:value-type="float" office:value="0.3" calcext:value-type="float">
            <text:p>0.300000</text:p>
          </table:table-cell>
          <table:table-cell table:style-name="ce11" table:formula="of:=[.G74]-[.B74]" office:value-type="float" office:value="0" calcext:value-type="float">
            <text:p>0.000000</text:p>
          </table:table-cell>
          <table:table-cell table:style-name="ce6" office:value-type="float" office:value="0.3" calcext:value-type="float">
            <text:p>0.300000</text:p>
          </table:table-cell>
          <table:table-cell table:style-name="ce11" table:formula="of:=[.I74]-[.B74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3" calcext:value-type="float">
            <text:p>0.300000</text:p>
          </table:table-cell>
          <table:table-cell table:style-name="ce4" office:value-type="float" office:value="0.281663" calcext:value-type="float">
            <text:p>0.281663</text:p>
          </table:table-cell>
          <table:table-cell table:style-name="ce17" office:value-type="float" office:value="0.281663" calcext:value-type="float">
            <text:p>0.281663</text:p>
          </table:table-cell>
          <table:table-cell table:style-name="ce11" table:formula="of:=[.N74]-[.M74]" office:value-type="float" office:value="0" calcext:value-type="float">
            <text:p>0.000000</text:p>
          </table:table-cell>
          <table:table-cell table:style-name="ce17" office:value-type="float" office:value="0.281663" calcext:value-type="float">
            <text:p>0.281663</text:p>
          </table:table-cell>
          <table:table-cell table:style-name="ce11" table:formula="of:=[.P74]-[.M74]" office:value-type="float" office:value="0" calcext:value-type="float">
            <text:p>0.000000</text:p>
          </table:table-cell>
          <table:table-cell table:style-name="ce17" office:value-type="float" office:value="0.281663" calcext:value-type="float">
            <text:p>0.281663</text:p>
          </table:table-cell>
          <table:table-cell table:style-name="ce11" table:formula="of:=[.R74]-[.M74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71: x component of center of mass of link lwr_7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-0.0498471" calcext:value-type="float">
            <text:p>-0.049847</text:p>
          </table:table-cell>
          <table:table-cell table:style-name="ce11" table:formula="of:=[.C75]-[.B75]" office:value-type="float" office:value="-0.0498471" calcext:value-type="float">
            <text:p>-0.049847</text:p>
          </table:table-cell>
          <table:table-cell table:style-name="ce6" office:value-type="float" office:value="-0.0498471" calcext:value-type="float">
            <text:p>-0.049847</text:p>
          </table:table-cell>
          <table:table-cell table:style-name="ce11" table:formula="of:=[.E75]-[.B75]" office:value-type="float" office:value="-0.0498471" calcext:value-type="float">
            <text:p>-0.049847</text:p>
          </table:table-cell>
          <table:table-cell table:style-name="ce6" office:value-type="float" office:value="-0.04910214" calcext:value-type="float">
            <text:p>-0.049102</text:p>
          </table:table-cell>
          <table:table-cell table:style-name="ce11" table:formula="of:=[.G75]-[.B75]" office:value-type="float" office:value="-0.04910214" calcext:value-type="float">
            <text:p>-0.049102</text:p>
          </table:table-cell>
          <table:table-cell table:style-name="ce6" office:value-type="float" office:value="-0.04910214" calcext:value-type="float">
            <text:p>-0.049102</text:p>
          </table:table-cell>
          <table:table-cell table:style-name="ce11" table:formula="of:=[.I75]-[.B75]" office:value-type="float" office:value="-0.04910214" calcext:value-type="float">
            <text:p>-0.049102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250052" calcext:value-type="float">
            <text:p>-0.025005</text:p>
          </table:table-cell>
          <table:table-cell table:style-name="ce17" office:value-type="float" office:value="-0.00140319" calcext:value-type="float">
            <text:p>-0.001403</text:p>
          </table:table-cell>
          <table:table-cell table:style-name="ce11" table:formula="of:=[.N75]-[.M75]" office:value-type="float" office:value="0.02360201" calcext:value-type="float">
            <text:p>0.023602</text:p>
          </table:table-cell>
          <table:table-cell table:style-name="ce17" office:value-type="float" office:value="-0.01017164" calcext:value-type="float">
            <text:p>-0.010172</text:p>
          </table:table-cell>
          <table:table-cell table:style-name="ce11" table:formula="of:=[.P75]-[.M75]" office:value-type="float" office:value="0.01483356" calcext:value-type="float">
            <text:p>0.014834</text:p>
          </table:table-cell>
          <table:table-cell table:style-name="ce17" office:value-type="float" office:value="0.00094559" calcext:value-type="float">
            <text:p>0.000946</text:p>
          </table:table-cell>
          <table:table-cell table:style-name="ce11" table:formula="of:=[.R75]-[.M75]" office:value-type="float" office:value="0.02595079" calcext:value-type="float">
            <text:p>0.025951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72: y component of center of mass of link lwr_7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-0.02269279" calcext:value-type="float">
            <text:p>-0.022693</text:p>
          </table:table-cell>
          <table:table-cell table:style-name="ce11" table:formula="of:=[.C76]-[.B76]" office:value-type="float" office:value="-0.02269279" calcext:value-type="float">
            <text:p>-0.022693</text:p>
          </table:table-cell>
          <table:table-cell table:style-name="ce6" office:value-type="float" office:value="-0.02269279" calcext:value-type="float">
            <text:p>-0.022693</text:p>
          </table:table-cell>
          <table:table-cell table:style-name="ce11" table:formula="of:=[.E76]-[.B76]" office:value-type="float" office:value="-0.02269279" calcext:value-type="float">
            <text:p>-0.022693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G76]-[.B76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I76]-[.B76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00931659" calcext:value-type="float">
            <text:p>0.009317</text:p>
          </table:table-cell>
          <table:table-cell table:style-name="ce17" office:value-type="float" office:value="0.00931659" calcext:value-type="float">
            <text:p>0.009317</text:p>
          </table:table-cell>
          <table:table-cell table:style-name="ce11" table:formula="of:=[.N76]-[.M76]" office:value-type="float" office:value="0" calcext:value-type="float">
            <text:p>0.000000</text:p>
          </table:table-cell>
          <table:table-cell table:style-name="ce17" office:value-type="float" office:value="0.00744359" calcext:value-type="float">
            <text:p>0.007444</text:p>
          </table:table-cell>
          <table:table-cell table:style-name="ce11" table:formula="of:=[.P76]-[.M76]" office:value-type="float" office:value="-0.001873" calcext:value-type="float">
            <text:p>-0.001873</text:p>
          </table:table-cell>
          <table:table-cell table:style-name="ce17" office:value-type="float" office:value="0.00947569" calcext:value-type="float">
            <text:p>0.009476</text:p>
          </table:table-cell>
          <table:table-cell table:style-name="ce11" table:formula="of:=[.R76]-[.M76]" office:value-type="float" office:value="0.000159100000000001" calcext:value-type="float">
            <text:p>0.000159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73: z component of center of mass of link lwr_7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0.01917231" calcext:value-type="float">
            <text:p>0.019172</text:p>
          </table:table-cell>
          <table:table-cell table:style-name="ce11" table:formula="of:=[.C77]-[.B77]" office:value-type="float" office:value="0.01917231" calcext:value-type="float">
            <text:p>0.019172</text:p>
          </table:table-cell>
          <table:table-cell table:style-name="ce6" office:value-type="float" office:value="-0.01964334" calcext:value-type="float">
            <text:p>-0.019643</text:p>
          </table:table-cell>
          <table:table-cell table:style-name="ce11" table:formula="of:=[.E77]-[.B77]" office:value-type="float" office:value="-0.01964334" calcext:value-type="float">
            <text:p>-0.019643</text:p>
          </table:table-cell>
          <table:table-cell table:style-name="ce6" office:value-type="float" office:value="-0.06662413" calcext:value-type="float">
            <text:p>-0.066624</text:p>
          </table:table-cell>
          <table:table-cell table:style-name="ce11" table:formula="of:=[.G77]-[.B77]" office:value-type="float" office:value="-0.06662413" calcext:value-type="float">
            <text:p>-0.066624</text:p>
          </table:table-cell>
          <table:table-cell table:style-name="ce6" office:value-type="float" office:value="-0.06662413" calcext:value-type="float">
            <text:p>-0.066624</text:p>
          </table:table-cell>
          <table:table-cell table:style-name="ce11" table:formula="of:=[.I77]-[.B77]" office:value-type="float" office:value="-0.06662413" calcext:value-type="float">
            <text:p>-0.066624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374776" calcext:value-type="float">
            <text:p>-0.037478</text:p>
          </table:table-cell>
          <table:table-cell table:style-name="ce17" office:value-type="float" office:value="-0.00674533" calcext:value-type="float">
            <text:p>-0.006745</text:p>
          </table:table-cell>
          <table:table-cell table:style-name="ce11" table:formula="of:=[.N77]-[.M77]" office:value-type="float" office:value="0.03073227" calcext:value-type="float">
            <text:p>0.030732</text:p>
          </table:table-cell>
          <table:table-cell table:style-name="ce17" office:value-type="float" office:value="-0.00988744" calcext:value-type="float">
            <text:p>-0.009887</text:p>
          </table:table-cell>
          <table:table-cell table:style-name="ce11" table:formula="of:=[.P77]-[.M77]" office:value-type="float" office:value="0.02759016" calcext:value-type="float">
            <text:p>0.027590</text:p>
          </table:table-cell>
          <table:table-cell table:style-name="ce17" office:value-type="float" office:value="-0.00757173" calcext:value-type="float">
            <text:p>-0.007572</text:p>
          </table:table-cell>
          <table:table-cell table:style-name="ce11" table:formula="of:=[.R77]-[.M77]" office:value-type="float" office:value="0.02990587" calcext:value-type="float">
            <text:p>0.029906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74: xx component of inertia matrix of link lwr_7_link</text:p>
          </table:table-cell>
          <table:table-cell table:style-name="ce4" office:value-type="float" office:value="0.05" calcext:value-type="float">
            <text:p>0.050000</text:p>
          </table:table-cell>
          <table:table-cell table:style-name="ce6" office:value-type="float" office:value="0.05162783" calcext:value-type="float">
            <text:p>0.051628</text:p>
          </table:table-cell>
          <table:table-cell table:style-name="ce11" table:formula="of:=[.C78]-[.B78]" office:value-type="float" office:value="0.00162783" calcext:value-type="float">
            <text:p>0.001628</text:p>
          </table:table-cell>
          <table:table-cell table:style-name="ce6" office:value-type="float" office:value="0.07279485" calcext:value-type="float">
            <text:p>0.072795</text:p>
          </table:table-cell>
          <table:table-cell table:style-name="ce11" table:formula="of:=[.E78]-[.B78]" office:value-type="float" office:value="0.02279485" calcext:value-type="float">
            <text:p>0.022795</text:p>
          </table:table-cell>
          <table:table-cell table:style-name="ce6" office:value-type="float" office:value="0.05" calcext:value-type="float">
            <text:p>0.050000</text:p>
          </table:table-cell>
          <table:table-cell table:style-name="ce11" table:formula="of:=[.G78]-[.B78]" office:value-type="float" office:value="0" calcext:value-type="float">
            <text:p>0.000000</text:p>
          </table:table-cell>
          <table:table-cell table:style-name="ce6" office:value-type="float" office:value="0.05" calcext:value-type="float">
            <text:p>0.050000</text:p>
          </table:table-cell>
          <table:table-cell table:style-name="ce11" table:formula="of:=[.I78]-[.B78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05" calcext:value-type="float">
            <text:p>0.050000</text:p>
          </table:table-cell>
          <table:table-cell table:style-name="ce4" office:value-type="float" office:value="-0.0517472" calcext:value-type="float">
            <text:p>-0.051747</text:p>
          </table:table-cell>
          <table:table-cell table:style-name="ce17" office:value-type="float" office:value="0.01828584" calcext:value-type="float">
            <text:p>0.018286</text:p>
          </table:table-cell>
          <table:table-cell table:style-name="ce11" table:formula="of:=[.N78]-[.M78]" office:value-type="float" office:value="0.07003304" calcext:value-type="float">
            <text:p>0.070033</text:p>
          </table:table-cell>
          <table:table-cell table:style-name="ce17" office:value-type="float" office:value="-0.04198272" calcext:value-type="float">
            <text:p>-0.041983</text:p>
          </table:table-cell>
          <table:table-cell table:style-name="ce11" table:formula="of:=[.P78]-[.M78]" office:value-type="float" office:value="0.00976448" calcext:value-type="float">
            <text:p>0.009764</text:p>
          </table:table-cell>
          <table:table-cell table:style-name="ce17" office:value-type="float" office:value="-0.03778997" calcext:value-type="float">
            <text:p>-0.037790</text:p>
          </table:table-cell>
          <table:table-cell table:style-name="ce11" table:formula="of:=[.R78]-[.M78]" office:value-type="float" office:value="0.01395723" calcext:value-type="float">
            <text:p>0.013957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75: xy component of inertia matrix of link lwr_7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0.00543931" calcext:value-type="float">
            <text:p>0.005439</text:p>
          </table:table-cell>
          <table:table-cell table:style-name="ce11" table:formula="of:=[.C79]-[.B79]" office:value-type="float" office:value="0.00543931" calcext:value-type="float">
            <text:p>0.005439</text:p>
          </table:table-cell>
          <table:table-cell table:style-name="ce6" office:value-type="float" office:value="0.00543907" calcext:value-type="float">
            <text:p>0.005439</text:p>
          </table:table-cell>
          <table:table-cell table:style-name="ce11" table:formula="of:=[.E79]-[.B79]" office:value-type="float" office:value="0.00543907" calcext:value-type="float">
            <text:p>0.005439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G79]-[.B79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I79]-[.B79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0174808" calcext:value-type="float">
            <text:p>0.017481</text:p>
          </table:table-cell>
          <table:table-cell table:style-name="ce17" office:value-type="float" office:value="0.0174808" calcext:value-type="float">
            <text:p>0.017481</text:p>
          </table:table-cell>
          <table:table-cell table:style-name="ce11" table:formula="of:=[.N79]-[.M79]" office:value-type="float" office:value="0" calcext:value-type="float">
            <text:p>0.000000</text:p>
          </table:table-cell>
          <table:table-cell table:style-name="ce17" office:value-type="float" office:value="0.0174808" calcext:value-type="float">
            <text:p>0.017481</text:p>
          </table:table-cell>
          <table:table-cell table:style-name="ce11" table:formula="of:=[.P79]-[.M79]" office:value-type="float" office:value="0" calcext:value-type="float">
            <text:p>0.000000</text:p>
          </table:table-cell>
          <table:table-cell table:style-name="ce17" office:value-type="float" office:value="0.0174808" calcext:value-type="float">
            <text:p>0.017481</text:p>
          </table:table-cell>
          <table:table-cell table:style-name="ce11" table:formula="of:=[.R79]-[.M79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76: xz component of inertia matrix of link lwr_7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-0.04015293" calcext:value-type="float">
            <text:p>-0.040153</text:p>
          </table:table-cell>
          <table:table-cell table:style-name="ce11" table:formula="of:=[.C80]-[.B80]" office:value-type="float" office:value="-0.04015293" calcext:value-type="float">
            <text:p>-0.040153</text:p>
          </table:table-cell>
          <table:table-cell table:style-name="ce6" office:value-type="float" office:value="-0.04015304" calcext:value-type="float">
            <text:p>-0.040153</text:p>
          </table:table-cell>
          <table:table-cell table:style-name="ce11" table:formula="of:=[.E80]-[.B80]" office:value-type="float" office:value="-0.04015304" calcext:value-type="float">
            <text:p>-0.040153</text:p>
          </table:table-cell>
          <table:table-cell table:style-name="ce6" office:value-type="float" office:value="-0.03876749" calcext:value-type="float">
            <text:p>-0.038767</text:p>
          </table:table-cell>
          <table:table-cell table:style-name="ce11" table:formula="of:=[.G80]-[.B80]" office:value-type="float" office:value="-0.03876749" calcext:value-type="float">
            <text:p>-0.038767</text:p>
          </table:table-cell>
          <table:table-cell table:style-name="ce6" office:value-type="float" office:value="-0.03876749" calcext:value-type="float">
            <text:p>-0.038767</text:p>
          </table:table-cell>
          <table:table-cell table:style-name="ce11" table:formula="of:=[.I80]-[.B80]" office:value-type="float" office:value="-0.03876749" calcext:value-type="float">
            <text:p>-0.038767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0223788" calcext:value-type="float">
            <text:p>-0.002238</text:p>
          </table:table-cell>
          <table:table-cell table:style-name="ce17" office:value-type="float" office:value="-0.00223788" calcext:value-type="float">
            <text:p>-0.002238</text:p>
          </table:table-cell>
          <table:table-cell table:style-name="ce11" table:formula="of:=[.N80]-[.M80]" office:value-type="float" office:value="0" calcext:value-type="float">
            <text:p>0.000000</text:p>
          </table:table-cell>
          <table:table-cell table:style-name="ce17" office:value-type="float" office:value="-0.00223788" calcext:value-type="float">
            <text:p>-0.002238</text:p>
          </table:table-cell>
          <table:table-cell table:style-name="ce11" table:formula="of:=[.P80]-[.M80]" office:value-type="float" office:value="0" calcext:value-type="float">
            <text:p>0.000000</text:p>
          </table:table-cell>
          <table:table-cell table:style-name="ce17" office:value-type="float" office:value="-0.00223788" calcext:value-type="float">
            <text:p>-0.002238</text:p>
          </table:table-cell>
          <table:table-cell table:style-name="ce11" table:formula="of:=[.R80]-[.M80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77: yy component of inertia matrix of link lwr_7_link</text:p>
          </table:table-cell>
          <table:table-cell table:style-name="ce4" office:value-type="float" office:value="0.05" calcext:value-type="float">
            <text:p>0.050000</text:p>
          </table:table-cell>
          <table:table-cell table:style-name="ce6" office:value-type="float" office:value="-0.0052562" calcext:value-type="float">
            <text:p>-0.005256</text:p>
          </table:table-cell>
          <table:table-cell table:style-name="ce11" table:formula="of:=[.C81]-[.B81]" office:value-type="float" office:value="-0.0552562" calcext:value-type="float">
            <text:p>-0.055256</text:p>
          </table:table-cell>
          <table:table-cell table:style-name="ce6" office:value-type="float" office:value="0.01591088" calcext:value-type="float">
            <text:p>0.015911</text:p>
          </table:table-cell>
          <table:table-cell table:style-name="ce11" table:formula="of:=[.E81]-[.B81]" office:value-type="float" office:value="-0.03408912" calcext:value-type="float">
            <text:p>-0.034089</text:p>
          </table:table-cell>
          <table:table-cell table:style-name="ce6" office:value-type="float" office:value="0.05" calcext:value-type="float">
            <text:p>0.050000</text:p>
          </table:table-cell>
          <table:table-cell table:style-name="ce11" table:formula="of:=[.G81]-[.B81]" office:value-type="float" office:value="0" calcext:value-type="float">
            <text:p>0.000000</text:p>
          </table:table-cell>
          <table:table-cell table:style-name="ce6" office:value-type="float" office:value="0.05" calcext:value-type="float">
            <text:p>0.050000</text:p>
          </table:table-cell>
          <table:table-cell table:style-name="ce11" table:formula="of:=[.I81]-[.B81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05" calcext:value-type="float">
            <text:p>0.050000</text:p>
          </table:table-cell>
          <table:table-cell table:style-name="ce4" office:value-type="float" office:value="0.115471" calcext:value-type="float">
            <text:p>0.115471</text:p>
          </table:table-cell>
          <table:table-cell table:style-name="ce17" office:value-type="float" office:value="0.02868812" calcext:value-type="float">
            <text:p>0.028688</text:p>
          </table:table-cell>
          <table:table-cell table:style-name="ce11" table:formula="of:=[.N81]-[.M81]" office:value-type="float" office:value="-0.08678288" calcext:value-type="float">
            <text:p>-0.086783</text:p>
          </table:table-cell>
          <table:table-cell table:style-name="ce17" office:value-type="float" office:value="-0.00228269" calcext:value-type="float">
            <text:p>-0.002283</text:p>
          </table:table-cell>
          <table:table-cell table:style-name="ce11" table:formula="of:=[.P81]-[.M81]" office:value-type="float" office:value="-0.11775369" calcext:value-type="float">
            <text:p>-0.117754</text:p>
          </table:table-cell>
          <table:table-cell table:style-name="ce17" office:value-type="float" office:value="-0.01473436" calcext:value-type="float">
            <text:p>-0.014734</text:p>
          </table:table-cell>
          <table:table-cell table:style-name="ce11" table:formula="of:=[.R81]-[.M81]" office:value-type="float" office:value="-0.13020536" calcext:value-type="float">
            <text:p>-0.130205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78: yz component of inertia matrix of link lwr_7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6" office:value-type="float" office:value="-0.0421391" calcext:value-type="float">
            <text:p>-0.042139</text:p>
          </table:table-cell>
          <table:table-cell table:style-name="ce11" table:formula="of:=[.C82]-[.B82]" office:value-type="float" office:value="-0.0421391" calcext:value-type="float">
            <text:p>-0.042139</text:p>
          </table:table-cell>
          <table:table-cell table:style-name="ce6" office:value-type="float" office:value="-0.04213916" calcext:value-type="float">
            <text:p>-0.042139</text:p>
          </table:table-cell>
          <table:table-cell table:style-name="ce11" table:formula="of:=[.E82]-[.B82]" office:value-type="float" office:value="-0.04213916" calcext:value-type="float">
            <text:p>-0.042139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G82]-[.B82]" office:value-type="float" office:value="0" calcext:value-type="float">
            <text:p>0.000000</text:p>
          </table:table-cell>
          <table:table-cell table:style-name="ce6" office:value-type="float" office:value="0" calcext:value-type="float">
            <text:p>0.000000</text:p>
          </table:table-cell>
          <table:table-cell table:style-name="ce11" table:formula="of:=[.I82]-[.B82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0223986" calcext:value-type="float">
            <text:p>0.022399</text:p>
          </table:table-cell>
          <table:table-cell table:style-name="ce17" office:value-type="float" office:value="0.0223986" calcext:value-type="float">
            <text:p>0.022399</text:p>
          </table:table-cell>
          <table:table-cell table:style-name="ce11" table:formula="of:=[.N82]-[.M82]" office:value-type="float" office:value="0" calcext:value-type="float">
            <text:p>0.000000</text:p>
          </table:table-cell>
          <table:table-cell table:style-name="ce17" office:value-type="float" office:value="0.0223986" calcext:value-type="float">
            <text:p>0.022399</text:p>
          </table:table-cell>
          <table:table-cell table:style-name="ce11" table:formula="of:=[.P82]-[.M82]" office:value-type="float" office:value="0" calcext:value-type="float">
            <text:p>0.000000</text:p>
          </table:table-cell>
          <table:table-cell table:style-name="ce17" office:value-type="float" office:value="0.0223986" calcext:value-type="float">
            <text:p>0.022399</text:p>
          </table:table-cell>
          <table:table-cell table:style-name="ce11" table:formula="of:=[.R82]-[.M82]" office:value-type="float" office:value="0" calcext:value-type="float">
            <text:p>0.000000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>
          <table:table-cell table:style-name="ce2" office:value-type="string" calcext:value-type="string">
            <text:p># 79: zz component of inertia matrix of link lwr_7_link</text:p>
          </table:table-cell>
          <table:table-cell table:style-name="ce4" office:value-type="float" office:value="0.05" calcext:value-type="float">
            <text:p>0.050000</text:p>
          </table:table-cell>
          <table:table-cell table:style-name="ce6" office:value-type="float" office:value="-0.05712504" calcext:value-type="float">
            <text:p>-0.057125</text:p>
          </table:table-cell>
          <table:table-cell table:style-name="ce11" table:formula="of:=[.C83]-[.B83]" office:value-type="float" office:value="-0.10712504" calcext:value-type="float">
            <text:p>-0.107125</text:p>
          </table:table-cell>
          <table:table-cell table:style-name="ce6" office:value-type="float" office:value="-0.05712512" calcext:value-type="float">
            <text:p>-0.057125</text:p>
          </table:table-cell>
          <table:table-cell table:style-name="ce11" table:formula="of:=[.E83]-[.B83]" office:value-type="float" office:value="-0.10712512" calcext:value-type="float">
            <text:p>-0.107125</text:p>
          </table:table-cell>
          <table:table-cell table:style-name="ce6" office:value-type="float" office:value="0.05" calcext:value-type="float">
            <text:p>0.050000</text:p>
          </table:table-cell>
          <table:table-cell table:style-name="ce11" table:formula="of:=[.G83]-[.B83]" office:value-type="float" office:value="0" calcext:value-type="float">
            <text:p>0.000000</text:p>
          </table:table-cell>
          <table:table-cell table:style-name="ce6" office:value-type="float" office:value="0.05" calcext:value-type="float">
            <text:p>0.050000</text:p>
          </table:table-cell>
          <table:table-cell table:style-name="ce11" table:formula="of:=[.I83]-[.B83]" office:value-type="float" office:value="0" calcext:value-type="float">
            <text:p>0.000000</text:p>
          </table:table-cell>
          <table:table-cell table:style-name="ce11"/>
          <table:table-cell table:style-name="ce4" office:value-type="float" office:value="0.05" calcext:value-type="float">
            <text:p>0.050000</text:p>
          </table:table-cell>
          <table:table-cell table:style-name="ce4" office:value-type="float" office:value="0.0952616" calcext:value-type="float">
            <text:p>0.095262</text:p>
          </table:table-cell>
          <table:table-cell table:style-name="ce17" office:value-type="float" office:value="0.04558755" calcext:value-type="float">
            <text:p>0.045588</text:p>
          </table:table-cell>
          <table:table-cell table:style-name="ce11" table:formula="of:=[.N83]-[.M83]" office:value-type="float" office:value="-0.04967405" calcext:value-type="float">
            <text:p>-0.049674</text:p>
          </table:table-cell>
          <table:table-cell table:style-name="ce17" office:value-type="float" office:value="0.0442104" calcext:value-type="float">
            <text:p>0.044210</text:p>
          </table:table-cell>
          <table:table-cell table:style-name="ce11" table:formula="of:=[.P83]-[.M83]" office:value-type="float" office:value="-0.0510512" calcext:value-type="float">
            <text:p>-0.051051</text:p>
          </table:table-cell>
          <table:table-cell table:style-name="ce17" office:value-type="float" office:value="0.05537899" calcext:value-type="float">
            <text:p>0.055379</text:p>
          </table:table-cell>
          <table:table-cell table:style-name="ce11" table:formula="of:=[.R83]-[.M83]" office:value-type="float" office:value="-0.03988261" calcext:value-type="float">
            <text:p>-0.039883</text:p>
          </table:table-cell>
          <table:table-cell table:style-name="ce17"/>
          <table:table-cell table:style-name="ce11"/>
          <table:table-cell table:style-name="ce18"/>
          <table:table-cell table:style-name="ce11"/>
        </table:table-row>
        <table:table-row table:style-name="ro3" table:number-rows-repeated="10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/>
          <table:table-cell table:style-name="ce3" table:number-columns-spanned="5" table:number-rows-spanned="1"/>
          <table:covered-table-cell table:number-columns-repeated="2" table:style-name="Default"/>
          <table:covered-table-cell table:number-columns-repeated="2" table:style-name="ce14"/>
          <table:table-cell/>
          <table:table-cell table:style-name="Default"/>
          <table:table-cell table:style-name="ce15" table:number-columns-spanned="2" table:number-rows-spanned="1"/>
          <table:covered-table-cell table:style-name="Default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/>
          <table:table-cell table:style-name="ce3" table:number-columns-repeated="4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 table:number-rows-repeated="11">
          <table:table-cell table:number-columns-repeated="23"/>
        </table:table-row>
        <table:table-row table:style-name="ro3">
          <table:table-cell table:number-columns-repeated="3"/>
          <table:table-cell table:style-name="ce13"/>
          <table:table-cell table:number-columns-repeated="19"/>
        </table:table-row>
        <table:table-row table:style-name="ro3" table:number-rows-repeated="78">
          <table:table-cell table:number-columns-repeated="23"/>
        </table:table-row>
        <table:table-row table:style-name="ro3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9"/>
          <table:table-cell table:style-name="Default"/>
          <table:table-cell table:style-name="ce9"/>
          <table:table-cell table:style-name="Default"/>
          <table:table-cell/>
          <table:table-cell table:style-name="Default"/>
          <table:table-cell table:style-name="ce9"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6"/>
        </table:table-row>
      </table:table>
      <table:named-expressions/>
      <table:database-ranges>
        <table:database-range table:name="__Anonymous_Sheet_DB__0" table:target-range-address="Sheet1.J4:Sheet1.J17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4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6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 style:data-style-name="N2" text:time-value="14:53:24.213040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4:43:43.180953230</meta:creation-date>
    <dc:date>2016-04-29T16:50:26.523182757</dc:date>
    <meta:editing-duration>P2DT5H21M10S</meta:editing-duration>
    <meta:editing-cycles>70</meta:editing-cycles>
    <meta:generator>LibreOffice/4.2.8.2$Linux_X86_64 LibreOffice_project/420m0$Build-2</meta:generator>
    <meta:document-statistic meta:table-count="1" meta:cell-count="1458" meta:object-count="0"/>
  </office:meta>
</office:document-meta>
</file>